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3.5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CM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3.017433091" calcext:value-type="float">
            <text:p>3,017433091</text:p>
          </table:table-cell>
          <table:table-cell office:value-type="float" office:value="2.584393061" calcext:value-type="float">
            <text:p>2,584393061</text:p>
          </table:table-cell>
          <table:table-cell office:value-type="float" office:value="2.428844268" calcext:value-type="float">
            <text:p>2,428844268</text:p>
          </table:table-cell>
          <table:table-cell office:value-type="float" office:value="2.465954762" calcext:value-type="float">
            <text:p>2,465954762</text:p>
          </table:table-cell>
          <table:table-cell office:value-type="float" office:value="2.423438624" calcext:value-type="float">
            <text:p>2,423438624</text:p>
          </table:table-cell>
          <table:table-cell office:value-type="float" office:value="2.459129542" calcext:value-type="float">
            <text:p>2,459129542</text:p>
          </table:table-cell>
          <table:table-cell office:value-type="float" office:value="3.229055132" calcext:value-type="float">
            <text:p>3,229055132</text:p>
          </table:table-cell>
          <table:table-cell office:value-type="float" office:value="2.823887777" calcext:value-type="float">
            <text:p>2,823887777</text:p>
          </table:table-cell>
          <table:table-cell office:value-type="float" office:value="2.452885563" calcext:value-type="float">
            <text:p>2,452885563</text:p>
          </table:table-cell>
          <table:table-cell office:value-type="float" office:value="2.416134933" calcext:value-type="float">
            <text:p>2,416134933</text:p>
          </table:table-cell>
          <table:table-cell/>
          <table:table-cell table:formula="of:=TRIMMEAN([.B2:.K2];0.2)" office:value-type="float" office:value="2.581995836" calcext:value-type="float">
            <text:p>2,581995836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3.056889489" calcext:value-type="float">
            <text:p>3,056889489</text:p>
          </table:table-cell>
          <table:table-cell office:value-type="float" office:value="2.652434839" calcext:value-type="float">
            <text:p>2,652434839</text:p>
          </table:table-cell>
          <table:table-cell office:value-type="float" office:value="2.63316166" calcext:value-type="float">
            <text:p>2,63316166</text:p>
          </table:table-cell>
          <table:table-cell office:value-type="float" office:value="2.651162536" calcext:value-type="float">
            <text:p>2,651162536</text:p>
          </table:table-cell>
          <table:table-cell office:value-type="float" office:value="2.616230325" calcext:value-type="float">
            <text:p>2,616230325</text:p>
          </table:table-cell>
          <table:table-cell office:value-type="float" office:value="2.643133653" calcext:value-type="float">
            <text:p>2,643133653</text:p>
          </table:table-cell>
          <table:table-cell office:value-type="float" office:value="2.63460629" calcext:value-type="float">
            <text:p>2,63460629</text:p>
          </table:table-cell>
          <table:table-cell office:value-type="float" office:value="2.629620601" calcext:value-type="float">
            <text:p>2,629620601</text:p>
          </table:table-cell>
          <table:table-cell office:value-type="float" office:value="2.578414138" calcext:value-type="float">
            <text:p>2,578414138</text:p>
          </table:table-cell>
          <table:table-cell office:value-type="float" office:value="2.522041885" calcext:value-type="float">
            <text:p>2,522041885</text:p>
          </table:table-cell>
          <table:table-cell/>
          <table:table-cell table:formula="of:=TRIMMEAN([.B3:.K3];0.2)" office:value-type="float" office:value="2.62984550525" calcext:value-type="float">
            <text:p>2,6298455053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42.67295317" calcext:value-type="float">
            <text:p>42,67295317</text:p>
          </table:table-cell>
          <table:table-cell office:value-type="float" office:value="36.667219535" calcext:value-type="float">
            <text:p>36,667219535</text:p>
          </table:table-cell>
          <table:table-cell office:value-type="float" office:value="38.229771352" calcext:value-type="float">
            <text:p>38,229771352</text:p>
          </table:table-cell>
          <table:table-cell office:value-type="float" office:value="36.577427521" calcext:value-type="float">
            <text:p>36,577427521</text:p>
          </table:table-cell>
          <table:table-cell office:value-type="float" office:value="38.331591635" calcext:value-type="float">
            <text:p>38,331591635</text:p>
          </table:table-cell>
          <table:table-cell office:value-type="float" office:value="36.454033339" calcext:value-type="float">
            <text:p>36,454033339</text:p>
          </table:table-cell>
          <table:table-cell office:value-type="float" office:value="37.034599478" calcext:value-type="float">
            <text:p>37,034599478</text:p>
          </table:table-cell>
          <table:table-cell office:value-type="float" office:value="37.57479064" calcext:value-type="float">
            <text:p>37,57479064</text:p>
          </table:table-cell>
          <table:table-cell office:value-type="float" office:value="34.796625357" calcext:value-type="float">
            <text:p>34,796625357</text:p>
          </table:table-cell>
          <table:table-cell office:value-type="float" office:value="34.534312798" calcext:value-type="float">
            <text:p>34,534312798</text:p>
          </table:table-cell>
          <table:table-cell/>
          <table:table-cell table:formula="of:=TRIMMEAN([.B4:.K4];0.2)" office:value-type="float" office:value="36.958257357125" calcext:value-type="float">
            <text:p>36,9582573571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20.819902665" calcext:value-type="float">
            <text:p>20,819902665</text:p>
          </table:table-cell>
          <table:table-cell office:value-type="float" office:value="16.58970529" calcext:value-type="float">
            <text:p>16,58970529</text:p>
          </table:table-cell>
          <table:table-cell office:value-type="float" office:value="16.691886982" calcext:value-type="float">
            <text:p>16,691886982</text:p>
          </table:table-cell>
          <table:table-cell office:value-type="float" office:value="17.885027672" calcext:value-type="float">
            <text:p>17,885027672</text:p>
          </table:table-cell>
          <table:table-cell office:value-type="float" office:value="17.607408435" calcext:value-type="float">
            <text:p>17,607408435</text:p>
          </table:table-cell>
          <table:table-cell office:value-type="float" office:value="16.486532794" calcext:value-type="float">
            <text:p>16,486532794</text:p>
          </table:table-cell>
          <table:table-cell office:value-type="float" office:value="16.518263534" calcext:value-type="float">
            <text:p>16,518263534</text:p>
          </table:table-cell>
          <table:table-cell office:value-type="float" office:value="16.46428231" calcext:value-type="float">
            <text:p>16,46428231</text:p>
          </table:table-cell>
          <table:table-cell office:value-type="float" office:value="16.090991009" calcext:value-type="float">
            <text:p>16,090991009</text:p>
          </table:table-cell>
          <table:table-cell office:value-type="float" office:value="15.749265432" calcext:value-type="float">
            <text:p>15,749265432</text:p>
          </table:table-cell>
          <table:table-cell/>
          <table:table-cell table:formula="of:=TRIMMEAN([.B5:.K5];0.2)" office:value-type="float" office:value="16.79176225325" calcext:value-type="float">
            <text:p>16,7917622533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4.632219368" calcext:value-type="float">
            <text:p>4,632219368</text:p>
          </table:table-cell>
          <table:table-cell office:value-type="float" office:value="4.323591844" calcext:value-type="float">
            <text:p>4,323591844</text:p>
          </table:table-cell>
          <table:table-cell office:value-type="float" office:value="4.329739894" calcext:value-type="float">
            <text:p>4,329739894</text:p>
          </table:table-cell>
          <table:table-cell office:value-type="float" office:value="4.307576025" calcext:value-type="float">
            <text:p>4,307576025</text:p>
          </table:table-cell>
          <table:table-cell office:value-type="float" office:value="4.332851344" calcext:value-type="float">
            <text:p>4,332851344</text:p>
          </table:table-cell>
          <table:table-cell office:value-type="float" office:value="5.226752029" calcext:value-type="float">
            <text:p>5,226752029</text:p>
          </table:table-cell>
          <table:table-cell office:value-type="float" office:value="5.358129893" calcext:value-type="float">
            <text:p>5,358129893</text:p>
          </table:table-cell>
          <table:table-cell office:value-type="float" office:value="4.311588288" calcext:value-type="float">
            <text:p>4,311588288</text:p>
          </table:table-cell>
          <table:table-cell office:value-type="float" office:value="4.21290151" calcext:value-type="float">
            <text:p>4,21290151</text:p>
          </table:table-cell>
          <table:table-cell office:value-type="float" office:value="4.112456748" calcext:value-type="float">
            <text:p>4,112456748</text:p>
          </table:table-cell>
          <table:table-cell/>
          <table:table-cell table:formula="of:=TRIMMEAN([.B6:.K6];0.2)" office:value-type="float" office:value="4.45965253775" calcext:value-type="float">
            <text:p>4,4596525378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62.477793213" calcext:value-type="float">
            <text:p>62,477793213</text:p>
          </table:table-cell>
          <table:table-cell office:value-type="float" office:value="57.689709046" calcext:value-type="float">
            <text:p>57,689709046</text:p>
          </table:table-cell>
          <table:table-cell office:value-type="float" office:value="58.161194627" calcext:value-type="float">
            <text:p>58,161194627</text:p>
          </table:table-cell>
          <table:table-cell office:value-type="float" office:value="57.215311718" calcext:value-type="float">
            <text:p>57,215311718</text:p>
          </table:table-cell>
          <table:table-cell office:value-type="float" office:value="58.24455901" calcext:value-type="float">
            <text:p>58,24455901</text:p>
          </table:table-cell>
          <table:table-cell office:value-type="float" office:value="57.872198096" calcext:value-type="float">
            <text:p>57,872198096</text:p>
          </table:table-cell>
          <table:table-cell office:value-type="float" office:value="57.863810416" calcext:value-type="float">
            <text:p>57,863810416</text:p>
          </table:table-cell>
          <table:table-cell office:value-type="float" office:value="57.056035206" calcext:value-type="float">
            <text:p>57,056035206</text:p>
          </table:table-cell>
          <table:table-cell office:value-type="float" office:value="54.442004761" calcext:value-type="float">
            <text:p>54,442004761</text:p>
          </table:table-cell>
          <table:table-cell office:value-type="float" office:value="54.411287354" calcext:value-type="float">
            <text:p>54,411287354</text:p>
          </table:table-cell>
          <table:table-cell/>
          <table:table-cell table:formula="of:=TRIMMEAN([.B7:.K7];0.2)" office:value-type="float" office:value="57.31810286" calcext:value-type="float">
            <text:p>57,3181028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34965826" calcext:value-type="float">
            <text:p>0,034965826</text:p>
          </table:table-cell>
          <table:table-cell office:value-type="float" office:value="0.001580364" calcext:value-type="float">
            <text:p>0,001580364</text:p>
          </table:table-cell>
          <table:table-cell office:value-type="float" office:value="0.001158505" calcext:value-type="float">
            <text:p>0,001158505</text:p>
          </table:table-cell>
          <table:table-cell office:value-type="float" office:value="0.001537464" calcext:value-type="float">
            <text:p>0,001537464</text:p>
          </table:table-cell>
          <table:table-cell office:value-type="float" office:value="0.001032799" calcext:value-type="float">
            <text:p>0,001032799</text:p>
          </table:table-cell>
          <table:table-cell table:style-name="ce1" office:value-type="float" office:value="0.00088507" calcext:value-type="float">
            <text:p>8,85E-004</text:p>
          </table:table-cell>
          <table:table-cell table:style-name="ce1" office:value-type="float" office:value="0.000832238" calcext:value-type="float">
            <text:p>8,32E-004</text:p>
          </table:table-cell>
          <table:table-cell table:style-name="ce1" office:value-type="float" office:value="0.000840933" calcext:value-type="float">
            <text:p>8,41E-004</text:p>
          </table:table-cell>
          <table:table-cell table:style-name="ce1" office:value-type="float" office:value="0.000852139" calcext:value-type="float">
            <text:p>8,52E-004</text:p>
          </table:table-cell>
          <table:table-cell office:value-type="float" office:value="0.8335" calcext:value-type="float">
            <text:p>0,8335</text:p>
          </table:table-cell>
          <table:table-cell/>
          <table:table-cell table:formula="of:=TRIMMEAN([.B9:.K9];0.2)" office:value-type="float" office:value="0.0053566375" calcext:value-type="float">
            <text:p>0,0053566375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0177682" calcext:value-type="float">
            <text:p>0,00177682</text:p>
          </table:table-cell>
          <table:table-cell table:style-name="ce1" office:value-type="float" office:value="0.000849812" calcext:value-type="float">
            <text:p>8,50E-004</text:p>
          </table:table-cell>
          <table:table-cell table:style-name="ce1" office:value-type="float" office:value="0.000726126" calcext:value-type="float">
            <text:p>7,26E-004</text:p>
          </table:table-cell>
          <table:table-cell table:style-name="ce1" office:value-type="float" office:value="0.000572653" calcext:value-type="float">
            <text:p>5,73E-004</text:p>
          </table:table-cell>
          <table:table-cell table:style-name="ce1" office:value-type="float" office:value="0.000580295" calcext:value-type="float">
            <text:p>5,80E-004</text:p>
          </table:table-cell>
          <table:table-cell office:value-type="float" office:value="0.001527334" calcext:value-type="float">
            <text:p>0,001527334</text:p>
          </table:table-cell>
          <table:table-cell table:style-name="ce1" office:value-type="float" office:value="0.000451445" calcext:value-type="float">
            <text:p>4,51E-004</text:p>
          </table:table-cell>
          <table:table-cell office:value-type="float" office:value="0.00150169" calcext:value-type="float">
            <text:p>0,00150169</text:p>
          </table:table-cell>
          <table:table-cell table:style-name="ce1" office:value-type="float" office:value="0.000468655" calcext:value-type="float">
            <text:p>4,69E-004</text:p>
          </table:table-cell>
          <table:table-cell table:style-name="ce1" office:value-type="float" office:value="0.000421674" calcext:value-type="float">
            <text:p>4,22E-004</text:p>
          </table:table-cell>
          <table:table-cell/>
          <table:table-cell table:formula="of:=TRIMMEAN([.B10:.K10];0.2)" office:value-type="float" office:value="0.00083475125" calcext:value-type="float">
            <text:p>0,0008347513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0171922" calcext:value-type="float">
            <text:p>0,00171922</text:p>
          </table:table-cell>
          <table:table-cell office:value-type="float" office:value="0.003404311" calcext:value-type="float">
            <text:p>0,003404311</text:p>
          </table:table-cell>
          <table:table-cell table:style-name="ce1" office:value-type="float" office:value="0.000561061" calcext:value-type="float">
            <text:p>5,61E-004</text:p>
          </table:table-cell>
          <table:table-cell table:style-name="ce1" office:value-type="float" office:value="0.000614696" calcext:value-type="float">
            <text:p>6,15E-004</text:p>
          </table:table-cell>
          <table:table-cell table:style-name="ce1" office:value-type="float" office:value="0.000552595" calcext:value-type="float">
            <text:p>5,53E-004</text:p>
          </table:table-cell>
          <table:table-cell office:value-type="float" office:value="0.001295237" calcext:value-type="float">
            <text:p>0,001295237</text:p>
          </table:table-cell>
          <table:table-cell table:style-name="ce1" office:value-type="float" office:value="0.000458765" calcext:value-type="float">
            <text:p>4,59E-004</text:p>
          </table:table-cell>
          <table:table-cell table:style-name="ce1" office:value-type="float" office:value="0.000661346" calcext:value-type="float">
            <text:p>6,61E-004</text:p>
          </table:table-cell>
          <table:table-cell table:style-name="ce1" office:value-type="float" office:value="0.000375647" calcext:value-type="float">
            <text:p>3,76E-004</text:p>
          </table:table-cell>
          <table:table-cell table:style-name="ce1" office:value-type="float" office:value="0.000418427" calcext:value-type="float">
            <text:p>4,18E-004</text:p>
          </table:table-cell>
          <table:table-cell/>
          <table:table-cell table:formula="of:=TRIMMEAN([.B11:.K11];0.2)" office:value-type="float" office:value="0.000785168375" calcext:value-type="float">
            <text:p>0,0007851684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01352472" calcext:value-type="float">
            <text:p>0,001352472</text:p>
          </table:table-cell>
          <table:table-cell office:value-type="float" office:value="0.001048353" calcext:value-type="float">
            <text:p>0,001048353</text:p>
          </table:table-cell>
          <table:table-cell table:style-name="ce1" office:value-type="float" office:value="0.000573927" calcext:value-type="float">
            <text:p>5,74E-004</text:p>
          </table:table-cell>
          <table:table-cell table:style-name="ce1" office:value-type="float" office:value="0.000634179" calcext:value-type="float">
            <text:p>6,34E-004</text:p>
          </table:table-cell>
          <table:table-cell table:style-name="ce1" office:value-type="float" office:value="0.00080973" calcext:value-type="float">
            <text:p>8,10E-004</text:p>
          </table:table-cell>
          <table:table-cell table:style-name="ce1" office:value-type="float" office:value="0.000572309" calcext:value-type="float">
            <text:p>5,72E-004</text:p>
          </table:table-cell>
          <table:table-cell table:style-name="ce1" office:value-type="float" office:value="0.000417738" calcext:value-type="float">
            <text:p>4,18E-004</text:p>
          </table:table-cell>
          <table:table-cell table:style-name="ce1" office:value-type="float" office:value="0.000450953" calcext:value-type="float">
            <text:p>4,51E-004</text:p>
          </table:table-cell>
          <table:table-cell table:style-name="ce1" office:value-type="float" office:value="0.000420325" calcext:value-type="float">
            <text:p>4,20E-004</text:p>
          </table:table-cell>
          <table:table-cell table:style-name="ce1" office:value-type="float" office:value="0.000330009" calcext:value-type="float">
            <text:p>3,30E-004</text:p>
          </table:table-cell>
          <table:table-cell/>
          <table:table-cell table:formula="of:=TRIMMEAN([.B12:.K12];0.2)" office:value-type="float" office:value="0.00061593925" calcext:value-type="float">
            <text:p>0,0006159393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130077" calcext:value-type="float">
            <text:p>0,00130077</text:p>
          </table:table-cell>
          <table:table-cell table:style-name="ce1" office:value-type="float" office:value="0.000754101" calcext:value-type="float">
            <text:p>7,54E-004</text:p>
          </table:table-cell>
          <table:table-cell office:value-type="float" office:value="0.001255264" calcext:value-type="float">
            <text:p>0,001255264</text:p>
          </table:table-cell>
          <table:table-cell table:style-name="ce1" office:value-type="float" office:value="0.000586781" calcext:value-type="float">
            <text:p>5,87E-004</text:p>
          </table:table-cell>
          <table:table-cell table:style-name="ce1" office:value-type="float" office:value="0.000582101" calcext:value-type="float">
            <text:p>5,82E-004</text:p>
          </table:table-cell>
          <table:table-cell table:style-name="ce1" office:value-type="float" office:value="0.000445185" calcext:value-type="float">
            <text:p>4,45E-004</text:p>
          </table:table-cell>
          <table:table-cell table:style-name="ce1" office:value-type="float" office:value="0.000357585" calcext:value-type="float">
            <text:p>3,58E-004</text:p>
          </table:table-cell>
          <table:table-cell table:style-name="ce1" office:value-type="float" office:value="0.000338838" calcext:value-type="float">
            <text:p>3,39E-004</text:p>
          </table:table-cell>
          <table:table-cell table:style-name="ce1" office:value-type="float" office:value="0.000386167" calcext:value-type="float">
            <text:p>3,86E-004</text:p>
          </table:table-cell>
          <table:table-cell table:style-name="ce1" office:value-type="float" office:value="0.000380815" calcext:value-type="float">
            <text:p>3,81E-004</text:p>
          </table:table-cell>
          <table:table-cell/>
          <table:table-cell table:formula="of:=TRIMMEAN([.B13:.K13];0.2)" office:value-type="float" office:value="0.000593499875" calcext:value-type="float">
            <text:p>0,0005934999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1233967" calcext:value-type="float">
            <text:p>0,001233967</text:p>
          </table:table-cell>
          <table:table-cell table:style-name="ce1" office:value-type="float" office:value="0.000690144" calcext:value-type="float">
            <text:p>6,90E-004</text:p>
          </table:table-cell>
          <table:table-cell office:value-type="float" office:value="0.006993544" calcext:value-type="float">
            <text:p>0,006993544</text:p>
          </table:table-cell>
          <table:table-cell table:style-name="ce1" office:value-type="float" office:value="0.000516352" calcext:value-type="float">
            <text:p>5,16E-004</text:p>
          </table:table-cell>
          <table:table-cell table:style-name="ce1" office:value-type="float" office:value="0.000520162" calcext:value-type="float">
            <text:p>5,20E-004</text:p>
          </table:table-cell>
          <table:table-cell table:style-name="ce1" office:value-type="float" office:value="0.000526008" calcext:value-type="float">
            <text:p>5,26E-004</text:p>
          </table:table-cell>
          <table:table-cell table:style-name="ce1" office:value-type="float" office:value="0.000385627" calcext:value-type="float">
            <text:p>3,86E-004</text:p>
          </table:table-cell>
          <table:table-cell table:style-name="ce1" office:value-type="float" office:value="0.000362837" calcext:value-type="float">
            <text:p>3,63E-004</text:p>
          </table:table-cell>
          <table:table-cell table:style-name="ce1" office:value-type="float" office:value="0.000363594" calcext:value-type="float">
            <text:p>3,64E-004</text:p>
          </table:table-cell>
          <table:table-cell table:style-name="ce1" office:value-type="float" office:value="0.000396504" calcext:value-type="float">
            <text:p>3,97E-004</text:p>
          </table:table-cell>
          <table:table-cell/>
          <table:table-cell table:formula="of:=TRIMMEAN([.B14:.K14];0.2)" office:value-type="float" office:value="0.00057904475" calcext:value-type="float">
            <text:p>0,0005790448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1371852" calcext:value-type="float">
            <text:p>0,001371852</text:p>
          </table:table-cell>
          <table:table-cell table:style-name="ce1" office:value-type="float" office:value="0.000622323" calcext:value-type="float">
            <text:p>6,22E-004</text:p>
          </table:table-cell>
          <table:table-cell office:value-type="float" office:value="0.002375671" calcext:value-type="float">
            <text:p>0,002375671</text:p>
          </table:table-cell>
          <table:table-cell office:value-type="float" office:value="0.001006571" calcext:value-type="float">
            <text:p>0,001006571</text:p>
          </table:table-cell>
          <table:table-cell table:style-name="ce1" office:value-type="float" office:value="0.000524315" calcext:value-type="float">
            <text:p>5,24E-004</text:p>
          </table:table-cell>
          <table:table-cell table:style-name="ce1" office:value-type="float" office:value="0.000387028" calcext:value-type="float">
            <text:p>3,87E-004</text:p>
          </table:table-cell>
          <table:table-cell table:style-name="ce1" office:value-type="float" office:value="0.00040231" calcext:value-type="float">
            <text:p>4,02E-004</text:p>
          </table:table-cell>
          <table:table-cell table:style-name="ce1" office:value-type="float" office:value="0.000415938" calcext:value-type="float">
            <text:p>4,16E-004</text:p>
          </table:table-cell>
          <table:table-cell table:style-name="ce1" office:value-type="float" office:value="0.00040847" calcext:value-type="float">
            <text:p>4,08E-004</text:p>
          </table:table-cell>
          <table:table-cell table:style-name="ce1" office:value-type="float" office:value="0.000354087" calcext:value-type="float">
            <text:p>3,54E-004</text:p>
          </table:table-cell>
          <table:table-cell/>
          <table:table-cell table:formula="of:=TRIMMEAN([.B15:.K15];0.2)" office:value-type="float" office:value="0.000642350875" calcext:value-type="float">
            <text:p>0,0006423509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1368665" calcext:value-type="float">
            <text:p>0,001368665</text:p>
          </table:table-cell>
          <table:table-cell table:style-name="ce1" office:value-type="float" office:value="0.000638448" calcext:value-type="float">
            <text:p>6,38E-004</text:p>
          </table:table-cell>
          <table:table-cell office:value-type="float" office:value="0.002088658" calcext:value-type="float">
            <text:p>0,002088658</text:p>
          </table:table-cell>
          <table:table-cell table:style-name="ce1" office:value-type="float" office:value="0.000669846" calcext:value-type="float">
            <text:p>6,70E-004</text:p>
          </table:table-cell>
          <table:table-cell table:style-name="ce1" office:value-type="float" office:value="0.000590989" calcext:value-type="float">
            <text:p>5,91E-004</text:p>
          </table:table-cell>
          <table:table-cell table:style-name="ce1" office:value-type="float" office:value="0.4619" calcext:value-type="float">
            <text:p>4,62E-001</text:p>
          </table:table-cell>
          <table:table-cell table:style-name="ce1" office:value-type="float" office:value="0.000512293" calcext:value-type="float">
            <text:p>5,12E-004</text:p>
          </table:table-cell>
          <table:table-cell table:style-name="ce1" office:value-type="float" office:value="0.000367396" calcext:value-type="float">
            <text:p>3,67E-004</text:p>
          </table:table-cell>
          <table:table-cell table:style-name="ce1" office:value-type="float" office:value="0.000470998" calcext:value-type="float">
            <text:p>4,71E-004</text:p>
          </table:table-cell>
          <table:table-cell table:style-name="ce1" office:value-type="float" office:value="0.00038286" calcext:value-type="float">
            <text:p>3,83E-004</text:p>
          </table:table-cell>
          <table:table-cell/>
          <table:table-cell table:formula="of:=TRIMMEAN([.B16:.K16];0.2)" office:value-type="float" office:value="0.000840344625" calcext:value-type="float">
            <text:p>0,0008403446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1246563" calcext:value-type="float">
            <text:p>0,001246563</text:p>
          </table:table-cell>
          <table:table-cell table:style-name="ce1" office:value-type="float" office:value="0.000572624" calcext:value-type="float">
            <text:p>5,73E-004</text:p>
          </table:table-cell>
          <table:table-cell office:value-type="float" office:value="0.001713918" calcext:value-type="float">
            <text:p>0,001713918</text:p>
          </table:table-cell>
          <table:table-cell table:style-name="ce1" office:value-type="float" office:value="0.000568414" calcext:value-type="float">
            <text:p>5,68E-004</text:p>
          </table:table-cell>
          <table:table-cell office:value-type="float" office:value="0.00148277" calcext:value-type="float">
            <text:p>0,00148277</text:p>
          </table:table-cell>
          <table:table-cell table:style-name="ce1" office:value-type="float" office:value="0.000449222" calcext:value-type="float">
            <text:p>4,49E-004</text:p>
          </table:table-cell>
          <table:table-cell table:style-name="ce1" office:value-type="float" office:value="0.000411883" calcext:value-type="float">
            <text:p>4,12E-004</text:p>
          </table:table-cell>
          <table:table-cell table:style-name="ce1" office:value-type="float" office:value="0.000362372" calcext:value-type="float">
            <text:p>3,62E-004</text:p>
          </table:table-cell>
          <table:table-cell table:style-name="ce1" office:value-type="float" office:value="0.000628582" calcext:value-type="float">
            <text:p>6,29E-004</text:p>
          </table:table-cell>
          <table:table-cell table:style-name="ce1" office:value-type="float" office:value="0.00034762" calcext:value-type="float">
            <text:p>3,48E-004</text:p>
          </table:table-cell>
          <table:table-cell/>
          <table:table-cell table:formula="of:=TRIMMEAN([.B17:.K17];0.2)" office:value-type="float" office:value="0.00071530375" calcext:value-type="float">
            <text:p>0,0007153038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1125352" calcext:value-type="float">
            <text:p>0,001125352</text:p>
          </table:table-cell>
          <table:table-cell table:style-name="ce1" office:value-type="float" office:value="0.000647198" calcext:value-type="float">
            <text:p>6,47E-004</text:p>
          </table:table-cell>
          <table:table-cell table:style-name="ce1" office:value-type="float" office:value="0.000879035" calcext:value-type="float">
            <text:p>8,79E-004</text:p>
          </table:table-cell>
          <table:table-cell table:style-name="ce1" office:value-type="float" office:value="0.000560799" calcext:value-type="float">
            <text:p>5,61E-004</text:p>
          </table:table-cell>
          <table:table-cell table:style-name="ce1" office:value-type="float" office:value="0.000644639" calcext:value-type="float">
            <text:p>6,45E-004</text:p>
          </table:table-cell>
          <table:table-cell table:style-name="ce1" office:value-type="float" office:value="0.000531378" calcext:value-type="float">
            <text:p>5,31E-004</text:p>
          </table:table-cell>
          <table:table-cell table:style-name="ce1" office:value-type="float" office:value="0.000487545" calcext:value-type="float">
            <text:p>4,88E-004</text:p>
          </table:table-cell>
          <table:table-cell table:style-name="ce1" office:value-type="float" office:value="0.000349912" calcext:value-type="float">
            <text:p>3,50E-004</text:p>
          </table:table-cell>
          <table:table-cell table:style-name="ce1" office:value-type="float" office:value="0.000352701" calcext:value-type="float">
            <text:p>3,53E-004</text:p>
          </table:table-cell>
          <table:table-cell table:style-name="ce1" office:value-type="float" office:value="0.000418741" calcext:value-type="float">
            <text:p>4,19E-004</text:p>
          </table:table-cell>
          <table:table-cell/>
          <table:table-cell table:formula="of:=TRIMMEAN([.B18:.K18];0.2)" office:value-type="float" office:value="0.0005652545" calcext:value-type="float">
            <text:p>0,0005652545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office:value-type="float" office:value="0.007828041" calcext:value-type="float">
            <text:p>0,007828041</text:p>
          </table:table-cell>
          <table:table-cell office:value-type="float" office:value="0.001886258" calcext:value-type="float">
            <text:p>0,001886258</text:p>
          </table:table-cell>
          <table:table-cell office:value-type="float" office:value="0.001387928" calcext:value-type="float">
            <text:p>0,001387928</text:p>
          </table:table-cell>
          <table:table-cell office:value-type="float" office:value="0.001307085" calcext:value-type="float">
            <text:p>0,001307085</text:p>
          </table:table-cell>
          <table:table-cell office:value-type="float" office:value="0.001256731" calcext:value-type="float">
            <text:p>0,001256731</text:p>
          </table:table-cell>
          <table:table-cell office:value-type="float" office:value="0.001330787" calcext:value-type="float">
            <text:p>0,001330787</text:p>
          </table:table-cell>
          <table:table-cell office:value-type="float" office:value="0.001088835" calcext:value-type="float">
            <text:p>0,001088835</text:p>
          </table:table-cell>
          <table:table-cell office:value-type="float" office:value="0.001283879" calcext:value-type="float">
            <text:p>0,001283879</text:p>
          </table:table-cell>
          <table:table-cell office:value-type="float" office:value="0.001180258" calcext:value-type="float">
            <text:p>0,001180258</text:p>
          </table:table-cell>
          <table:table-cell office:value-type="float" office:value="0.001140866" calcext:value-type="float">
            <text:p>0,001140866</text:p>
          </table:table-cell>
          <table:table-cell/>
          <table:table-cell table:formula="of:=TRIMMEAN([.B19:.K19];0.2)" office:value-type="float" office:value="0.001346724" calcext:value-type="float">
            <text:p>0,001346724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office:value-type="float" office:value="0.031350069" calcext:value-type="float">
            <text:p>0,031350069</text:p>
          </table:table-cell>
          <table:table-cell office:value-type="float" office:value="0.00312058" calcext:value-type="float">
            <text:p>0,00312058</text:p>
          </table:table-cell>
          <table:table-cell office:value-type="float" office:value="0.001934287" calcext:value-type="float">
            <text:p>0,001934287</text:p>
          </table:table-cell>
          <table:table-cell office:value-type="float" office:value="0.001521389" calcext:value-type="float">
            <text:p>0,001521389</text:p>
          </table:table-cell>
          <table:table-cell office:value-type="float" office:value="0.001368089" calcext:value-type="float">
            <text:p>0,001368089</text:p>
          </table:table-cell>
          <table:table-cell office:value-type="float" office:value="0.00154893" calcext:value-type="float">
            <text:p>0,00154893</text:p>
          </table:table-cell>
          <table:table-cell office:value-type="float" office:value="0.001246687" calcext:value-type="float">
            <text:p>0,001246687</text:p>
          </table:table-cell>
          <table:table-cell office:value-type="float" office:value="0.001852584" calcext:value-type="float">
            <text:p>0,001852584</text:p>
          </table:table-cell>
          <table:table-cell office:value-type="float" office:value="0.001739044" calcext:value-type="float">
            <text:p>0,001739044</text:p>
          </table:table-cell>
          <table:table-cell office:value-type="float" office:value="0.001779234" calcext:value-type="float">
            <text:p>0,001779234</text:p>
          </table:table-cell>
          <table:table-cell/>
          <table:table-cell table:formula="of:=TRIMMEAN([.B20:.K20];0.2)" office:value-type="float" office:value="0.001858017125" calcext:value-type="float">
            <text:p>0,0018580171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office:value-type="float" office:value="0.086183648" calcext:value-type="float">
            <text:p>0,086183648</text:p>
          </table:table-cell>
          <table:table-cell office:value-type="float" office:value="0.005638858" calcext:value-type="float">
            <text:p>0,005638858</text:p>
          </table:table-cell>
          <table:table-cell office:value-type="float" office:value="0.001940431" calcext:value-type="float">
            <text:p>0,001940431</text:p>
          </table:table-cell>
          <table:table-cell office:value-type="float" office:value="0.002132289" calcext:value-type="float">
            <text:p>0,002132289</text:p>
          </table:table-cell>
          <table:table-cell office:value-type="float" office:value="0.001969631" calcext:value-type="float">
            <text:p>0,001969631</text:p>
          </table:table-cell>
          <table:table-cell office:value-type="float" office:value="0.001724996" calcext:value-type="float">
            <text:p>0,001724996</text:p>
          </table:table-cell>
          <table:table-cell office:value-type="float" office:value="0.001358969" calcext:value-type="float">
            <text:p>0,001358969</text:p>
          </table:table-cell>
          <table:table-cell office:value-type="float" office:value="0.02501676" calcext:value-type="float">
            <text:p>0,02501676</text:p>
          </table:table-cell>
          <table:table-cell office:value-type="float" office:value="0.031477298" calcext:value-type="float">
            <text:p>0,031477298</text:p>
          </table:table-cell>
          <table:table-cell office:value-type="float" office:value="0.010244628" calcext:value-type="float">
            <text:p>0,010244628</text:p>
          </table:table-cell>
          <table:table-cell/>
          <table:table-cell table:formula="of:=TRIMMEAN([.B21:.K21];0.2)" office:value-type="float" office:value="0.010018111375" calcext:value-type="float">
            <text:p>0,0100181114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office:value-type="float" office:value="0.110152604" calcext:value-type="float">
            <text:p>0,110152604</text:p>
          </table:table-cell>
          <table:table-cell office:value-type="float" office:value="0.002359554" calcext:value-type="float">
            <text:p>0,002359554</text:p>
          </table:table-cell>
          <table:table-cell office:value-type="float" office:value="0.013092519" calcext:value-type="float">
            <text:p>0,013092519</text:p>
          </table:table-cell>
          <table:table-cell office:value-type="float" office:value="0.001815177" calcext:value-type="float">
            <text:p>0,001815177</text:p>
          </table:table-cell>
          <table:table-cell office:value-type="float" office:value="0.001486795" calcext:value-type="float">
            <text:p>0,001486795</text:p>
          </table:table-cell>
          <table:table-cell office:value-type="float" office:value="0.001948193" calcext:value-type="float">
            <text:p>0,001948193</text:p>
          </table:table-cell>
          <table:table-cell office:value-type="float" office:value="0.001276938" calcext:value-type="float">
            <text:p>0,001276938</text:p>
          </table:table-cell>
          <table:table-cell office:value-type="float" office:value="0.01666274" calcext:value-type="float">
            <text:p>0,01666274</text:p>
          </table:table-cell>
          <table:table-cell office:value-type="float" office:value="0.027536446" calcext:value-type="float">
            <text:p>0,027536446</text:p>
          </table:table-cell>
          <table:table-cell office:value-type="float" office:value="0.011878891" calcext:value-type="float">
            <text:p>0,011878891</text:p>
          </table:table-cell>
          <table:table-cell/>
          <table:table-cell table:formula="of:=TRIMMEAN([.B22:.K22];0.2)" office:value-type="float" office:value="0.009597539375" calcext:value-type="float">
            <text:p>0,0095975394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office:value-type="float" office:value="0.070181594" calcext:value-type="float">
            <text:p>0,070181594</text:p>
          </table:table-cell>
          <table:table-cell office:value-type="float" office:value="0.00218507" calcext:value-type="float">
            <text:p>0,00218507</text:p>
          </table:table-cell>
          <table:table-cell office:value-type="float" office:value="0.002210751" calcext:value-type="float">
            <text:p>0,002210751</text:p>
          </table:table-cell>
          <table:table-cell office:value-type="float" office:value="0.002085996" calcext:value-type="float">
            <text:p>0,002085996</text:p>
          </table:table-cell>
          <table:table-cell office:value-type="float" office:value="0.001796624" calcext:value-type="float">
            <text:p>0,001796624</text:p>
          </table:table-cell>
          <table:table-cell office:value-type="float" office:value="0.010582589" calcext:value-type="float">
            <text:p>0,010582589</text:p>
          </table:table-cell>
          <table:table-cell office:value-type="float" office:value="0.001338153" calcext:value-type="float">
            <text:p>0,001338153</text:p>
          </table:table-cell>
          <table:table-cell office:value-type="float" office:value="0.008685667" calcext:value-type="float">
            <text:p>0,008685667</text:p>
          </table:table-cell>
          <table:table-cell office:value-type="float" office:value="0.004512175" calcext:value-type="float">
            <text:p>0,004512175</text:p>
          </table:table-cell>
          <table:table-cell office:value-type="float" office:value="0.004034234" calcext:value-type="float">
            <text:p>0,004034234</text:p>
          </table:table-cell>
          <table:table-cell/>
          <table:table-cell table:formula="of:=TRIMMEAN([.B23:.K23];0.2)" office:value-type="float" office:value="0.00451163825" calcext:value-type="float">
            <text:p>0,0045116383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06207039" calcext:value-type="float">
            <text:p>0,006207039</text:p>
          </table:table-cell>
          <table:table-cell office:value-type="float" office:value="0.002330002" calcext:value-type="float">
            <text:p>0,002330002</text:p>
          </table:table-cell>
          <table:table-cell office:value-type="float" office:value="0.002045916" calcext:value-type="float">
            <text:p>0,002045916</text:p>
          </table:table-cell>
          <table:table-cell office:value-type="float" office:value="0.007160485" calcext:value-type="float">
            <text:p>0,007160485</text:p>
          </table:table-cell>
          <table:table-cell office:value-type="float" office:value="0.001889536" calcext:value-type="float">
            <text:p>0,001889536</text:p>
          </table:table-cell>
          <table:table-cell office:value-type="float" office:value="0.001891125" calcext:value-type="float">
            <text:p>0,001891125</text:p>
          </table:table-cell>
          <table:table-cell office:value-type="float" office:value="0.00151762" calcext:value-type="float">
            <text:p>0,00151762</text:p>
          </table:table-cell>
          <table:table-cell office:value-type="float" office:value="0.038357243" calcext:value-type="float">
            <text:p>0,038357243</text:p>
          </table:table-cell>
          <table:table-cell office:value-type="float" office:value="0.001509239" calcext:value-type="float">
            <text:p>0,001509239</text:p>
          </table:table-cell>
          <table:table-cell office:value-type="float" office:value="0.001419192" calcext:value-type="float">
            <text:p>0,001419192</text:p>
          </table:table-cell>
          <table:table-cell/>
          <table:table-cell table:formula="of:=TRIMMEAN([.B24:.K24];0.2)" office:value-type="float" office:value="0.00306887025" calcext:value-type="float">
            <text:p>0,0030688703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02828532" calcext:value-type="float">
            <text:p>0,002828532</text:p>
          </table:table-cell>
          <table:table-cell office:value-type="float" office:value="0.002447829" calcext:value-type="float">
            <text:p>0,002447829</text:p>
          </table:table-cell>
          <table:table-cell office:value-type="float" office:value="0.002271461" calcext:value-type="float">
            <text:p>0,002271461</text:p>
          </table:table-cell>
          <table:table-cell office:value-type="float" office:value="0.004690891" calcext:value-type="float">
            <text:p>0,004690891</text:p>
          </table:table-cell>
          <table:table-cell office:value-type="float" office:value="0.001952099" calcext:value-type="float">
            <text:p>0,001952099</text:p>
          </table:table-cell>
          <table:table-cell office:value-type="float" office:value="0.002325993" calcext:value-type="float">
            <text:p>0,002325993</text:p>
          </table:table-cell>
          <table:table-cell office:value-type="float" office:value="0.001766527" calcext:value-type="float">
            <text:p>0,001766527</text:p>
          </table:table-cell>
          <table:table-cell office:value-type="float" office:value="0.001328079" calcext:value-type="float">
            <text:p>0,001328079</text:p>
          </table:table-cell>
          <table:table-cell office:value-type="float" office:value="0.00108869" calcext:value-type="float">
            <text:p>0,00108869</text:p>
          </table:table-cell>
          <table:table-cell office:value-type="float" office:value="0.001867153" calcext:value-type="float">
            <text:p>0,001867153</text:p>
          </table:table-cell>
          <table:table-cell/>
          <table:table-cell table:formula="of:=TRIMMEAN([.B25:.K25];0.2)" office:value-type="float" office:value="0.002098459125" calcext:value-type="float">
            <text:p>0,0020984591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7805756" calcext:value-type="float">
            <text:p>0,007805756</text:p>
          </table:table-cell>
          <table:table-cell office:value-type="float" office:value="0.00210761" calcext:value-type="float">
            <text:p>0,00210761</text:p>
          </table:table-cell>
          <table:table-cell office:value-type="float" office:value="0.001964913" calcext:value-type="float">
            <text:p>0,001964913</text:p>
          </table:table-cell>
          <table:table-cell office:value-type="float" office:value="0.002251377" calcext:value-type="float">
            <text:p>0,002251377</text:p>
          </table:table-cell>
          <table:table-cell office:value-type="float" office:value="0.001647177" calcext:value-type="float">
            <text:p>0,001647177</text:p>
          </table:table-cell>
          <table:table-cell office:value-type="float" office:value="0.001756548" calcext:value-type="float">
            <text:p>0,001756548</text:p>
          </table:table-cell>
          <table:table-cell office:value-type="float" office:value="0.001387258" calcext:value-type="float">
            <text:p>0,001387258</text:p>
          </table:table-cell>
          <table:table-cell office:value-type="float" office:value="0.019271056" calcext:value-type="float">
            <text:p>0,019271056</text:p>
          </table:table-cell>
          <table:table-cell table:style-name="ce1" office:value-type="float" office:value="0.000943756" calcext:value-type="float">
            <text:p>9,44E-004</text:p>
          </table:table-cell>
          <table:table-cell table:style-name="ce1" office:value-type="float" office:value="0.000994674" calcext:value-type="float">
            <text:p>9,95E-004</text:p>
          </table:table-cell>
          <table:table-cell/>
          <table:table-cell table:formula="of:=TRIMMEAN([.B26:.K26];0.2)" office:value-type="float" office:value="0.002489414125" calcext:value-type="float">
            <text:p>0,0024894141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112278559" calcext:value-type="float">
            <text:p>0,112278559</text:p>
          </table:table-cell>
          <table:table-cell office:value-type="float" office:value="0.005493437" calcext:value-type="float">
            <text:p>0,005493437</text:p>
          </table:table-cell>
          <table:table-cell office:value-type="float" office:value="0.002018045" calcext:value-type="float">
            <text:p>0,002018045</text:p>
          </table:table-cell>
          <table:table-cell office:value-type="float" office:value="0.0075095" calcext:value-type="float">
            <text:p>0,0075095</text:p>
          </table:table-cell>
          <table:table-cell office:value-type="float" office:value="0.001678401" calcext:value-type="float">
            <text:p>0,001678401</text:p>
          </table:table-cell>
          <table:table-cell office:value-type="float" office:value="0.002730078" calcext:value-type="float">
            <text:p>0,002730078</text:p>
          </table:table-cell>
          <table:table-cell office:value-type="float" office:value="0.001412107" calcext:value-type="float">
            <text:p>0,001412107</text:p>
          </table:table-cell>
          <table:table-cell office:value-type="float" office:value="0.003392344" calcext:value-type="float">
            <text:p>0,003392344</text:p>
          </table:table-cell>
          <table:table-cell office:value-type="float" office:value="0.010020273" calcext:value-type="float">
            <text:p>0,010020273</text:p>
          </table:table-cell>
          <table:table-cell office:value-type="float" office:value="0.004946446" calcext:value-type="float">
            <text:p>0,004946446</text:p>
          </table:table-cell>
          <table:table-cell/>
          <table:table-cell table:formula="of:=TRIMMEAN([.B27:.K27];0.2)" office:value-type="float" office:value="0.0047235655" calcext:value-type="float">
            <text:p>0,0047235655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100606401" calcext:value-type="float">
            <text:p>0,100606401</text:p>
          </table:table-cell>
          <table:table-cell office:value-type="float" office:value="0.005224343" calcext:value-type="float">
            <text:p>0,005224343</text:p>
          </table:table-cell>
          <table:table-cell office:value-type="float" office:value="0.001774444" calcext:value-type="float">
            <text:p>0,001774444</text:p>
          </table:table-cell>
          <table:table-cell office:value-type="float" office:value="0.001755971" calcext:value-type="float">
            <text:p>0,001755971</text:p>
          </table:table-cell>
          <table:table-cell office:value-type="float" office:value="0.001719606" calcext:value-type="float">
            <text:p>0,001719606</text:p>
          </table:table-cell>
          <table:table-cell office:value-type="float" office:value="0.002266556" calcext:value-type="float">
            <text:p>0,002266556</text:p>
          </table:table-cell>
          <table:table-cell office:value-type="float" office:value="0.001302845" calcext:value-type="float">
            <text:p>0,001302845</text:p>
          </table:table-cell>
          <table:table-cell office:value-type="float" office:value="0.029822832" calcext:value-type="float">
            <text:p>0,029822832</text:p>
          </table:table-cell>
          <table:table-cell office:value-type="float" office:value="0.023530647" calcext:value-type="float">
            <text:p>0,023530647</text:p>
          </table:table-cell>
          <table:table-cell office:value-type="float" office:value="0.011789616" calcext:value-type="float">
            <text:p>0,011789616</text:p>
          </table:table-cell>
          <table:table-cell/>
          <table:table-cell table:formula="of:=TRIMMEAN([.B28:.K28];0.2)" office:value-type="float" office:value="0.009735501875" calcext:value-type="float">
            <text:p>0,0097355019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22650008" calcext:value-type="float">
            <text:p>0,22650008</text:p>
          </table:table-cell>
          <table:table-cell office:value-type="float" office:value="0.002308335" calcext:value-type="float">
            <text:p>0,002308335</text:p>
          </table:table-cell>
          <table:table-cell office:value-type="float" office:value="0.001896301" calcext:value-type="float">
            <text:p>0,001896301</text:p>
          </table:table-cell>
          <table:table-cell office:value-type="float" office:value="0.002132358" calcext:value-type="float">
            <text:p>0,002132358</text:p>
          </table:table-cell>
          <table:table-cell office:value-type="float" office:value="0.001800873" calcext:value-type="float">
            <text:p>0,001800873</text:p>
          </table:table-cell>
          <table:table-cell office:value-type="float" office:value="0.001707637" calcext:value-type="float">
            <text:p>0,001707637</text:p>
          </table:table-cell>
          <table:table-cell office:value-type="float" office:value="0.001558235" calcext:value-type="float">
            <text:p>0,001558235</text:p>
          </table:table-cell>
          <table:table-cell office:value-type="float" office:value="0.016646511" calcext:value-type="float">
            <text:p>0,016646511</text:p>
          </table:table-cell>
          <table:table-cell office:value-type="float" office:value="0.024598312" calcext:value-type="float">
            <text:p>0,024598312</text:p>
          </table:table-cell>
          <table:table-cell office:value-type="float" office:value="0.008974221" calcext:value-type="float">
            <text:p>0,008974221</text:p>
          </table:table-cell>
          <table:table-cell/>
          <table:table-cell table:formula="of:=TRIMMEAN([.B29:.K29];0.2)" office:value-type="float" office:value="0.0075080685" calcext:value-type="float">
            <text:p>0,0075080685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200367836" calcext:value-type="float">
            <text:p>0,200367836</text:p>
          </table:table-cell>
          <table:table-cell office:value-type="float" office:value="0.001995909" calcext:value-type="float">
            <text:p>0,001995909</text:p>
          </table:table-cell>
          <table:table-cell office:value-type="float" office:value="0.001886239" calcext:value-type="float">
            <text:p>0,001886239</text:p>
          </table:table-cell>
          <table:table-cell office:value-type="float" office:value="0.001703909" calcext:value-type="float">
            <text:p>0,001703909</text:p>
          </table:table-cell>
          <table:table-cell office:value-type="float" office:value="0.001636886" calcext:value-type="float">
            <text:p>0,001636886</text:p>
          </table:table-cell>
          <table:table-cell office:value-type="float" office:value="0.001936645" calcext:value-type="float">
            <text:p>0,001936645</text:p>
          </table:table-cell>
          <table:table-cell office:value-type="float" office:value="0.001545601" calcext:value-type="float">
            <text:p>0,001545601</text:p>
          </table:table-cell>
          <table:table-cell office:value-type="float" office:value="0.099766769" calcext:value-type="float">
            <text:p>0,099766769</text:p>
          </table:table-cell>
          <table:table-cell office:value-type="float" office:value="0.009239677" calcext:value-type="float">
            <text:p>0,009239677</text:p>
          </table:table-cell>
          <table:table-cell office:value-type="float" office:value="0.00894638" calcext:value-type="float">
            <text:p>0,00894638</text:p>
          </table:table-cell>
          <table:table-cell/>
          <table:table-cell table:formula="of:=TRIMMEAN([.B30:.K30];0.2)" office:value-type="float" office:value="0.01588905175" calcext:value-type="float">
            <text:p>0,015889051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Tempo agregação</text:p>
          </table:table-cell>
          <table:table-cell table:formula="of:=SUM([.M2:.M7])" office:value-type="float" office:value="120.739616349375" calcext:value-type="float">
            <text:p>120,739616349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empo busca</text:p>
          </table:table-cell>
          <table:table-cell table:formula="of:=SUM([.M9:.M30])" office:value-type="float" office:value="0.084373256" calcext:value-type="float">
            <text:p>0,084373256</text:p>
          </table:table-cell>
        </table:table-row>
      </table:table>
      <table:table table:name="2CM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2.924932257" calcext:value-type="float">
            <text:p>2,924932257</text:p>
          </table:table-cell>
          <table:table-cell office:value-type="float" office:value="2.438262116" calcext:value-type="float">
            <text:p>2,438262116</text:p>
          </table:table-cell>
          <table:table-cell office:value-type="float" office:value="2.393497406" calcext:value-type="float">
            <text:p>2,393497406</text:p>
          </table:table-cell>
          <table:table-cell office:value-type="float" office:value="2.381548369" calcext:value-type="float">
            <text:p>2,381548369</text:p>
          </table:table-cell>
          <table:table-cell office:value-type="float" office:value="2.391366549" calcext:value-type="float">
            <text:p>2,391366549</text:p>
          </table:table-cell>
          <table:table-cell office:value-type="float" office:value="2.391541216" calcext:value-type="float">
            <text:p>2,391541216</text:p>
          </table:table-cell>
          <table:table-cell office:value-type="float" office:value="2.391547404" calcext:value-type="float">
            <text:p>2,391547404</text:p>
          </table:table-cell>
          <table:table-cell office:value-type="float" office:value="2.378511603" calcext:value-type="float">
            <text:p>2,378511603</text:p>
          </table:table-cell>
          <table:table-cell office:value-type="float" office:value="2.372650805" calcext:value-type="float">
            <text:p>2,372650805</text:p>
          </table:table-cell>
          <table:table-cell office:value-type="float" office:value="2.376165401" calcext:value-type="float">
            <text:p>2,376165401</text:p>
          </table:table-cell>
          <table:table-cell/>
          <table:table-cell table:formula="of:=TRIMMEAN([.B2:.K2];0.2)" office:value-type="float" office:value="2.392805008" calcext:value-type="float">
            <text:p>2,392805008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6.151153636" calcext:value-type="float">
            <text:p>6,151153636</text:p>
          </table:table-cell>
          <table:table-cell office:value-type="float" office:value="6.035367915" calcext:value-type="float">
            <text:p>6,035367915</text:p>
          </table:table-cell>
          <table:table-cell office:value-type="float" office:value="5.857474831" calcext:value-type="float">
            <text:p>5,857474831</text:p>
          </table:table-cell>
          <table:table-cell office:value-type="float" office:value="6.129013684" calcext:value-type="float">
            <text:p>6,129013684</text:p>
          </table:table-cell>
          <table:table-cell office:value-type="float" office:value="5.95679559" calcext:value-type="float">
            <text:p>5,95679559</text:p>
          </table:table-cell>
          <table:table-cell office:value-type="float" office:value="6.069205463" calcext:value-type="float">
            <text:p>6,069205463</text:p>
          </table:table-cell>
          <table:table-cell office:value-type="float" office:value="5.929716957" calcext:value-type="float">
            <text:p>5,929716957</text:p>
          </table:table-cell>
          <table:table-cell office:value-type="float" office:value="5.989426648" calcext:value-type="float">
            <text:p>5,989426648</text:p>
          </table:table-cell>
          <table:table-cell office:value-type="float" office:value="6.011195731" calcext:value-type="float">
            <text:p>6,011195731</text:p>
          </table:table-cell>
          <table:table-cell office:value-type="float" office:value="5.863297041" calcext:value-type="float">
            <text:p>5,863297041</text:p>
          </table:table-cell>
          <table:table-cell/>
          <table:table-cell table:formula="of:=TRIMMEAN([.B3:.K3];0.2)" office:value-type="float" office:value="5.998002378625" calcext:value-type="float">
            <text:p>5,9980023786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102.198513904" calcext:value-type="float">
            <text:p>102,198513904</text:p>
          </table:table-cell>
          <table:table-cell office:value-type="float" office:value="108.457843311" calcext:value-type="float">
            <text:p>108,457843311</text:p>
          </table:table-cell>
          <table:table-cell office:value-type="float" office:value="110.567324717" calcext:value-type="float">
            <text:p>110,567324717</text:p>
          </table:table-cell>
          <table:table-cell office:value-type="float" office:value="107.202033758" calcext:value-type="float">
            <text:p>107,202033758</text:p>
          </table:table-cell>
          <table:table-cell office:value-type="float" office:value="108.021100351" calcext:value-type="float">
            <text:p>108,021100351</text:p>
          </table:table-cell>
          <table:table-cell office:value-type="float" office:value="108.567580708" calcext:value-type="float">
            <text:p>108,567580708</text:p>
          </table:table-cell>
          <table:table-cell office:value-type="float" office:value="108.082875702" calcext:value-type="float">
            <text:p>108,082875702</text:p>
          </table:table-cell>
          <table:table-cell office:value-type="float" office:value="111.97522591" calcext:value-type="float">
            <text:p>111,97522591</text:p>
          </table:table-cell>
          <table:table-cell office:value-type="float" office:value="108.863147548" calcext:value-type="float">
            <text:p>108,863147548</text:p>
          </table:table-cell>
          <table:table-cell office:value-type="float" office:value="108.569057604" calcext:value-type="float">
            <text:p>108,569057604</text:p>
          </table:table-cell>
          <table:table-cell/>
          <table:table-cell table:formula="of:=TRIMMEAN([.B4:.K4];0.2)" office:value-type="float" office:value="108.541370462375" calcext:value-type="float">
            <text:p>108,5413704624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17.066230631" calcext:value-type="float">
            <text:p>17,066230631</text:p>
          </table:table-cell>
          <table:table-cell office:value-type="float" office:value="16.125466703" calcext:value-type="float">
            <text:p>16,125466703</text:p>
          </table:table-cell>
          <table:table-cell office:value-type="float" office:value="16.078326678" calcext:value-type="float">
            <text:p>16,078326678</text:p>
          </table:table-cell>
          <table:table-cell office:value-type="float" office:value="16.121090401" calcext:value-type="float">
            <text:p>16,121090401</text:p>
          </table:table-cell>
          <table:table-cell office:value-type="float" office:value="16.052078382" calcext:value-type="float">
            <text:p>16,052078382</text:p>
          </table:table-cell>
          <table:table-cell office:value-type="float" office:value="16.10187494" calcext:value-type="float">
            <text:p>16,10187494</text:p>
          </table:table-cell>
          <table:table-cell office:value-type="float" office:value="16.105678407" calcext:value-type="float">
            <text:p>16,105678407</text:p>
          </table:table-cell>
          <table:table-cell office:value-type="float" office:value="16.05685434" calcext:value-type="float">
            <text:p>16,05685434</text:p>
          </table:table-cell>
          <table:table-cell office:value-type="float" office:value="16.075576219" calcext:value-type="float">
            <text:p>16,075576219</text:p>
          </table:table-cell>
          <table:table-cell office:value-type="float" office:value="17.080841838" calcext:value-type="float">
            <text:p>17,080841838</text:p>
          </table:table-cell>
          <table:table-cell/>
          <table:table-cell table:formula="of:=TRIMMEAN([.B5:.K5];0.2)" office:value-type="float" office:value="16.216387289875" calcext:value-type="float">
            <text:p>16,2163872899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4.466822972" calcext:value-type="float">
            <text:p>4,466822972</text:p>
          </table:table-cell>
          <table:table-cell office:value-type="float" office:value="4.226189704" calcext:value-type="float">
            <text:p>4,226189704</text:p>
          </table:table-cell>
          <table:table-cell office:value-type="float" office:value="4.203278756" calcext:value-type="float">
            <text:p>4,203278756</text:p>
          </table:table-cell>
          <table:table-cell office:value-type="float" office:value="4.197579955" calcext:value-type="float">
            <text:p>4,197579955</text:p>
          </table:table-cell>
          <table:table-cell office:value-type="float" office:value="4.191969563" calcext:value-type="float">
            <text:p>4,191969563</text:p>
          </table:table-cell>
          <table:table-cell office:value-type="float" office:value="4.206656422" calcext:value-type="float">
            <text:p>4,206656422</text:p>
          </table:table-cell>
          <table:table-cell office:value-type="float" office:value="4.18557297" calcext:value-type="float">
            <text:p>4,18557297</text:p>
          </table:table-cell>
          <table:table-cell office:value-type="float" office:value="4.194056915" calcext:value-type="float">
            <text:p>4,194056915</text:p>
          </table:table-cell>
          <table:table-cell office:value-type="float" office:value="4.201371877" calcext:value-type="float">
            <text:p>4,201371877</text:p>
          </table:table-cell>
          <table:table-cell office:value-type="float" office:value="4.175961424" calcext:value-type="float">
            <text:p>4,175961424</text:p>
          </table:table-cell>
          <table:table-cell/>
          <table:table-cell table:formula="of:=TRIMMEAN([.B6:.K6];0.2)" office:value-type="float" office:value="4.20083452025" calcext:value-type="float">
            <text:p>4,2008345203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57.327395992" calcext:value-type="float">
            <text:p>57,327395992</text:p>
          </table:table-cell>
          <table:table-cell office:value-type="float" office:value="55.691275732" calcext:value-type="float">
            <text:p>55,691275732</text:p>
          </table:table-cell>
          <table:table-cell office:value-type="float" office:value="55.717585069" calcext:value-type="float">
            <text:p>55,717585069</text:p>
          </table:table-cell>
          <table:table-cell office:value-type="float" office:value="55.698814451" calcext:value-type="float">
            <text:p>55,698814451</text:p>
          </table:table-cell>
          <table:table-cell office:value-type="float" office:value="55.596522815" calcext:value-type="float">
            <text:p>55,596522815</text:p>
          </table:table-cell>
          <table:table-cell office:value-type="float" office:value="55.596477308" calcext:value-type="float">
            <text:p>55,596477308</text:p>
          </table:table-cell>
          <table:table-cell office:value-type="float" office:value="55.743301677" calcext:value-type="float">
            <text:p>55,743301677</text:p>
          </table:table-cell>
          <table:table-cell office:value-type="float" office:value="55.625591179" calcext:value-type="float">
            <text:p>55,625591179</text:p>
          </table:table-cell>
          <table:table-cell office:value-type="float" office:value="55.632116792" calcext:value-type="float">
            <text:p>55,632116792</text:p>
          </table:table-cell>
          <table:table-cell office:value-type="float" office:value="55.362124922" calcext:value-type="float">
            <text:p>55,362124922</text:p>
          </table:table-cell>
          <table:table-cell/>
          <table:table-cell table:formula="of:=TRIMMEAN([.B7:.K7];0.2)" office:value-type="float" office:value="55.662710627875" calcext:value-type="float">
            <text:p>55,662710627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37432504" calcext:value-type="float">
            <text:p>0,037432504</text:p>
          </table:table-cell>
          <table:table-cell office:value-type="float" office:value="0.001234308" calcext:value-type="float">
            <text:p>0,001234308</text:p>
          </table:table-cell>
          <table:table-cell office:value-type="float" office:value="0.001144229" calcext:value-type="float">
            <text:p>0,001144229</text:p>
          </table:table-cell>
          <table:table-cell office:value-type="float" office:value="0.001076069" calcext:value-type="float">
            <text:p>0,001076069</text:p>
          </table:table-cell>
          <table:table-cell office:value-type="float" office:value="0.009602989" calcext:value-type="float">
            <text:p>0,009602989</text:p>
          </table:table-cell>
          <table:table-cell table:style-name="ce1" office:value-type="float" office:value="0.000919481" calcext:value-type="float">
            <text:p>9,19E-004</text:p>
          </table:table-cell>
          <table:table-cell table:style-name="ce1" office:value-type="float" office:value="0.000913912" calcext:value-type="float">
            <text:p>9,14E-004</text:p>
          </table:table-cell>
          <table:table-cell table:style-name="ce1" office:value-type="float" office:value="0.000958623" calcext:value-type="float">
            <text:p>9,59E-004</text:p>
          </table:table-cell>
          <table:table-cell table:style-name="ce1" office:value-type="float" office:value="0.000869392" calcext:value-type="float">
            <text:p>8,69E-004</text:p>
          </table:table-cell>
          <table:table-cell table:style-name="ce1" office:value-type="float" office:value="0.000867093" calcext:value-type="float">
            <text:p>8,67E-004</text:p>
          </table:table-cell>
          <table:table-cell/>
          <table:table-cell table:formula="of:=TRIMMEAN([.B9:.K9];0.2)" office:value-type="float" office:value="0.002089875375" calcext:value-type="float">
            <text:p>0,0020898754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03808941" calcext:value-type="float">
            <text:p>0,003808941</text:p>
          </table:table-cell>
          <table:table-cell office:value-type="float" office:value="0.005865563" calcext:value-type="float">
            <text:p>0,005865563</text:p>
          </table:table-cell>
          <table:table-cell office:value-type="float" office:value="0.002167339" calcext:value-type="float">
            <text:p>0,002167339</text:p>
          </table:table-cell>
          <table:table-cell office:value-type="float" office:value="0.001674772" calcext:value-type="float">
            <text:p>0,001674772</text:p>
          </table:table-cell>
          <table:table-cell office:value-type="float" office:value="0.002363255" calcext:value-type="float">
            <text:p>0,002363255</text:p>
          </table:table-cell>
          <table:table-cell office:value-type="float" office:value="0.001887361" calcext:value-type="float">
            <text:p>0,001887361</text:p>
          </table:table-cell>
          <table:table-cell office:value-type="float" office:value="0.00160783" calcext:value-type="float">
            <text:p>0,00160783</text:p>
          </table:table-cell>
          <table:table-cell office:value-type="float" office:value="0.001753238" calcext:value-type="float">
            <text:p>0,001753238</text:p>
          </table:table-cell>
          <table:table-cell office:value-type="float" office:value="0.001570029" calcext:value-type="float">
            <text:p>0,001570029</text:p>
          </table:table-cell>
          <table:table-cell office:value-type="float" office:value="0.001665347" calcext:value-type="float">
            <text:p>0,001665347</text:p>
          </table:table-cell>
          <table:table-cell/>
          <table:table-cell table:formula="of:=TRIMMEAN([.B10:.K10];0.2)" office:value-type="float" office:value="0.002116010375" calcext:value-type="float">
            <text:p>0,0021160104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03335684" calcext:value-type="float">
            <text:p>0,003335684</text:p>
          </table:table-cell>
          <table:table-cell office:value-type="float" office:value="0.001974846" calcext:value-type="float">
            <text:p>0,001974846</text:p>
          </table:table-cell>
          <table:table-cell office:value-type="float" office:value="0.001799722" calcext:value-type="float">
            <text:p>0,001799722</text:p>
          </table:table-cell>
          <table:table-cell office:value-type="float" office:value="0.001265463" calcext:value-type="float">
            <text:p>0,001265463</text:p>
          </table:table-cell>
          <table:table-cell office:value-type="float" office:value="0.001704072" calcext:value-type="float">
            <text:p>0,001704072</text:p>
          </table:table-cell>
          <table:table-cell office:value-type="float" office:value="0.001620731" calcext:value-type="float">
            <text:p>0,001620731</text:p>
          </table:table-cell>
          <table:table-cell office:value-type="float" office:value="0.001417366" calcext:value-type="float">
            <text:p>0,001417366</text:p>
          </table:table-cell>
          <table:table-cell office:value-type="float" office:value="0.00147739" calcext:value-type="float">
            <text:p>0,00147739</text:p>
          </table:table-cell>
          <table:table-cell office:value-type="float" office:value="0.001089562" calcext:value-type="float">
            <text:p>0,001089562</text:p>
          </table:table-cell>
          <table:table-cell office:value-type="float" office:value="0.001423907" calcext:value-type="float">
            <text:p>0,001423907</text:p>
          </table:table-cell>
          <table:table-cell/>
          <table:table-cell table:formula="of:=TRIMMEAN([.B11:.K11];0.2)" office:value-type="float" office:value="0.001585437125" calcext:value-type="float">
            <text:p>0,0015854371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02404427" calcext:value-type="float">
            <text:p>0,002404427</text:p>
          </table:table-cell>
          <table:table-cell office:value-type="float" office:value="0.001664758" calcext:value-type="float">
            <text:p>0,001664758</text:p>
          </table:table-cell>
          <table:table-cell office:value-type="float" office:value="0.001688755" calcext:value-type="float">
            <text:p>0,001688755</text:p>
          </table:table-cell>
          <table:table-cell office:value-type="float" office:value="0.001172313" calcext:value-type="float">
            <text:p>0,001172313</text:p>
          </table:table-cell>
          <table:table-cell office:value-type="float" office:value="0.001726122" calcext:value-type="float">
            <text:p>0,001726122</text:p>
          </table:table-cell>
          <table:table-cell office:value-type="float" office:value="0.001479811" calcext:value-type="float">
            <text:p>0,001479811</text:p>
          </table:table-cell>
          <table:table-cell office:value-type="float" office:value="0.001152025" calcext:value-type="float">
            <text:p>0,001152025</text:p>
          </table:table-cell>
          <table:table-cell office:value-type="float" office:value="0.00144133" calcext:value-type="float">
            <text:p>0,00144133</text:p>
          </table:table-cell>
          <table:table-cell table:style-name="ce1" office:value-type="float" office:value="0.001094761" calcext:value-type="float">
            <text:p>1,09E-003</text:p>
          </table:table-cell>
          <table:table-cell table:style-name="ce1" office:value-type="float" office:value="0.00130358" calcext:value-type="float">
            <text:p>1,30E-003</text:p>
          </table:table-cell>
          <table:table-cell/>
          <table:table-cell table:formula="of:=TRIMMEAN([.B12:.K12];0.2)" office:value-type="float" office:value="0.00145358675" calcext:value-type="float">
            <text:p>0,0014535868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178363" calcext:value-type="float">
            <text:p>0,00178363</text:p>
          </table:table-cell>
          <table:table-cell table:style-name="ce1" office:value-type="float" office:value="0.000704457" calcext:value-type="float">
            <text:p>7,04E-004</text:p>
          </table:table-cell>
          <table:table-cell table:style-name="ce1" office:value-type="float" office:value="0.000763183" calcext:value-type="float">
            <text:p>7,63E-004</text:p>
          </table:table-cell>
          <table:table-cell table:style-name="ce1" office:value-type="float" office:value="0.000514632" calcext:value-type="float">
            <text:p>5,15E-004</text:p>
          </table:table-cell>
          <table:table-cell table:style-name="ce1" office:value-type="float" office:value="0.00058062" calcext:value-type="float">
            <text:p>5,81E-004</text:p>
          </table:table-cell>
          <table:table-cell table:style-name="ce1" office:value-type="float" office:value="0.000677684" calcext:value-type="float">
            <text:p>6,78E-004</text:p>
          </table:table-cell>
          <table:table-cell table:style-name="ce1" office:value-type="float" office:value="0.000434365" calcext:value-type="float">
            <text:p>4,34E-004</text:p>
          </table:table-cell>
          <table:table-cell table:style-name="ce1" office:value-type="float" office:value="0.000503401" calcext:value-type="float">
            <text:p>5,03E-004</text:p>
          </table:table-cell>
          <table:table-cell table:style-name="ce1" office:value-type="float" office:value="0.000435861" calcext:value-type="float">
            <text:p>4,36E-004</text:p>
          </table:table-cell>
          <table:table-cell table:style-name="ce1" office:value-type="float" office:value="0.000386305" calcext:value-type="float">
            <text:p>3,86E-004</text:p>
          </table:table-cell>
          <table:table-cell/>
          <table:table-cell table:formula="of:=TRIMMEAN([.B13:.K13];0.2)" office:value-type="float" office:value="0.000576775375" calcext:value-type="float">
            <text:p>0,0005767754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1794835" calcext:value-type="float">
            <text:p>0,001794835</text:p>
          </table:table-cell>
          <table:table-cell table:style-name="ce1" office:value-type="float" office:value="0.000680109" calcext:value-type="float">
            <text:p>6,80E-004</text:p>
          </table:table-cell>
          <table:table-cell table:style-name="ce1" office:value-type="float" office:value="0.000643667" calcext:value-type="float">
            <text:p>6,44E-004</text:p>
          </table:table-cell>
          <table:table-cell table:style-name="ce1" office:value-type="float" office:value="0.000495902" calcext:value-type="float">
            <text:p>4,96E-004</text:p>
          </table:table-cell>
          <table:table-cell office:value-type="float" office:value="0.00126923" calcext:value-type="float">
            <text:p>0,00126923</text:p>
          </table:table-cell>
          <table:table-cell table:style-name="ce1" office:value-type="float" office:value="0.000550328" calcext:value-type="float">
            <text:p>5,50E-004</text:p>
          </table:table-cell>
          <table:table-cell table:style-name="ce1" office:value-type="float" office:value="0.000363772" calcext:value-type="float">
            <text:p>3,64E-004</text:p>
          </table:table-cell>
          <table:table-cell table:style-name="ce1" office:value-type="float" office:value="0.000420795" calcext:value-type="float">
            <text:p>4,21E-004</text:p>
          </table:table-cell>
          <table:table-cell table:style-name="ce1" office:value-type="float" office:value="0.000431604" calcext:value-type="float">
            <text:p>4,32E-004</text:p>
          </table:table-cell>
          <table:table-cell table:style-name="ce1" office:value-type="float" office:value="0.000479924" calcext:value-type="float">
            <text:p>4,80E-004</text:p>
          </table:table-cell>
          <table:table-cell/>
          <table:table-cell table:formula="of:=TRIMMEAN([.B14:.K14];0.2)" office:value-type="float" office:value="0.000621444875" calcext:value-type="float">
            <text:p>0,0006214449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1768814" calcext:value-type="float">
            <text:p>0,001768814</text:p>
          </table:table-cell>
          <table:table-cell table:style-name="ce1" office:value-type="float" office:value="0.000655737" calcext:value-type="float">
            <text:p>6,56E-004</text:p>
          </table:table-cell>
          <table:table-cell table:style-name="ce1" office:value-type="float" office:value="0.000656028" calcext:value-type="float">
            <text:p>6,56E-004</text:p>
          </table:table-cell>
          <table:table-cell table:style-name="ce1" office:value-type="float" office:value="0.000581957" calcext:value-type="float">
            <text:p>5,82E-004</text:p>
          </table:table-cell>
          <table:table-cell table:style-name="ce1" office:value-type="float" office:value="0.000797788" calcext:value-type="float">
            <text:p>7,98E-004</text:p>
          </table:table-cell>
          <table:table-cell table:style-name="ce1" office:value-type="float" office:value="0.000566646" calcext:value-type="float">
            <text:p>5,67E-004</text:p>
          </table:table-cell>
          <table:table-cell table:style-name="ce1" office:value-type="float" office:value="0.000433875" calcext:value-type="float">
            <text:p>4,34E-004</text:p>
          </table:table-cell>
          <table:table-cell table:style-name="ce1" office:value-type="float" office:value="0.000432359" calcext:value-type="float">
            <text:p>4,32E-004</text:p>
          </table:table-cell>
          <table:table-cell table:style-name="ce1" office:value-type="float" office:value="0.000348946" calcext:value-type="float">
            <text:p>3,49E-004</text:p>
          </table:table-cell>
          <table:table-cell office:value-type="float" office:value="0.3671" calcext:value-type="float">
            <text:p>0,3671</text:p>
          </table:table-cell>
          <table:table-cell/>
          <table:table-cell table:formula="of:=TRIMMEAN([.B15:.K15];0.2)" office:value-type="float" office:value="0.0007366505" calcext:value-type="float">
            <text:p>0,0007366505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143962" calcext:value-type="float">
            <text:p>0,00143962</text:p>
          </table:table-cell>
          <table:table-cell table:style-name="ce1" office:value-type="float" office:value="0.000603137" calcext:value-type="float">
            <text:p>6,03E-004</text:p>
          </table:table-cell>
          <table:table-cell table:style-name="ce1" office:value-type="float" office:value="0.000626887" calcext:value-type="float">
            <text:p>6,27E-004</text:p>
          </table:table-cell>
          <table:table-cell table:style-name="ce1" office:value-type="float" office:value="0.000573005" calcext:value-type="float">
            <text:p>5,73E-004</text:p>
          </table:table-cell>
          <table:table-cell table:style-name="ce1" office:value-type="float" office:value="0.000677179" calcext:value-type="float">
            <text:p>6,77E-004</text:p>
          </table:table-cell>
          <table:table-cell table:style-name="ce1" office:value-type="float" office:value="0.000722452" calcext:value-type="float">
            <text:p>7,22E-004</text:p>
          </table:table-cell>
          <table:table-cell table:style-name="ce1" office:value-type="float" office:value="0.000470312" calcext:value-type="float">
            <text:p>4,70E-004</text:p>
          </table:table-cell>
          <table:table-cell table:style-name="ce1" office:value-type="float" office:value="0.000343103" calcext:value-type="float">
            <text:p>3,43E-004</text:p>
          </table:table-cell>
          <table:table-cell table:style-name="ce1" office:value-type="float" office:value="0.000432013" calcext:value-type="float">
            <text:p>4,32E-004</text:p>
          </table:table-cell>
          <table:table-cell table:style-name="ce1" office:value-type="float" office:value="0.000360676" calcext:value-type="float">
            <text:p>3,61E-004</text:p>
          </table:table-cell>
          <table:table-cell/>
          <table:table-cell table:formula="of:=TRIMMEAN([.B16:.K16];0.2)" office:value-type="float" office:value="0.000558207625" calcext:value-type="float">
            <text:p>0,0005582076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2770745" calcext:value-type="float">
            <text:p>0,002770745</text:p>
          </table:table-cell>
          <table:table-cell office:value-type="float" office:value="0.001661665" calcext:value-type="float">
            <text:p>0,001661665</text:p>
          </table:table-cell>
          <table:table-cell office:value-type="float" office:value="0.001660446" calcext:value-type="float">
            <text:p>0,001660446</text:p>
          </table:table-cell>
          <table:table-cell office:value-type="float" office:value="0.001601024" calcext:value-type="float">
            <text:p>0,001601024</text:p>
          </table:table-cell>
          <table:table-cell office:value-type="float" office:value="0.002589125" calcext:value-type="float">
            <text:p>0,002589125</text:p>
          </table:table-cell>
          <table:table-cell office:value-type="float" office:value="0.001570344" calcext:value-type="float">
            <text:p>0,001570344</text:p>
          </table:table-cell>
          <table:table-cell office:value-type="float" office:value="0.003529875" calcext:value-type="float">
            <text:p>0,003529875</text:p>
          </table:table-cell>
          <table:table-cell office:value-type="float" office:value="0.001103105" calcext:value-type="float">
            <text:p>0,001103105</text:p>
          </table:table-cell>
          <table:table-cell office:value-type="float" office:value="0.001168658" calcext:value-type="float">
            <text:p>0,001168658</text:p>
          </table:table-cell>
          <table:table-cell office:value-type="float" office:value="0.001358591" calcext:value-type="float">
            <text:p>0,001358591</text:p>
          </table:table-cell>
          <table:table-cell/>
          <table:table-cell table:formula="of:=TRIMMEAN([.B17:.K17];0.2)" office:value-type="float" office:value="0.00179757475" calcext:value-type="float">
            <text:p>0,0017975748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1171706" calcext:value-type="float">
            <text:p>0,001171706</text:p>
          </table:table-cell>
          <table:table-cell table:style-name="ce1" office:value-type="float" office:value="0.00068824" calcext:value-type="float">
            <text:p>6,88E-004</text:p>
          </table:table-cell>
          <table:table-cell table:style-name="ce1" office:value-type="float" office:value="0.000829262" calcext:value-type="float">
            <text:p>8,29E-004</text:p>
          </table:table-cell>
          <table:table-cell table:style-name="ce1" office:value-type="float" office:value="0.000634923" calcext:value-type="float">
            <text:p>6,35E-004</text:p>
          </table:table-cell>
          <table:table-cell table:style-name="ce1" office:value-type="float" office:value="0.000804349" calcext:value-type="float">
            <text:p>8,04E-004</text:p>
          </table:table-cell>
          <table:table-cell office:value-type="float" office:value="0.001764994" calcext:value-type="float">
            <text:p>0,001764994</text:p>
          </table:table-cell>
          <table:table-cell table:style-name="ce1" office:value-type="float" office:value="0.000631045" calcext:value-type="float">
            <text:p>6,31E-004</text:p>
          </table:table-cell>
          <table:table-cell table:style-name="ce1" office:value-type="float" office:value="0.00031456" calcext:value-type="float">
            <text:p>3,15E-004</text:p>
          </table:table-cell>
          <table:table-cell table:style-name="ce1" office:value-type="float" office:value="0.000475753" calcext:value-type="float">
            <text:p>4,76E-004</text:p>
          </table:table-cell>
          <table:table-cell table:style-name="ce1" office:value-type="float" office:value="0.000495259" calcext:value-type="float">
            <text:p>4,95E-004</text:p>
          </table:table-cell>
          <table:table-cell/>
          <table:table-cell table:formula="of:=TRIMMEAN([.B18:.K18];0.2)" office:value-type="float" office:value="0.000716317125" calcext:value-type="float">
            <text:p>0,0007163171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office:value-type="float" office:value="0.002881192" calcext:value-type="float">
            <text:p>0,002881192</text:p>
          </table:table-cell>
          <table:table-cell office:value-type="float" office:value="0.001113534" calcext:value-type="float">
            <text:p>0,001113534</text:p>
          </table:table-cell>
          <table:table-cell office:value-type="float" office:value="0.001131061" calcext:value-type="float">
            <text:p>0,001131061</text:p>
          </table:table-cell>
          <table:table-cell office:value-type="float" office:value="0.001104406" calcext:value-type="float">
            <text:p>0,001104406</text:p>
          </table:table-cell>
          <table:table-cell office:value-type="float" office:value="0.00100523" calcext:value-type="float">
            <text:p>0,00100523</text:p>
          </table:table-cell>
          <table:table-cell office:value-type="float" office:value="0.007566892" calcext:value-type="float">
            <text:p>0,007566892</text:p>
          </table:table-cell>
          <table:table-cell table:style-name="ce1" office:value-type="float" office:value="0.000831312" calcext:value-type="float">
            <text:p>8,31E-004</text:p>
          </table:table-cell>
          <table:table-cell table:style-name="ce1" office:value-type="float" office:value="0.000786862" calcext:value-type="float">
            <text:p>7,87E-004</text:p>
          </table:table-cell>
          <table:table-cell table:style-name="ce1" office:value-type="float" office:value="0.000798333" calcext:value-type="float">
            <text:p>7,98E-004</text:p>
          </table:table-cell>
          <table:table-cell table:style-name="ce1" office:value-type="float" office:value="0.000802759" calcext:value-type="float">
            <text:p>8,03E-004</text:p>
          </table:table-cell>
          <table:table-cell/>
          <table:table-cell table:formula="of:=TRIMMEAN([.B19:.K19];0.2)" office:value-type="float" office:value="0.001208478375" calcext:value-type="float">
            <text:p>0,0012084784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office:value-type="float" office:value="0.005224753" calcext:value-type="float">
            <text:p>0,005224753</text:p>
          </table:table-cell>
          <table:table-cell office:value-type="float" office:value="0.001203343" calcext:value-type="float">
            <text:p>0,001203343</text:p>
          </table:table-cell>
          <table:table-cell office:value-type="float" office:value="0.001040568" calcext:value-type="float">
            <text:p>0,001040568</text:p>
          </table:table-cell>
          <table:table-cell office:value-type="float" office:value="0.00105339" calcext:value-type="float">
            <text:p>0,00105339</text:p>
          </table:table-cell>
          <table:table-cell table:style-name="ce1" office:value-type="float" office:value="0.000964228" calcext:value-type="float">
            <text:p>9,64E-004</text:p>
          </table:table-cell>
          <table:table-cell office:value-type="float" office:value="0.001135802" calcext:value-type="float">
            <text:p>0,001135802</text:p>
          </table:table-cell>
          <table:table-cell table:style-name="ce1" office:value-type="float" office:value="0.000855813" calcext:value-type="float">
            <text:p>8,56E-004</text:p>
          </table:table-cell>
          <table:table-cell table:style-name="ce1" office:value-type="float" office:value="0.000790523" calcext:value-type="float">
            <text:p>7,91E-004</text:p>
          </table:table-cell>
          <table:table-cell table:style-name="ce1" office:value-type="float" office:value="0.000880335" calcext:value-type="float">
            <text:p>8,80E-004</text:p>
          </table:table-cell>
          <table:table-cell table:style-name="ce1" office:value-type="float" office:value="0.00086708" calcext:value-type="float">
            <text:p>8,67E-004</text:p>
          </table:table-cell>
          <table:table-cell/>
          <table:table-cell table:formula="of:=TRIMMEAN([.B20:.K20];0.2)" office:value-type="float" office:value="0.001000069875" calcext:value-type="float">
            <text:p>0,0010000699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office:value-type="float" office:value="0.006662108" calcext:value-type="float">
            <text:p>0,006662108</text:p>
          </table:table-cell>
          <table:table-cell office:value-type="float" office:value="0.011214619" calcext:value-type="float">
            <text:p>0,011214619</text:p>
          </table:table-cell>
          <table:table-cell office:value-type="float" office:value="0.004068559" calcext:value-type="float">
            <text:p>0,004068559</text:p>
          </table:table-cell>
          <table:table-cell office:value-type="float" office:value="0.003541502" calcext:value-type="float">
            <text:p>0,003541502</text:p>
          </table:table-cell>
          <table:table-cell office:value-type="float" office:value="0.004116529" calcext:value-type="float">
            <text:p>0,004116529</text:p>
          </table:table-cell>
          <table:table-cell office:value-type="float" office:value="0.004135839" calcext:value-type="float">
            <text:p>0,004135839</text:p>
          </table:table-cell>
          <table:table-cell office:value-type="float" office:value="0.003045488" calcext:value-type="float">
            <text:p>0,003045488</text:p>
          </table:table-cell>
          <table:table-cell office:value-type="float" office:value="0.003524684" calcext:value-type="float">
            <text:p>0,003524684</text:p>
          </table:table-cell>
          <table:table-cell office:value-type="float" office:value="0.002583153" calcext:value-type="float">
            <text:p>0,002583153</text:p>
          </table:table-cell>
          <table:table-cell office:value-type="float" office:value="0.003611535" calcext:value-type="float">
            <text:p>0,003611535</text:p>
          </table:table-cell>
          <table:table-cell/>
          <table:table-cell table:formula="of:=TRIMMEAN([.B21:.K21];0.2)" office:value-type="float" office:value="0.0040882805" calcext:value-type="float">
            <text:p>0,0040882805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office:value-type="float" office:value="0.008999355" calcext:value-type="float">
            <text:p>0,008999355</text:p>
          </table:table-cell>
          <table:table-cell office:value-type="float" office:value="0.003421747" calcext:value-type="float">
            <text:p>0,003421747</text:p>
          </table:table-cell>
          <table:table-cell office:value-type="float" office:value="0.001326421" calcext:value-type="float">
            <text:p>0,001326421</text:p>
          </table:table-cell>
          <table:table-cell office:value-type="float" office:value="0.003337978" calcext:value-type="float">
            <text:p>0,003337978</text:p>
          </table:table-cell>
          <table:table-cell office:value-type="float" office:value="0.001018026" calcext:value-type="float">
            <text:p>0,001018026</text:p>
          </table:table-cell>
          <table:table-cell office:value-type="float" office:value="0.002185719" calcext:value-type="float">
            <text:p>0,002185719</text:p>
          </table:table-cell>
          <table:table-cell office:value-type="float" office:value="0.00103322" calcext:value-type="float">
            <text:p>0,00103322</text:p>
          </table:table-cell>
          <table:table-cell table:style-name="ce1" office:value-type="float" office:value="0.000946132" calcext:value-type="float">
            <text:p>9,46E-004</text:p>
          </table:table-cell>
          <table:table-cell table:style-name="ce1" office:value-type="float" office:value="0.000715781" calcext:value-type="float">
            <text:p>7,16E-004</text:p>
          </table:table-cell>
          <table:table-cell office:value-type="float" office:value="0.001104874" calcext:value-type="float">
            <text:p>0,001104874</text:p>
          </table:table-cell>
          <table:table-cell/>
          <table:table-cell table:formula="of:=TRIMMEAN([.B22:.K22];0.2)" office:value-type="float" office:value="0.001796764625" calcext:value-type="float">
            <text:p>0,0017967646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office:value-type="float" office:value="0.030927881" calcext:value-type="float">
            <text:p>0,030927881</text:p>
          </table:table-cell>
          <table:table-cell office:value-type="float" office:value="0.002129018" calcext:value-type="float">
            <text:p>0,002129018</text:p>
          </table:table-cell>
          <table:table-cell office:value-type="float" office:value="0.001488487" calcext:value-type="float">
            <text:p>0,001488487</text:p>
          </table:table-cell>
          <table:table-cell office:value-type="float" office:value="0.001463789" calcext:value-type="float">
            <text:p>0,001463789</text:p>
          </table:table-cell>
          <table:table-cell office:value-type="float" office:value="0.001003098" calcext:value-type="float">
            <text:p>0,001003098</text:p>
          </table:table-cell>
          <table:table-cell office:value-type="float" office:value="0.001269837" calcext:value-type="float">
            <text:p>0,001269837</text:p>
          </table:table-cell>
          <table:table-cell office:value-type="float" office:value="0.001002337" calcext:value-type="float">
            <text:p>0,001002337</text:p>
          </table:table-cell>
          <table:table-cell table:style-name="ce1" office:value-type="float" office:value="0.000911917" calcext:value-type="float">
            <text:p>9,12E-004</text:p>
          </table:table-cell>
          <table:table-cell office:value-type="float" office:value="0.001036007" calcext:value-type="float">
            <text:p>0,001036007</text:p>
          </table:table-cell>
          <table:table-cell office:value-type="float" office:value="0.001004009" calcext:value-type="float">
            <text:p>0,001004009</text:p>
          </table:table-cell>
          <table:table-cell/>
          <table:table-cell table:formula="of:=TRIMMEAN([.B23:.K23];0.2)" office:value-type="float" office:value="0.00129957275" calcext:value-type="float">
            <text:p>0,0012995728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02952293" calcext:value-type="float">
            <text:p>0,002952293</text:p>
          </table:table-cell>
          <table:table-cell office:value-type="float" office:value="0.00724835" calcext:value-type="float">
            <text:p>0,00724835</text:p>
          </table:table-cell>
          <table:table-cell office:value-type="float" office:value="0.004545163" calcext:value-type="float">
            <text:p>0,004545163</text:p>
          </table:table-cell>
          <table:table-cell office:value-type="float" office:value="0.003828789" calcext:value-type="float">
            <text:p>0,003828789</text:p>
          </table:table-cell>
          <table:table-cell office:value-type="float" office:value="0.004974907" calcext:value-type="float">
            <text:p>0,004974907</text:p>
          </table:table-cell>
          <table:table-cell office:value-type="float" office:value="0.004755921" calcext:value-type="float">
            <text:p>0,004755921</text:p>
          </table:table-cell>
          <table:table-cell office:value-type="float" office:value="0.003453121" calcext:value-type="float">
            <text:p>0,003453121</text:p>
          </table:table-cell>
          <table:table-cell office:value-type="float" office:value="0.004317593" calcext:value-type="float">
            <text:p>0,004317593</text:p>
          </table:table-cell>
          <table:table-cell office:value-type="float" office:value="0.00317897" calcext:value-type="float">
            <text:p>0,00317897</text:p>
          </table:table-cell>
          <table:table-cell office:value-type="float" office:value="0.004033404" calcext:value-type="float">
            <text:p>0,004033404</text:p>
          </table:table-cell>
          <table:table-cell/>
          <table:table-cell table:formula="of:=TRIMMEAN([.B24:.K24];0.2)" office:value-type="float" office:value="0.0041359835" calcext:value-type="float">
            <text:p>0,0041359835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01686067" calcext:value-type="float">
            <text:p>0,001686067</text:p>
          </table:table-cell>
          <table:table-cell office:value-type="float" office:value="0.001701882" calcext:value-type="float">
            <text:p>0,001701882</text:p>
          </table:table-cell>
          <table:table-cell office:value-type="float" office:value="0.002659009" calcext:value-type="float">
            <text:p>0,002659009</text:p>
          </table:table-cell>
          <table:table-cell office:value-type="float" office:value="0.002289356" calcext:value-type="float">
            <text:p>0,002289356</text:p>
          </table:table-cell>
          <table:table-cell office:value-type="float" office:value="0.00141849" calcext:value-type="float">
            <text:p>0,00141849</text:p>
          </table:table-cell>
          <table:table-cell office:value-type="float" office:value="0.004737835" calcext:value-type="float">
            <text:p>0,004737835</text:p>
          </table:table-cell>
          <table:table-cell office:value-type="float" office:value="0.001306047" calcext:value-type="float">
            <text:p>0,001306047</text:p>
          </table:table-cell>
          <table:table-cell office:value-type="float" office:value="0.001219179" calcext:value-type="float">
            <text:p>0,001219179</text:p>
          </table:table-cell>
          <table:table-cell office:value-type="float" office:value="0.00115209" calcext:value-type="float">
            <text:p>0,00115209</text:p>
          </table:table-cell>
          <table:table-cell office:value-type="float" office:value="0.001142689" calcext:value-type="float">
            <text:p>0,001142689</text:p>
          </table:table-cell>
          <table:table-cell/>
          <table:table-cell table:formula="of:=TRIMMEAN([.B25:.K25];0.2)" office:value-type="float" office:value="0.001679015" calcext:value-type="float">
            <text:p>0,001679015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1846325" calcext:value-type="float">
            <text:p>0,001846325</text:p>
          </table:table-cell>
          <table:table-cell office:value-type="float" office:value="0.001373039" calcext:value-type="float">
            <text:p>0,001373039</text:p>
          </table:table-cell>
          <table:table-cell office:value-type="float" office:value="0.001503179" calcext:value-type="float">
            <text:p>0,001503179</text:p>
          </table:table-cell>
          <table:table-cell office:value-type="float" office:value="0.002359081" calcext:value-type="float">
            <text:p>0,002359081</text:p>
          </table:table-cell>
          <table:table-cell office:value-type="float" office:value="0.001241717" calcext:value-type="float">
            <text:p>0,001241717</text:p>
          </table:table-cell>
          <table:table-cell office:value-type="float" office:value="0.001408028" calcext:value-type="float">
            <text:p>0,001408028</text:p>
          </table:table-cell>
          <table:table-cell office:value-type="float" office:value="0.001223433" calcext:value-type="float">
            <text:p>0,001223433</text:p>
          </table:table-cell>
          <table:table-cell table:style-name="ce1" office:value-type="float" office:value="0.000866177" calcext:value-type="float">
            <text:p>8,66E-004</text:p>
          </table:table-cell>
          <table:table-cell office:value-type="float" office:value="0.001025074" calcext:value-type="float">
            <text:p>0,001025074</text:p>
          </table:table-cell>
          <table:table-cell table:style-name="ce1" office:value-type="float" office:value="0.000896622" calcext:value-type="float">
            <text:p>8,97E-004</text:p>
          </table:table-cell>
          <table:table-cell/>
          <table:table-cell table:formula="of:=TRIMMEAN([.B26:.K26];0.2)" office:value-type="float" office:value="0.001314677125" calcext:value-type="float">
            <text:p>0,0013146771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44437401" calcext:value-type="float">
            <text:p>0,044437401</text:p>
          </table:table-cell>
          <table:table-cell office:value-type="float" office:value="0.002399748" calcext:value-type="float">
            <text:p>0,002399748</text:p>
          </table:table-cell>
          <table:table-cell office:value-type="float" office:value="0.001480766" calcext:value-type="float">
            <text:p>0,001480766</text:p>
          </table:table-cell>
          <table:table-cell office:value-type="float" office:value="0.001246568" calcext:value-type="float">
            <text:p>0,001246568</text:p>
          </table:table-cell>
          <table:table-cell office:value-type="float" office:value="0.001486472" calcext:value-type="float">
            <text:p>0,001486472</text:p>
          </table:table-cell>
          <table:table-cell office:value-type="float" office:value="0.002141243" calcext:value-type="float">
            <text:p>0,002141243</text:p>
          </table:table-cell>
          <table:table-cell office:value-type="float" office:value="0.00118061" calcext:value-type="float">
            <text:p>0,00118061</text:p>
          </table:table-cell>
          <table:table-cell table:style-name="ce1" office:value-type="float" office:value="0.000914186" calcext:value-type="float">
            <text:p>9,14E-004</text:p>
          </table:table-cell>
          <table:table-cell office:value-type="float" office:value="0.001000127" calcext:value-type="float">
            <text:p>0,001000127</text:p>
          </table:table-cell>
          <table:table-cell office:value-type="float" office:value="0.001007385" calcext:value-type="float">
            <text:p>0,001007385</text:p>
          </table:table-cell>
          <table:table-cell/>
          <table:table-cell table:formula="of:=TRIMMEAN([.B27:.K27];0.2)" office:value-type="float" office:value="0.001492864875" calcext:value-type="float">
            <text:p>0,0014928649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22943141" calcext:value-type="float">
            <text:p>0,022943141</text:p>
          </table:table-cell>
          <table:table-cell office:value-type="float" office:value="0.00997456" calcext:value-type="float">
            <text:p>0,00997456</text:p>
          </table:table-cell>
          <table:table-cell office:value-type="float" office:value="0.003827676" calcext:value-type="float">
            <text:p>0,003827676</text:p>
          </table:table-cell>
          <table:table-cell office:value-type="float" office:value="0.00822289" calcext:value-type="float">
            <text:p>0,00822289</text:p>
          </table:table-cell>
          <table:table-cell office:value-type="float" office:value="0.004195439" calcext:value-type="float">
            <text:p>0,004195439</text:p>
          </table:table-cell>
          <table:table-cell office:value-type="float" office:value="0.004942516" calcext:value-type="float">
            <text:p>0,004942516</text:p>
          </table:table-cell>
          <table:table-cell office:value-type="float" office:value="0.003329064" calcext:value-type="float">
            <text:p>0,003329064</text:p>
          </table:table-cell>
          <table:table-cell office:value-type="float" office:value="0.003432109" calcext:value-type="float">
            <text:p>0,003432109</text:p>
          </table:table-cell>
          <table:table-cell office:value-type="float" office:value="0.002234572" calcext:value-type="float">
            <text:p>0,002234572</text:p>
          </table:table-cell>
          <table:table-cell office:value-type="float" office:value="0.003382897" calcext:value-type="float">
            <text:p>0,003382897</text:p>
          </table:table-cell>
          <table:table-cell/>
          <table:table-cell table:formula="of:=TRIMMEAN([.B28:.K28];0.2)" office:value-type="float" office:value="0.005163393875" calcext:value-type="float">
            <text:p>0,0051633939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97786507" calcext:value-type="float">
            <text:p>0,097786507</text:p>
          </table:table-cell>
          <table:table-cell office:value-type="float" office:value="0.001697921" calcext:value-type="float">
            <text:p>0,001697921</text:p>
          </table:table-cell>
          <table:table-cell office:value-type="float" office:value="0.001512027" calcext:value-type="float">
            <text:p>0,001512027</text:p>
          </table:table-cell>
          <table:table-cell office:value-type="float" office:value="0.001566604" calcext:value-type="float">
            <text:p>0,001566604</text:p>
          </table:table-cell>
          <table:table-cell office:value-type="float" office:value="0.001242553" calcext:value-type="float">
            <text:p>0,001242553</text:p>
          </table:table-cell>
          <table:table-cell office:value-type="float" office:value="0.001278965" calcext:value-type="float">
            <text:p>0,001278965</text:p>
          </table:table-cell>
          <table:table-cell office:value-type="float" office:value="0.001148943" calcext:value-type="float">
            <text:p>0,001148943</text:p>
          </table:table-cell>
          <table:table-cell table:style-name="ce1" office:value-type="float" office:value="0.000972214" calcext:value-type="float">
            <text:p>9,72E-004</text:p>
          </table:table-cell>
          <table:table-cell table:style-name="ce1" office:value-type="float" office:value="0.00098817" calcext:value-type="float">
            <text:p>9,88E-004</text:p>
          </table:table-cell>
          <table:table-cell table:style-name="ce1" office:value-type="float" office:value="0.000955091" calcext:value-type="float">
            <text:p>9,55E-004</text:p>
          </table:table-cell>
          <table:table-cell/>
          <table:table-cell table:formula="of:=TRIMMEAN([.B29:.K29];0.2)" office:value-type="float" office:value="0.001300924625" calcext:value-type="float">
            <text:p>0,0013009246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31909087" calcext:value-type="float">
            <text:p>0,031909087</text:p>
          </table:table-cell>
          <table:table-cell office:value-type="float" office:value="0.003624898" calcext:value-type="float">
            <text:p>0,003624898</text:p>
          </table:table-cell>
          <table:table-cell office:value-type="float" office:value="0.003124371" calcext:value-type="float">
            <text:p>0,003124371</text:p>
          </table:table-cell>
          <table:table-cell office:value-type="float" office:value="0.002744203" calcext:value-type="float">
            <text:p>0,002744203</text:p>
          </table:table-cell>
          <table:table-cell office:value-type="float" office:value="0.003602269" calcext:value-type="float">
            <text:p>0,003602269</text:p>
          </table:table-cell>
          <table:table-cell office:value-type="float" office:value="0.003252721" calcext:value-type="float">
            <text:p>0,003252721</text:p>
          </table:table-cell>
          <table:table-cell office:value-type="float" office:value="0.00295819" calcext:value-type="float">
            <text:p>0,00295819</text:p>
          </table:table-cell>
          <table:table-cell office:value-type="float" office:value="0.0030486" calcext:value-type="float">
            <text:p>0,0030486</text:p>
          </table:table-cell>
          <table:table-cell office:value-type="float" office:value="0.002088951" calcext:value-type="float">
            <text:p>0,002088951</text:p>
          </table:table-cell>
          <table:table-cell office:value-type="float" office:value="0.00289456" calcext:value-type="float">
            <text:p>0,00289456</text:p>
          </table:table-cell>
          <table:table-cell/>
          <table:table-cell table:formula="of:=TRIMMEAN([.B30:.K30];0.2)" office:value-type="float" office:value="0.0031562265" calcext:value-type="float">
            <text:p>0,003156226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Tempo agregação</text:p>
          </table:table-cell>
          <table:table-cell table:formula="of:=SUM([.M2:.M7])" office:value-type="float" office:value="193.012110287" calcext:value-type="float">
            <text:p>193,012110287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empo busca</text:p>
          </table:table-cell>
          <table:table-cell table:formula="of:=SUM([.M9:.M30])" office:value-type="float" office:value="0.0398881315" calcext:value-type="float">
            <text:p>0,0398881315</text:p>
          </table:table-cell>
        </table:table-row>
      </table:table>
      <table:table table:name="4CM" table:style-name="ta1"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2.613708885" calcext:value-type="float">
            <text:p>2,613708885</text:p>
          </table:table-cell>
          <table:table-cell office:value-type="float" office:value="2.445135234" calcext:value-type="float">
            <text:p>2,445135234</text:p>
          </table:table-cell>
          <table:table-cell office:value-type="float" office:value="2.439600321" calcext:value-type="float">
            <text:p>2,439600321</text:p>
          </table:table-cell>
          <table:table-cell office:value-type="float" office:value="2.420167173" calcext:value-type="float">
            <text:p>2,420167173</text:p>
          </table:table-cell>
          <table:table-cell office:value-type="float" office:value="2.421240685" calcext:value-type="float">
            <text:p>2,421240685</text:p>
          </table:table-cell>
          <table:table-cell office:value-type="float" office:value="2.441366818" calcext:value-type="float">
            <text:p>2,441366818</text:p>
          </table:table-cell>
          <table:table-cell office:value-type="float" office:value="2.426668237" calcext:value-type="float">
            <text:p>2,426668237</text:p>
          </table:table-cell>
          <table:table-cell office:value-type="float" office:value="2.406846253" calcext:value-type="float">
            <text:p>2,406846253</text:p>
          </table:table-cell>
          <table:table-cell office:value-type="float" office:value="2.445146979" calcext:value-type="float">
            <text:p>2,445146979</text:p>
          </table:table-cell>
          <table:table-cell office:value-type="float" office:value="2.408330062" calcext:value-type="float">
            <text:p>2,408330062</text:p>
          </table:table-cell>
          <table:table-cell/>
          <table:table-cell table:formula="of:=TRIMMEAN([.B2:.K2];0.2)" office:value-type="float" office:value="2.430956938625" calcext:value-type="float">
            <text:p>2,4309569386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6.054022764" calcext:value-type="float">
            <text:p>6,054022764</text:p>
          </table:table-cell>
          <table:table-cell office:value-type="float" office:value="6.161426049" calcext:value-type="float">
            <text:p>6,161426049</text:p>
          </table:table-cell>
          <table:table-cell office:value-type="float" office:value="6.145104448" calcext:value-type="float">
            <text:p>6,145104448</text:p>
          </table:table-cell>
          <table:table-cell office:value-type="float" office:value="5.835181973" calcext:value-type="float">
            <text:p>5,835181973</text:p>
          </table:table-cell>
          <table:table-cell office:value-type="float" office:value="6.028839493" calcext:value-type="float">
            <text:p>6,028839493</text:p>
          </table:table-cell>
          <table:table-cell office:value-type="float" office:value="5.843304734" calcext:value-type="float">
            <text:p>5,843304734</text:p>
          </table:table-cell>
          <table:table-cell office:value-type="float" office:value="6.12595549" calcext:value-type="float">
            <text:p>6,12595549</text:p>
          </table:table-cell>
          <table:table-cell office:value-type="float" office:value="5.815020546" calcext:value-type="float">
            <text:p>5,815020546</text:p>
          </table:table-cell>
          <table:table-cell office:value-type="float" office:value="6.273274591" calcext:value-type="float">
            <text:p>6,273274591</text:p>
          </table:table-cell>
          <table:table-cell office:value-type="float" office:value="6.030944008" calcext:value-type="float">
            <text:p>6,030944008</text:p>
          </table:table-cell>
          <table:table-cell/>
          <table:table-cell table:formula="of:=TRIMMEAN([.B3:.K3];0.2)" office:value-type="float" office:value="6.028097369875" calcext:value-type="float">
            <text:p>6,0280973699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107.944524051" calcext:value-type="float">
            <text:p>107,944524051</text:p>
          </table:table-cell>
          <table:table-cell office:value-type="float" office:value="108.562123842" calcext:value-type="float">
            <text:p>108,562123842</text:p>
          </table:table-cell>
          <table:table-cell office:value-type="float" office:value="109.608107891" calcext:value-type="float">
            <text:p>109,608107891</text:p>
          </table:table-cell>
          <table:table-cell office:value-type="float" office:value="110.750027359" calcext:value-type="float">
            <text:p>110,750027359</text:p>
          </table:table-cell>
          <table:table-cell office:value-type="float" office:value="108.803641067" calcext:value-type="float">
            <text:p>108,803641067</text:p>
          </table:table-cell>
          <table:table-cell office:value-type="float" office:value="109.057340467" calcext:value-type="float">
            <text:p>109,057340467</text:p>
          </table:table-cell>
          <table:table-cell office:value-type="float" office:value="108.403172099" calcext:value-type="float">
            <text:p>108,403172099</text:p>
          </table:table-cell>
          <table:table-cell office:value-type="float" office:value="109.171581267" calcext:value-type="float">
            <text:p>109,171581267</text:p>
          </table:table-cell>
          <table:table-cell office:value-type="float" office:value="110.864423362" calcext:value-type="float">
            <text:p>110,864423362</text:p>
          </table:table-cell>
          <table:table-cell office:value-type="float" office:value="108.316923775" calcext:value-type="float">
            <text:p>108,316923775</text:p>
          </table:table-cell>
          <table:table-cell/>
          <table:table-cell table:formula="of:=TRIMMEAN([.B4:.K4];0.2)" office:value-type="float" office:value="109.084114720875" calcext:value-type="float">
            <text:p>109,0841147209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16.619121284" calcext:value-type="float">
            <text:p>16,619121284</text:p>
          </table:table-cell>
          <table:table-cell office:value-type="float" office:value="16.349946573" calcext:value-type="float">
            <text:p>16,349946573</text:p>
          </table:table-cell>
          <table:table-cell office:value-type="float" office:value="16.314096572" calcext:value-type="float">
            <text:p>16,314096572</text:p>
          </table:table-cell>
          <table:table-cell office:value-type="float" office:value="16.241851967" calcext:value-type="float">
            <text:p>16,241851967</text:p>
          </table:table-cell>
          <table:table-cell office:value-type="float" office:value="16.331057611" calcext:value-type="float">
            <text:p>16,331057611</text:p>
          </table:table-cell>
          <table:table-cell office:value-type="float" office:value="16.276601876" calcext:value-type="float">
            <text:p>16,276601876</text:p>
          </table:table-cell>
          <table:table-cell office:value-type="float" office:value="16.317426051" calcext:value-type="float">
            <text:p>16,317426051</text:p>
          </table:table-cell>
          <table:table-cell office:value-type="float" office:value="16.246175779" calcext:value-type="float">
            <text:p>16,246175779</text:p>
          </table:table-cell>
          <table:table-cell office:value-type="float" office:value="16.259411059" calcext:value-type="float">
            <text:p>16,259411059</text:p>
          </table:table-cell>
          <table:table-cell office:value-type="float" office:value="16.181972906" calcext:value-type="float">
            <text:p>16,181972906</text:p>
          </table:table-cell>
          <table:table-cell/>
          <table:table-cell table:formula="of:=TRIMMEAN([.B5:.K5];0.2)" office:value-type="float" office:value="16.292070936" calcext:value-type="float">
            <text:p>16,292070936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4.311971669" calcext:value-type="float">
            <text:p>4,311971669</text:p>
          </table:table-cell>
          <table:table-cell office:value-type="float" office:value="4.256013745" calcext:value-type="float">
            <text:p>4,256013745</text:p>
          </table:table-cell>
          <table:table-cell office:value-type="float" office:value="4.227799826" calcext:value-type="float">
            <text:p>4,227799826</text:p>
          </table:table-cell>
          <table:table-cell office:value-type="float" office:value="4.240077499" calcext:value-type="float">
            <text:p>4,240077499</text:p>
          </table:table-cell>
          <table:table-cell office:value-type="float" office:value="4.232685269" calcext:value-type="float">
            <text:p>4,232685269</text:p>
          </table:table-cell>
          <table:table-cell office:value-type="float" office:value="4.21999279" calcext:value-type="float">
            <text:p>4,21999279</text:p>
          </table:table-cell>
          <table:table-cell office:value-type="float" office:value="4.239988698" calcext:value-type="float">
            <text:p>4,239988698</text:p>
          </table:table-cell>
          <table:table-cell office:value-type="float" office:value="4.227061559" calcext:value-type="float">
            <text:p>4,227061559</text:p>
          </table:table-cell>
          <table:table-cell office:value-type="float" office:value="4.253542766" calcext:value-type="float">
            <text:p>4,253542766</text:p>
          </table:table-cell>
          <table:table-cell office:value-type="float" office:value="4.225954499" calcext:value-type="float">
            <text:p>4,225954499</text:p>
          </table:table-cell>
          <table:table-cell/>
          <table:table-cell table:formula="of:=TRIMMEAN([.B6:.K6];0.2)" office:value-type="float" office:value="4.237890482625" calcext:value-type="float">
            <text:p>4,2378904826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159.74850647" calcext:value-type="float">
            <text:p>159,74850647</text:p>
          </table:table-cell>
          <table:table-cell office:value-type="float" office:value="160.715480722" calcext:value-type="float">
            <text:p>160,715480722</text:p>
          </table:table-cell>
          <table:table-cell office:value-type="float" office:value="159.174117358" calcext:value-type="float">
            <text:p>159,174117358</text:p>
          </table:table-cell>
          <table:table-cell office:value-type="float" office:value="157.088183171" calcext:value-type="float">
            <text:p>157,088183171</text:p>
          </table:table-cell>
          <table:table-cell office:value-type="float" office:value="164.631386148" calcext:value-type="float">
            <text:p>164,631386148</text:p>
          </table:table-cell>
          <table:table-cell office:value-type="float" office:value="163.269192837" calcext:value-type="float">
            <text:p>163,269192837</text:p>
          </table:table-cell>
          <table:table-cell office:value-type="float" office:value="165.016273446" calcext:value-type="float">
            <text:p>165,016273446</text:p>
          </table:table-cell>
          <table:table-cell office:value-type="float" office:value="163.455437981" calcext:value-type="float">
            <text:p>163,455437981</text:p>
          </table:table-cell>
          <table:table-cell office:value-type="float" office:value="166.273604963" calcext:value-type="float">
            <text:p>166,273604963</text:p>
          </table:table-cell>
          <table:table-cell office:value-type="float" office:value="162.2245752" calcext:value-type="float">
            <text:p>162,2245752</text:p>
          </table:table-cell>
          <table:table-cell/>
          <table:table-cell table:formula="of:=TRIMMEAN([.B7:.K7];0.2)" office:value-type="float" office:value="162.27937127025" calcext:value-type="float">
            <text:p>162,279371270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23596516" calcext:value-type="float">
            <text:p>0,023596516</text:p>
          </table:table-cell>
          <table:table-cell office:value-type="float" office:value="0.002216422" calcext:value-type="float">
            <text:p>0,002216422</text:p>
          </table:table-cell>
          <table:table-cell office:value-type="float" office:value="0.002504191" calcext:value-type="float">
            <text:p>0,002504191</text:p>
          </table:table-cell>
          <table:table-cell office:value-type="float" office:value="0.001736518" calcext:value-type="float">
            <text:p>0,001736518</text:p>
          </table:table-cell>
          <table:table-cell office:value-type="float" office:value="0.012800547" calcext:value-type="float">
            <text:p>0,012800547</text:p>
          </table:table-cell>
          <table:table-cell office:value-type="float" office:value="0.001515799" calcext:value-type="float">
            <text:p>0,001515799</text:p>
          </table:table-cell>
          <table:table-cell office:value-type="float" office:value="0.00152886" calcext:value-type="float">
            <text:p>0,00152886</text:p>
          </table:table-cell>
          <table:table-cell office:value-type="float" office:value="0.001517461" calcext:value-type="float">
            <text:p>0,001517461</text:p>
          </table:table-cell>
          <table:table-cell office:value-type="float" office:value="0.001578693" calcext:value-type="float">
            <text:p>0,001578693</text:p>
          </table:table-cell>
          <table:table-cell office:value-type="float" office:value="0.001676562" calcext:value-type="float">
            <text:p>0,001676562</text:p>
          </table:table-cell>
          <table:table-cell/>
          <table:table-cell table:formula="of:=TRIMMEAN([.B9:.K9];0.2)" office:value-type="float" office:value="0.00319490675" calcext:value-type="float">
            <text:p>0,0031949068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03071854" calcext:value-type="float">
            <text:p>0,003071854</text:p>
          </table:table-cell>
          <table:table-cell office:value-type="float" office:value="0.002201665" calcext:value-type="float">
            <text:p>0,002201665</text:p>
          </table:table-cell>
          <table:table-cell office:value-type="float" office:value="0.002051553" calcext:value-type="float">
            <text:p>0,002051553</text:p>
          </table:table-cell>
          <table:table-cell office:value-type="float" office:value="0.001843857" calcext:value-type="float">
            <text:p>0,001843857</text:p>
          </table:table-cell>
          <table:table-cell office:value-type="float" office:value="0.002109544" calcext:value-type="float">
            <text:p>0,002109544</text:p>
          </table:table-cell>
          <table:table-cell office:value-type="float" office:value="0.001773205" calcext:value-type="float">
            <text:p>0,001773205</text:p>
          </table:table-cell>
          <table:table-cell office:value-type="float" office:value="0.005182584" calcext:value-type="float">
            <text:p>0,005182584</text:p>
          </table:table-cell>
          <table:table-cell office:value-type="float" office:value="0.001711977" calcext:value-type="float">
            <text:p>0,001711977</text:p>
          </table:table-cell>
          <table:table-cell office:value-type="float" office:value="0.001544382" calcext:value-type="float">
            <text:p>0,001544382</text:p>
          </table:table-cell>
          <table:table-cell office:value-type="float" office:value="0.001702286" calcext:value-type="float">
            <text:p>0,001702286</text:p>
          </table:table-cell>
          <table:table-cell/>
          <table:table-cell table:formula="of:=TRIMMEAN([.B10:.K10];0.2)" office:value-type="float" office:value="0.002058242625" calcext:value-type="float">
            <text:p>0,0020582426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20827709" calcext:value-type="float">
            <text:p>0,020827709</text:p>
          </table:table-cell>
          <table:table-cell office:value-type="float" office:value="0.002828552" calcext:value-type="float">
            <text:p>0,002828552</text:p>
          </table:table-cell>
          <table:table-cell office:value-type="float" office:value="0.001395458" calcext:value-type="float">
            <text:p>0,001395458</text:p>
          </table:table-cell>
          <table:table-cell office:value-type="float" office:value="0.001187708" calcext:value-type="float">
            <text:p>0,001187708</text:p>
          </table:table-cell>
          <table:table-cell office:value-type="float" office:value="0.001286443" calcext:value-type="float">
            <text:p>0,001286443</text:p>
          </table:table-cell>
          <table:table-cell office:value-type="float" office:value="0.001110805" calcext:value-type="float">
            <text:p>0,001110805</text:p>
          </table:table-cell>
          <table:table-cell office:value-type="float" office:value="0.001386731" calcext:value-type="float">
            <text:p>0,001386731</text:p>
          </table:table-cell>
          <table:table-cell office:value-type="float" office:value="0.001084478" calcext:value-type="float">
            <text:p>0,001084478</text:p>
          </table:table-cell>
          <table:table-cell office:value-type="float" office:value="0.001178903" calcext:value-type="float">
            <text:p>0,001178903</text:p>
          </table:table-cell>
          <table:table-cell office:value-type="float" office:value="0.00120932" calcext:value-type="float">
            <text:p>0,00120932</text:p>
          </table:table-cell>
          <table:table-cell/>
          <table:table-cell table:formula="of:=TRIMMEAN([.B11:.K11];0.2)" office:value-type="float" office:value="0.00144799" calcext:value-type="float">
            <text:p>0,00144799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02324034" calcext:value-type="float">
            <text:p>0,002324034</text:p>
          </table:table-cell>
          <table:table-cell office:value-type="float" office:value="0.00138489" calcext:value-type="float">
            <text:p>0,00138489</text:p>
          </table:table-cell>
          <table:table-cell office:value-type="float" office:value="0.001344731" calcext:value-type="float">
            <text:p>0,001344731</text:p>
          </table:table-cell>
          <table:table-cell office:value-type="float" office:value="0.001206966" calcext:value-type="float">
            <text:p>0,001206966</text:p>
          </table:table-cell>
          <table:table-cell office:value-type="float" office:value="0.001255948" calcext:value-type="float">
            <text:p>0,001255948</text:p>
          </table:table-cell>
          <table:table-cell office:value-type="float" office:value="0.001123609" calcext:value-type="float">
            <text:p>0,001123609</text:p>
          </table:table-cell>
          <table:table-cell office:value-type="float" office:value="0.001053974" calcext:value-type="float">
            <text:p>0,001053974</text:p>
          </table:table-cell>
          <table:table-cell office:value-type="float" office:value="0.001077864" calcext:value-type="float">
            <text:p>0,001077864</text:p>
          </table:table-cell>
          <table:table-cell table:style-name="ce1" office:value-type="float" office:value="0.001176852" calcext:value-type="float">
            <text:p>1,18E-003</text:p>
          </table:table-cell>
          <table:table-cell table:style-name="ce1" office:value-type="float" office:value="0.001335005" calcext:value-type="float">
            <text:p>1,34E-003</text:p>
          </table:table-cell>
          <table:table-cell/>
          <table:table-cell table:formula="of:=TRIMMEAN([.B12:.K12];0.2)" office:value-type="float" office:value="0.001238233125" calcext:value-type="float">
            <text:p>0,0012382331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2213432" calcext:value-type="float">
            <text:p>0,002213432</text:p>
          </table:table-cell>
          <table:table-cell office:value-type="float" office:value="0.001419144" calcext:value-type="float">
            <text:p>0,001419144</text:p>
          </table:table-cell>
          <table:table-cell office:value-type="float" office:value="0.001314314" calcext:value-type="float">
            <text:p>0,001314314</text:p>
          </table:table-cell>
          <table:table-cell office:value-type="float" office:value="0.001139064" calcext:value-type="float">
            <text:p>0,001139064</text:p>
          </table:table-cell>
          <table:table-cell office:value-type="float" office:value="0.001331859" calcext:value-type="float">
            <text:p>0,001331859</text:p>
          </table:table-cell>
          <table:table-cell office:value-type="float" office:value="0.002048618" calcext:value-type="float">
            <text:p>0,002048618</text:p>
          </table:table-cell>
          <table:table-cell office:value-type="float" office:value="0.001133099" calcext:value-type="float">
            <text:p>0,001133099</text:p>
          </table:table-cell>
          <table:table-cell office:value-type="float" office:value="0.001088592" calcext:value-type="float">
            <text:p>0,001088592</text:p>
          </table:table-cell>
          <table:table-cell office:value-type="float" office:value="0.001197895" calcext:value-type="float">
            <text:p>0,001197895</text:p>
          </table:table-cell>
          <table:table-cell office:value-type="float" office:value="0.001381125" calcext:value-type="float">
            <text:p>0,001381125</text:p>
          </table:table-cell>
          <table:table-cell/>
          <table:table-cell table:formula="of:=TRIMMEAN([.B13:.K13];0.2)" office:value-type="float" office:value="0.00137063975" calcext:value-type="float">
            <text:p>0,0013706398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1403608" calcext:value-type="float">
            <text:p>0,001403608</text:p>
          </table:table-cell>
          <table:table-cell table:style-name="ce1" office:value-type="float" office:value="0.000867713" calcext:value-type="float">
            <text:p>8,68E-004</text:p>
          </table:table-cell>
          <table:table-cell table:style-name="ce1" office:value-type="float" office:value="0.000676176" calcext:value-type="float">
            <text:p>6,76E-004</text:p>
          </table:table-cell>
          <table:table-cell table:style-name="ce1" office:value-type="float" office:value="0.000666061" calcext:value-type="float">
            <text:p>6,66E-004</text:p>
          </table:table-cell>
          <table:table-cell office:value-type="float" office:value="0.001191168" calcext:value-type="float">
            <text:p>0,001191168</text:p>
          </table:table-cell>
          <table:table-cell table:style-name="ce1" office:value-type="float" office:value="0.000592354" calcext:value-type="float">
            <text:p>5,92E-004</text:p>
          </table:table-cell>
          <table:table-cell table:style-name="ce1" office:value-type="float" office:value="0.000451379" calcext:value-type="float">
            <text:p>4,51E-004</text:p>
          </table:table-cell>
          <table:table-cell table:style-name="ce1" office:value-type="float" office:value="0.000465608" calcext:value-type="float">
            <text:p>4,66E-004</text:p>
          </table:table-cell>
          <table:table-cell table:style-name="ce1" office:value-type="float" office:value="0.000514015" calcext:value-type="float">
            <text:p>5,14E-004</text:p>
          </table:table-cell>
          <table:table-cell table:style-name="ce1" office:value-type="float" office:value="0.000670599" calcext:value-type="float">
            <text:p>6,71E-004</text:p>
          </table:table-cell>
          <table:table-cell/>
          <table:table-cell table:formula="of:=TRIMMEAN([.B14:.K14];0.2)" office:value-type="float" office:value="0.00070546175" calcext:value-type="float">
            <text:p>0,0007054618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2740382" calcext:value-type="float">
            <text:p>0,002740382</text:p>
          </table:table-cell>
          <table:table-cell office:value-type="float" office:value="0.00146388" calcext:value-type="float">
            <text:p>0,00146388</text:p>
          </table:table-cell>
          <table:table-cell office:value-type="float" office:value="0.001216447" calcext:value-type="float">
            <text:p>0,001216447</text:p>
          </table:table-cell>
          <table:table-cell office:value-type="float" office:value="0.001203833" calcext:value-type="float">
            <text:p>0,001203833</text:p>
          </table:table-cell>
          <table:table-cell office:value-type="float" office:value="0.001317402" calcext:value-type="float">
            <text:p>0,001317402</text:p>
          </table:table-cell>
          <table:table-cell office:value-type="float" office:value="0.001108594" calcext:value-type="float">
            <text:p>0,001108594</text:p>
          </table:table-cell>
          <table:table-cell office:value-type="float" office:value="0.001127363" calcext:value-type="float">
            <text:p>0,001127363</text:p>
          </table:table-cell>
          <table:table-cell office:value-type="float" office:value="0.001118953" calcext:value-type="float">
            <text:p>0,001118953</text:p>
          </table:table-cell>
          <table:table-cell office:value-type="float" office:value="0.001037571" calcext:value-type="float">
            <text:p>0,001037571</text:p>
          </table:table-cell>
          <table:table-cell office:value-type="float" office:value="0.001218891" calcext:value-type="float">
            <text:p>0,001218891</text:p>
          </table:table-cell>
          <table:table-cell/>
          <table:table-cell table:formula="of:=TRIMMEAN([.B15:.K15];0.2)" office:value-type="float" office:value="0.001221920375" calcext:value-type="float">
            <text:p>0,0012219204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5532525" calcext:value-type="float">
            <text:p>0,005532525</text:p>
          </table:table-cell>
          <table:table-cell office:value-type="float" office:value="0.001385549" calcext:value-type="float">
            <text:p>0,001385549</text:p>
          </table:table-cell>
          <table:table-cell office:value-type="float" office:value="0.001311091" calcext:value-type="float">
            <text:p>0,001311091</text:p>
          </table:table-cell>
          <table:table-cell office:value-type="float" office:value="0.00124775" calcext:value-type="float">
            <text:p>0,00124775</text:p>
          </table:table-cell>
          <table:table-cell office:value-type="float" office:value="0.001271194" calcext:value-type="float">
            <text:p>0,001271194</text:p>
          </table:table-cell>
          <table:table-cell table:style-name="ce1" office:value-type="float" office:value="0.001148156" calcext:value-type="float">
            <text:p>1,15E-003</text:p>
          </table:table-cell>
          <table:table-cell table:style-name="ce1" office:value-type="float" office:value="0.001059573" calcext:value-type="float">
            <text:p>1,06E-003</text:p>
          </table:table-cell>
          <table:table-cell office:value-type="float" office:value="0.001119169" calcext:value-type="float">
            <text:p>0,001119169</text:p>
          </table:table-cell>
          <table:table-cell table:style-name="ce1" office:value-type="float" office:value="0.000995753" calcext:value-type="float">
            <text:p>9,96E-004</text:p>
          </table:table-cell>
          <table:table-cell table:style-name="ce1" office:value-type="float" office:value="0.001279609" calcext:value-type="float">
            <text:p>1,28E-003</text:p>
          </table:table-cell>
          <table:table-cell/>
          <table:table-cell table:formula="of:=TRIMMEAN([.B16:.K16];0.2)" office:value-type="float" office:value="0.001227761375" calcext:value-type="float">
            <text:p>0,0012277614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2116888" calcext:value-type="float">
            <text:p>0,002116888</text:p>
          </table:table-cell>
          <table:table-cell office:value-type="float" office:value="0.001434601" calcext:value-type="float">
            <text:p>0,001434601</text:p>
          </table:table-cell>
          <table:table-cell office:value-type="float" office:value="0.001586031" calcext:value-type="float">
            <text:p>0,001586031</text:p>
          </table:table-cell>
          <table:table-cell office:value-type="float" office:value="0.001560002" calcext:value-type="float">
            <text:p>0,001560002</text:p>
          </table:table-cell>
          <table:table-cell office:value-type="float" office:value="0.001613672" calcext:value-type="float">
            <text:p>0,001613672</text:p>
          </table:table-cell>
          <table:table-cell office:value-type="float" office:value="0.001510485" calcext:value-type="float">
            <text:p>0,001510485</text:p>
          </table:table-cell>
          <table:table-cell office:value-type="float" office:value="0.001597256" calcext:value-type="float">
            <text:p>0,001597256</text:p>
          </table:table-cell>
          <table:table-cell office:value-type="float" office:value="0.001117578" calcext:value-type="float">
            <text:p>0,001117578</text:p>
          </table:table-cell>
          <table:table-cell office:value-type="float" office:value="0.001576074" calcext:value-type="float">
            <text:p>0,001576074</text:p>
          </table:table-cell>
          <table:table-cell office:value-type="float" office:value="0.001375903" calcext:value-type="float">
            <text:p>0,001375903</text:p>
          </table:table-cell>
          <table:table-cell/>
          <table:table-cell table:formula="of:=TRIMMEAN([.B17:.K17];0.2)" office:value-type="float" office:value="0.001531753" calcext:value-type="float">
            <text:p>0,001531753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191516" calcext:value-type="float">
            <text:p>0,00191516</text:p>
          </table:table-cell>
          <table:table-cell office:value-type="float" office:value="0.001402654" calcext:value-type="float">
            <text:p>0,001402654</text:p>
          </table:table-cell>
          <table:table-cell office:value-type="float" office:value="0.001458054" calcext:value-type="float">
            <text:p>0,001458054</text:p>
          </table:table-cell>
          <table:table-cell office:value-type="float" office:value="0.007233384" calcext:value-type="float">
            <text:p>0,007233384</text:p>
          </table:table-cell>
          <table:table-cell office:value-type="float" office:value="0.001571259" calcext:value-type="float">
            <text:p>0,001571259</text:p>
          </table:table-cell>
          <table:table-cell office:value-type="float" office:value="0.001543129" calcext:value-type="float">
            <text:p>0,001543129</text:p>
          </table:table-cell>
          <table:table-cell office:value-type="float" office:value="0.001102355" calcext:value-type="float">
            <text:p>0,001102355</text:p>
          </table:table-cell>
          <table:table-cell office:value-type="float" office:value="0.001112244" calcext:value-type="float">
            <text:p>0,001112244</text:p>
          </table:table-cell>
          <table:table-cell office:value-type="float" office:value="0.001092" calcext:value-type="float">
            <text:p>0,001092</text:p>
          </table:table-cell>
          <table:table-cell office:value-type="float" office:value="0.001348611" calcext:value-type="float">
            <text:p>0,001348611</text:p>
          </table:table-cell>
          <table:table-cell/>
          <table:table-cell table:formula="of:=TRIMMEAN([.B18:.K18];0.2)" office:value-type="float" office:value="0.00143168325" calcext:value-type="float">
            <text:p>0,0014316833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office:value-type="float" office:value="0.003289713" calcext:value-type="float">
            <text:p>0,003289713</text:p>
          </table:table-cell>
          <table:table-cell office:value-type="float" office:value="0.013041056" calcext:value-type="float">
            <text:p>0,013041056</text:p>
          </table:table-cell>
          <table:table-cell office:value-type="float" office:value="0.00106023" calcext:value-type="float">
            <text:p>0,00106023</text:p>
          </table:table-cell>
          <table:table-cell office:value-type="float" office:value="0.001229426" calcext:value-type="float">
            <text:p>0,001229426</text:p>
          </table:table-cell>
          <table:table-cell office:value-type="float" office:value="0.006013652" calcext:value-type="float">
            <text:p>0,006013652</text:p>
          </table:table-cell>
          <table:table-cell table:style-name="ce1" office:value-type="float" office:value="0.000984832" calcext:value-type="float">
            <text:p>9,85E-004</text:p>
          </table:table-cell>
          <table:table-cell table:style-name="ce1" office:value-type="float" office:value="0.00079785" calcext:value-type="float">
            <text:p>7,98E-004</text:p>
          </table:table-cell>
          <table:table-cell table:style-name="ce1" office:value-type="float" office:value="0.000935901" calcext:value-type="float">
            <text:p>9,36E-004</text:p>
          </table:table-cell>
          <table:table-cell table:style-name="ce1" office:value-type="float" office:value="0.000898991" calcext:value-type="float">
            <text:p>8,99E-004</text:p>
          </table:table-cell>
          <table:table-cell table:style-name="ce1" office:value-type="float" office:value="0.000822782" calcext:value-type="float">
            <text:p>8,23E-004</text:p>
          </table:table-cell>
          <table:table-cell/>
          <table:table-cell table:formula="of:=TRIMMEAN([.B19:.K19];0.2)" office:value-type="float" office:value="0.001904440875" calcext:value-type="float">
            <text:p>0,0019044409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office:value-type="float" office:value="0.006793155" calcext:value-type="float">
            <text:p>0,006793155</text:p>
          </table:table-cell>
          <table:table-cell office:value-type="float" office:value="0.00236996" calcext:value-type="float">
            <text:p>0,00236996</text:p>
          </table:table-cell>
          <table:table-cell office:value-type="float" office:value="0.002070217" calcext:value-type="float">
            <text:p>0,002070217</text:p>
          </table:table-cell>
          <table:table-cell table:style-name="ce1" office:value-type="float" office:value="0.002555262" calcext:value-type="float">
            <text:p>2,56E-003</text:p>
          </table:table-cell>
          <table:table-cell office:value-type="float" office:value="0.002276541" calcext:value-type="float">
            <text:p>0,002276541</text:p>
          </table:table-cell>
          <table:table-cell office:value-type="float" office:value="0.001750995" calcext:value-type="float">
            <text:p>0,001750995</text:p>
          </table:table-cell>
          <table:table-cell office:value-type="float" office:value="0.001831845" calcext:value-type="float">
            <text:p>0,001831845</text:p>
          </table:table-cell>
          <table:table-cell table:style-name="ce1" office:value-type="float" office:value="0.001639963" calcext:value-type="float">
            <text:p>1,64E-003</text:p>
          </table:table-cell>
          <table:table-cell table:style-name="ce1" office:value-type="float" office:value="0.001839145" calcext:value-type="float">
            <text:p>1,84E-003</text:p>
          </table:table-cell>
          <table:table-cell table:style-name="ce1" office:value-type="float" office:value="0.001633836" calcext:value-type="float">
            <text:p>1,63E-003</text:p>
          </table:table-cell>
          <table:table-cell/>
          <table:table-cell table:formula="of:=TRIMMEAN([.B20:.K20];0.2)" office:value-type="float" office:value="0.002041741" calcext:value-type="float">
            <text:p>0,002041741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office:value-type="float" office:value="0.014486303" calcext:value-type="float">
            <text:p>0,014486303</text:p>
          </table:table-cell>
          <table:table-cell office:value-type="float" office:value="0.002124685" calcext:value-type="float">
            <text:p>0,002124685</text:p>
          </table:table-cell>
          <table:table-cell office:value-type="float" office:value="0.001910735" calcext:value-type="float">
            <text:p>0,001910735</text:p>
          </table:table-cell>
          <table:table-cell office:value-type="float" office:value="0.006247114" calcext:value-type="float">
            <text:p>0,006247114</text:p>
          </table:table-cell>
          <table:table-cell office:value-type="float" office:value="0.001828885" calcext:value-type="float">
            <text:p>0,001828885</text:p>
          </table:table-cell>
          <table:table-cell office:value-type="float" office:value="0.002663991" calcext:value-type="float">
            <text:p>0,002663991</text:p>
          </table:table-cell>
          <table:table-cell office:value-type="float" office:value="0.001707021" calcext:value-type="float">
            <text:p>0,001707021</text:p>
          </table:table-cell>
          <table:table-cell office:value-type="float" office:value="0.001524054" calcext:value-type="float">
            <text:p>0,001524054</text:p>
          </table:table-cell>
          <table:table-cell office:value-type="float" office:value="0.001600922" calcext:value-type="float">
            <text:p>0,001600922</text:p>
          </table:table-cell>
          <table:table-cell office:value-type="float" office:value="0.001739106" calcext:value-type="float">
            <text:p>0,001739106</text:p>
          </table:table-cell>
          <table:table-cell/>
          <table:table-cell table:formula="of:=TRIMMEAN([.B21:.K21];0.2)" office:value-type="float" office:value="0.002477807375" calcext:value-type="float">
            <text:p>0,0024778074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office:value-type="float" office:value="0.012481458" calcext:value-type="float">
            <text:p>0,012481458</text:p>
          </table:table-cell>
          <table:table-cell office:value-type="float" office:value="0.002557469" calcext:value-type="float">
            <text:p>0,002557469</text:p>
          </table:table-cell>
          <table:table-cell office:value-type="float" office:value="0.002591918" calcext:value-type="float">
            <text:p>0,002591918</text:p>
          </table:table-cell>
          <table:table-cell office:value-type="float" office:value="0.002240085" calcext:value-type="float">
            <text:p>0,002240085</text:p>
          </table:table-cell>
          <table:table-cell office:value-type="float" office:value="0.001819315" calcext:value-type="float">
            <text:p>0,001819315</text:p>
          </table:table-cell>
          <table:table-cell office:value-type="float" office:value="0.002680507" calcext:value-type="float">
            <text:p>0,002680507</text:p>
          </table:table-cell>
          <table:table-cell office:value-type="float" office:value="0.001979657" calcext:value-type="float">
            <text:p>0,001979657</text:p>
          </table:table-cell>
          <table:table-cell office:value-type="float" office:value="0.001473202" calcext:value-type="float">
            <text:p>0,001473202</text:p>
          </table:table-cell>
          <table:table-cell office:value-type="float" office:value="0.00172206" calcext:value-type="float">
            <text:p>0,00172206</text:p>
          </table:table-cell>
          <table:table-cell office:value-type="float" office:value="0.001642298" calcext:value-type="float">
            <text:p>0,001642298</text:p>
          </table:table-cell>
          <table:table-cell/>
          <table:table-cell table:formula="of:=TRIMMEAN([.B22:.K22];0.2)" office:value-type="float" office:value="0.002154163625" calcext:value-type="float">
            <text:p>0,0021541636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office:value-type="float" office:value="0.006996138" calcext:value-type="float">
            <text:p>0,006996138</text:p>
          </table:table-cell>
          <table:table-cell office:value-type="float" office:value="0.002986549" calcext:value-type="float">
            <text:p>0,002986549</text:p>
          </table:table-cell>
          <table:table-cell office:value-type="float" office:value="0.003787117" calcext:value-type="float">
            <text:p>0,003787117</text:p>
          </table:table-cell>
          <table:table-cell office:value-type="float" office:value="0.004720676" calcext:value-type="float">
            <text:p>0,004720676</text:p>
          </table:table-cell>
          <table:table-cell office:value-type="float" office:value="0.003358619" calcext:value-type="float">
            <text:p>0,003358619</text:p>
          </table:table-cell>
          <table:table-cell office:value-type="float" office:value="0.003727736" calcext:value-type="float">
            <text:p>0,003727736</text:p>
          </table:table-cell>
          <table:table-cell office:value-type="float" office:value="0.003048244" calcext:value-type="float">
            <text:p>0,003048244</text:p>
          </table:table-cell>
          <table:table-cell office:value-type="float" office:value="0.002178055" calcext:value-type="float">
            <text:p>0,002178055</text:p>
          </table:table-cell>
          <table:table-cell office:value-type="float" office:value="0.001902189" calcext:value-type="float">
            <text:p>0,001902189</text:p>
          </table:table-cell>
          <table:table-cell office:value-type="float" office:value="0.003153944" calcext:value-type="float">
            <text:p>0,003153944</text:p>
          </table:table-cell>
          <table:table-cell/>
          <table:table-cell table:formula="of:=TRIMMEAN([.B23:.K23];0.2)" office:value-type="float" office:value="0.0033701175" calcext:value-type="float">
            <text:p>0,0033701175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06970057" calcext:value-type="float">
            <text:p>0,006970057</text:p>
          </table:table-cell>
          <table:table-cell office:value-type="float" office:value="0.002560107" calcext:value-type="float">
            <text:p>0,002560107</text:p>
          </table:table-cell>
          <table:table-cell office:value-type="float" office:value="0.004512132" calcext:value-type="float">
            <text:p>0,004512132</text:p>
          </table:table-cell>
          <table:table-cell office:value-type="float" office:value="0.004620777" calcext:value-type="float">
            <text:p>0,004620777</text:p>
          </table:table-cell>
          <table:table-cell office:value-type="float" office:value="0.003782968" calcext:value-type="float">
            <text:p>0,003782968</text:p>
          </table:table-cell>
          <table:table-cell office:value-type="float" office:value="0.00381377" calcext:value-type="float">
            <text:p>0,00381377</text:p>
          </table:table-cell>
          <table:table-cell office:value-type="float" office:value="0.003327158" calcext:value-type="float">
            <text:p>0,003327158</text:p>
          </table:table-cell>
          <table:table-cell office:value-type="float" office:value="0.002510941" calcext:value-type="float">
            <text:p>0,002510941</text:p>
          </table:table-cell>
          <table:table-cell office:value-type="float" office:value="0.002282132" calcext:value-type="float">
            <text:p>0,002282132</text:p>
          </table:table-cell>
          <table:table-cell office:value-type="float" office:value="0.00401136" calcext:value-type="float">
            <text:p>0,00401136</text:p>
          </table:table-cell>
          <table:table-cell/>
          <table:table-cell table:formula="of:=TRIMMEAN([.B24:.K24];0.2)" office:value-type="float" office:value="0.003642401625" calcext:value-type="float">
            <text:p>0,0036424016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04414333" calcext:value-type="float">
            <text:p>0,004414333</text:p>
          </table:table-cell>
          <table:table-cell office:value-type="float" office:value="0.001877536" calcext:value-type="float">
            <text:p>0,001877536</text:p>
          </table:table-cell>
          <table:table-cell office:value-type="float" office:value="0.00212314" calcext:value-type="float">
            <text:p>0,00212314</text:p>
          </table:table-cell>
          <table:table-cell office:value-type="float" office:value="0.001883535" calcext:value-type="float">
            <text:p>0,001883535</text:p>
          </table:table-cell>
          <table:table-cell office:value-type="float" office:value="0.001698554" calcext:value-type="float">
            <text:p>0,001698554</text:p>
          </table:table-cell>
          <table:table-cell office:value-type="float" office:value="0.001828628" calcext:value-type="float">
            <text:p>0,001828628</text:p>
          </table:table-cell>
          <table:table-cell office:value-type="float" office:value="0.001869763" calcext:value-type="float">
            <text:p>0,001869763</text:p>
          </table:table-cell>
          <table:table-cell office:value-type="float" office:value="0.001535523" calcext:value-type="float">
            <text:p>0,001535523</text:p>
          </table:table-cell>
          <table:table-cell office:value-type="float" office:value="0.001795576" calcext:value-type="float">
            <text:p>0,001795576</text:p>
          </table:table-cell>
          <table:table-cell office:value-type="float" office:value="0.001578032" calcext:value-type="float">
            <text:p>0,001578032</text:p>
          </table:table-cell>
          <table:table-cell/>
          <table:table-cell table:formula="of:=TRIMMEAN([.B25:.K25];0.2)" office:value-type="float" office:value="0.0018318455" calcext:value-type="float">
            <text:p>0,0018318455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6915959" calcext:value-type="float">
            <text:p>0,006915959</text:p>
          </table:table-cell>
          <table:table-cell office:value-type="float" office:value="0.001551948" calcext:value-type="float">
            <text:p>0,001551948</text:p>
          </table:table-cell>
          <table:table-cell office:value-type="float" office:value="0.001292361" calcext:value-type="float">
            <text:p>0,001292361</text:p>
          </table:table-cell>
          <table:table-cell office:value-type="float" office:value="0.002433109" calcext:value-type="float">
            <text:p>0,002433109</text:p>
          </table:table-cell>
          <table:table-cell office:value-type="float" office:value="0.001102099" calcext:value-type="float">
            <text:p>0,001102099</text:p>
          </table:table-cell>
          <table:table-cell office:value-type="float" office:value="0.001260876" calcext:value-type="float">
            <text:p>0,001260876</text:p>
          </table:table-cell>
          <table:table-cell office:value-type="float" office:value="0.001081798" calcext:value-type="float">
            <text:p>0,001081798</text:p>
          </table:table-cell>
          <table:table-cell office:value-type="float" office:value="0.001012123" calcext:value-type="float">
            <text:p>0,001012123</text:p>
          </table:table-cell>
          <table:table-cell table:style-name="ce1" office:value-type="float" office:value="0.000995929" calcext:value-type="float">
            <text:p>9,96E-004</text:p>
          </table:table-cell>
          <table:table-cell office:value-type="float" office:value="0.001018082" calcext:value-type="float">
            <text:p>0,001018082</text:p>
          </table:table-cell>
          <table:table-cell/>
          <table:table-cell table:formula="of:=TRIMMEAN([.B26:.K26];0.2)" office:value-type="float" office:value="0.0013440495" calcext:value-type="float">
            <text:p>0,0013440495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07480995" calcext:value-type="float">
            <text:p>0,007480995</text:p>
          </table:table-cell>
          <table:table-cell office:value-type="float" office:value="0.002195157" calcext:value-type="float">
            <text:p>0,002195157</text:p>
          </table:table-cell>
          <table:table-cell office:value-type="float" office:value="0.003234503" calcext:value-type="float">
            <text:p>0,003234503</text:p>
          </table:table-cell>
          <table:table-cell office:value-type="float" office:value="0.003104882" calcext:value-type="float">
            <text:p>0,003104882</text:p>
          </table:table-cell>
          <table:table-cell office:value-type="float" office:value="0.002693016" calcext:value-type="float">
            <text:p>0,002693016</text:p>
          </table:table-cell>
          <table:table-cell office:value-type="float" office:value="0.002951648" calcext:value-type="float">
            <text:p>0,002951648</text:p>
          </table:table-cell>
          <table:table-cell office:value-type="float" office:value="0.002425182" calcext:value-type="float">
            <text:p>0,002425182</text:p>
          </table:table-cell>
          <table:table-cell office:value-type="float" office:value="0.002084828" calcext:value-type="float">
            <text:p>0,002084828</text:p>
          </table:table-cell>
          <table:table-cell office:value-type="float" office:value="0.003214576" calcext:value-type="float">
            <text:p>0,003214576</text:p>
          </table:table-cell>
          <table:table-cell office:value-type="float" office:value="0.00284167" calcext:value-type="float">
            <text:p>0,00284167</text:p>
          </table:table-cell>
          <table:table-cell/>
          <table:table-cell table:formula="of:=TRIMMEAN([.B27:.K27];0.2)" office:value-type="float" office:value="0.00283257925" calcext:value-type="float">
            <text:p>0,0028325793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1565997" calcext:value-type="float">
            <text:p>0,01565997</text:p>
          </table:table-cell>
          <table:table-cell office:value-type="float" office:value="0.007594149" calcext:value-type="float">
            <text:p>0,007594149</text:p>
          </table:table-cell>
          <table:table-cell office:value-type="float" office:value="0.005149694" calcext:value-type="float">
            <text:p>0,005149694</text:p>
          </table:table-cell>
          <table:table-cell office:value-type="float" office:value="0.003826647" calcext:value-type="float">
            <text:p>0,003826647</text:p>
          </table:table-cell>
          <table:table-cell office:value-type="float" office:value="0.003590059" calcext:value-type="float">
            <text:p>0,003590059</text:p>
          </table:table-cell>
          <table:table-cell office:value-type="float" office:value="0.003497194" calcext:value-type="float">
            <text:p>0,003497194</text:p>
          </table:table-cell>
          <table:table-cell office:value-type="float" office:value="0.002941081" calcext:value-type="float">
            <text:p>0,002941081</text:p>
          </table:table-cell>
          <table:table-cell office:value-type="float" office:value="0.002593416" calcext:value-type="float">
            <text:p>0,002593416</text:p>
          </table:table-cell>
          <table:table-cell office:value-type="float" office:value="0.005187377" calcext:value-type="float">
            <text:p>0,005187377</text:p>
          </table:table-cell>
          <table:table-cell office:value-type="float" office:value="0.003547385" calcext:value-type="float">
            <text:p>0,003547385</text:p>
          </table:table-cell>
          <table:table-cell/>
          <table:table-cell table:formula="of:=TRIMMEAN([.B28:.K28];0.2)" office:value-type="float" office:value="0.00441669825" calcext:value-type="float">
            <text:p>0,0044166983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11235949" calcext:value-type="float">
            <text:p>0,011235949</text:p>
          </table:table-cell>
          <table:table-cell office:value-type="float" office:value="0.00239781" calcext:value-type="float">
            <text:p>0,00239781</text:p>
          </table:table-cell>
          <table:table-cell office:value-type="float" office:value="0.003666627" calcext:value-type="float">
            <text:p>0,003666627</text:p>
          </table:table-cell>
          <table:table-cell office:value-type="float" office:value="0.003586912" calcext:value-type="float">
            <text:p>0,003586912</text:p>
          </table:table-cell>
          <table:table-cell office:value-type="float" office:value="0.003266028" calcext:value-type="float">
            <text:p>0,003266028</text:p>
          </table:table-cell>
          <table:table-cell office:value-type="float" office:value="0.003028851" calcext:value-type="float">
            <text:p>0,003028851</text:p>
          </table:table-cell>
          <table:table-cell office:value-type="float" office:value="0.002541626" calcext:value-type="float">
            <text:p>0,002541626</text:p>
          </table:table-cell>
          <table:table-cell office:value-type="float" office:value="0.002266196" calcext:value-type="float">
            <text:p>0,002266196</text:p>
          </table:table-cell>
          <table:table-cell office:value-type="float" office:value="0.001790984" calcext:value-type="float">
            <text:p>0,001790984</text:p>
          </table:table-cell>
          <table:table-cell office:value-type="float" office:value="0.003041831" calcext:value-type="float">
            <text:p>0,003041831</text:p>
          </table:table-cell>
          <table:table-cell/>
          <table:table-cell table:formula="of:=TRIMMEAN([.B29:.K29];0.2)" office:value-type="float" office:value="0.002974485125" calcext:value-type="float">
            <text:p>0,0029744851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10809501" calcext:value-type="float">
            <text:p>0,010809501</text:p>
          </table:table-cell>
          <table:table-cell office:value-type="float" office:value="0.002226668" calcext:value-type="float">
            <text:p>0,002226668</text:p>
          </table:table-cell>
          <table:table-cell office:value-type="float" office:value="0.002021882" calcext:value-type="float">
            <text:p>0,002021882</text:p>
          </table:table-cell>
          <table:table-cell office:value-type="float" office:value="0.001788351" calcext:value-type="float">
            <text:p>0,001788351</text:p>
          </table:table-cell>
          <table:table-cell office:value-type="float" office:value="0.001824888" calcext:value-type="float">
            <text:p>0,001824888</text:p>
          </table:table-cell>
          <table:table-cell office:value-type="float" office:value="0.001793198" calcext:value-type="float">
            <text:p>0,001793198</text:p>
          </table:table-cell>
          <table:table-cell office:value-type="float" office:value="0.001930799" calcext:value-type="float">
            <text:p>0,001930799</text:p>
          </table:table-cell>
          <table:table-cell office:value-type="float" office:value="0.001707412" calcext:value-type="float">
            <text:p>0,001707412</text:p>
          </table:table-cell>
          <table:table-cell office:value-type="float" office:value="0.001859737" calcext:value-type="float">
            <text:p>0,001859737</text:p>
          </table:table-cell>
          <table:table-cell office:value-type="float" office:value="0.001842828" calcext:value-type="float">
            <text:p>0,001842828</text:p>
          </table:table-cell>
          <table:table-cell/>
          <table:table-cell table:formula="of:=TRIMMEAN([.B30:.K30];0.2)" office:value-type="float" office:value="0.001911043875" calcext:value-type="float">
            <text:p>0,001911043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Tempo agregação</text:p>
          </table:table-cell>
          <table:table-cell table:formula="of:=SUM([.M2:.M7])" office:value-type="float" office:value="300.35250171825" calcext:value-type="float">
            <text:p>300,352501718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empo busca</text:p>
          </table:table-cell>
          <table:table-cell table:formula="of:=SUM([.M9:.M30])" office:value-type="float" office:value="0.0463299655" calcext:value-type="float">
            <text:p>0,0463299655</text:p>
          </table:table-cell>
        </table:table-row>
      </table:table>
      <table:table table:name="6CM" table:style-name="ta1"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4.013566677" calcext:value-type="float">
            <text:p>14,013566677</text:p>
          </table:table-cell>
          <table:table-cell office:value-type="float" office:value="14.012108828" calcext:value-type="float">
            <text:p>14,012108828</text:p>
          </table:table-cell>
          <table:table-cell office:value-type="float" office:value="14.144236377" calcext:value-type="float">
            <text:p>14,144236377</text:p>
          </table:table-cell>
          <table:table-cell office:value-type="float" office:value="14.917875405" calcext:value-type="float">
            <text:p>14,917875405</text:p>
          </table:table-cell>
          <table:table-cell office:value-type="float" office:value="14.384372235" calcext:value-type="float">
            <text:p>14,384372235</text:p>
          </table:table-cell>
          <table:table-cell office:value-type="float" office:value="14.931324302" calcext:value-type="float">
            <text:p>14,931324302</text:p>
          </table:table-cell>
          <table:table-cell office:value-type="float" office:value="14.289433553" calcext:value-type="float">
            <text:p>14,289433553</text:p>
          </table:table-cell>
          <table:table-cell office:value-type="float" office:value="14.27161019" calcext:value-type="float">
            <text:p>14,27161019</text:p>
          </table:table-cell>
          <table:table-cell office:value-type="float" office:value="14.952035327" calcext:value-type="float">
            <text:p>14,952035327</text:p>
          </table:table-cell>
          <table:table-cell office:value-type="float" office:value="14.964642114" calcext:value-type="float">
            <text:p>14,964642114</text:p>
          </table:table-cell>
          <table:table-cell/>
          <table:table-cell table:formula="of:=TRIMMEAN([.B2:.K2];0.2)" office:value-type="float" office:value="14.48805675825" calcext:value-type="float">
            <text:p>14,4880567583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12.038584981" calcext:value-type="float">
            <text:p>12,038584981</text:p>
          </table:table-cell>
          <table:table-cell office:value-type="float" office:value="11.828303485" calcext:value-type="float">
            <text:p>11,828303485</text:p>
          </table:table-cell>
          <table:table-cell office:value-type="float" office:value="12.625201235" calcext:value-type="float">
            <text:p>12,625201235</text:p>
          </table:table-cell>
          <table:table-cell office:value-type="float" office:value="12.819070384" calcext:value-type="float">
            <text:p>12,819070384</text:p>
          </table:table-cell>
          <table:table-cell office:value-type="float" office:value="12.14934062" calcext:value-type="float">
            <text:p>12,14934062</text:p>
          </table:table-cell>
          <table:table-cell office:value-type="float" office:value="12.178193008" calcext:value-type="float">
            <text:p>12,178193008</text:p>
          </table:table-cell>
          <table:table-cell office:value-type="float" office:value="12.203636976" calcext:value-type="float">
            <text:p>12,203636976</text:p>
          </table:table-cell>
          <table:table-cell office:value-type="float" office:value="12.837559985" calcext:value-type="float">
            <text:p>12,837559985</text:p>
          </table:table-cell>
          <table:table-cell office:value-type="float" office:value="12.670164496" calcext:value-type="float">
            <text:p>12,670164496</text:p>
          </table:table-cell>
          <table:table-cell office:value-type="float" office:value="12.368322941" calcext:value-type="float">
            <text:p>12,368322941</text:p>
          </table:table-cell>
          <table:table-cell/>
          <table:table-cell table:formula="of:=TRIMMEAN([.B3:.K3];0.2)" office:value-type="float" office:value="12.381564330125" calcext:value-type="float">
            <text:p>12,3815643301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77.316276113" calcext:value-type="float">
            <text:p>77,316276113</text:p>
          </table:table-cell>
          <table:table-cell office:value-type="float" office:value="73.140026954" calcext:value-type="float">
            <text:p>73,140026954</text:p>
          </table:table-cell>
          <table:table-cell office:value-type="float" office:value="83.500728991" calcext:value-type="float">
            <text:p>83,500728991</text:p>
          </table:table-cell>
          <table:table-cell office:value-type="float" office:value="83.078061003" calcext:value-type="float">
            <text:p>83,078061003</text:p>
          </table:table-cell>
          <table:table-cell office:value-type="float" office:value="82.899047836" calcext:value-type="float">
            <text:p>82,899047836</text:p>
          </table:table-cell>
          <table:table-cell office:value-type="float" office:value="82.706475601" calcext:value-type="float">
            <text:p>82,706475601</text:p>
          </table:table-cell>
          <table:table-cell office:value-type="float" office:value="82.861798577" calcext:value-type="float">
            <text:p>82,861798577</text:p>
          </table:table-cell>
          <table:table-cell office:value-type="float" office:value="82.804238198" calcext:value-type="float">
            <text:p>82,804238198</text:p>
          </table:table-cell>
          <table:table-cell office:value-type="float" office:value="82.735765111" calcext:value-type="float">
            <text:p>82,735765111</text:p>
          </table:table-cell>
          <table:table-cell office:value-type="float" office:value="82.907801477" calcext:value-type="float">
            <text:p>82,907801477</text:p>
          </table:table-cell>
          <table:table-cell/>
          <table:table-cell table:formula="of:=TRIMMEAN([.B4:.K4];0.2)" office:value-type="float" office:value="82.1636829895" calcext:value-type="float">
            <text:p>82,1636829895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98.419780424" calcext:value-type="float">
            <text:p>98,419780424</text:p>
          </table:table-cell>
          <table:table-cell office:value-type="float" office:value="96.917061849" calcext:value-type="float">
            <text:p>96,917061849</text:p>
          </table:table-cell>
          <table:table-cell office:value-type="float" office:value="99.725059561" calcext:value-type="float">
            <text:p>99,725059561</text:p>
          </table:table-cell>
          <table:table-cell office:value-type="float" office:value="99.909902243" calcext:value-type="float">
            <text:p>99,909902243</text:p>
          </table:table-cell>
          <table:table-cell office:value-type="float" office:value="99.475196154" calcext:value-type="float">
            <text:p>99,475196154</text:p>
          </table:table-cell>
          <table:table-cell office:value-type="float" office:value="96.939696239" calcext:value-type="float">
            <text:p>96,939696239</text:p>
          </table:table-cell>
          <table:table-cell office:value-type="float" office:value="98.074191292" calcext:value-type="float">
            <text:p>98,074191292</text:p>
          </table:table-cell>
          <table:table-cell office:value-type="float" office:value="100.365935364" calcext:value-type="float">
            <text:p>100,365935364</text:p>
          </table:table-cell>
          <table:table-cell office:value-type="float" office:value="99.014957091" calcext:value-type="float">
            <text:p>99,014957091</text:p>
          </table:table-cell>
          <table:table-cell office:value-type="float" office:value="99.28376025" calcext:value-type="float">
            <text:p>99,28376025</text:p>
          </table:table-cell>
          <table:table-cell/>
          <table:table-cell table:formula="of:=TRIMMEAN([.B5:.K5];0.2)" office:value-type="float" office:value="98.85531790675" calcext:value-type="float">
            <text:p>98,8553179068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3.573672944" calcext:value-type="float">
            <text:p>23,573672944</text:p>
          </table:table-cell>
          <table:table-cell office:value-type="float" office:value="25.520849628" calcext:value-type="float">
            <text:p>25,520849628</text:p>
          </table:table-cell>
          <table:table-cell office:value-type="float" office:value="24.424062901" calcext:value-type="float">
            <text:p>24,424062901</text:p>
          </table:table-cell>
          <table:table-cell office:value-type="float" office:value="25.191674542" calcext:value-type="float">
            <text:p>25,191674542</text:p>
          </table:table-cell>
          <table:table-cell office:value-type="float" office:value="25.93420974" calcext:value-type="float">
            <text:p>25,93420974</text:p>
          </table:table-cell>
          <table:table-cell office:value-type="float" office:value="25.048530354" calcext:value-type="float">
            <text:p>25,048530354</text:p>
          </table:table-cell>
          <table:table-cell office:value-type="float" office:value="25.166876959" calcext:value-type="float">
            <text:p>25,166876959</text:p>
          </table:table-cell>
          <table:table-cell office:value-type="float" office:value="25.557037871" calcext:value-type="float">
            <text:p>25,557037871</text:p>
          </table:table-cell>
          <table:table-cell office:value-type="float" office:value="24.751150361" calcext:value-type="float">
            <text:p>24,751150361</text:p>
          </table:table-cell>
          <table:table-cell office:value-type="float" office:value="24.929838826" calcext:value-type="float">
            <text:p>24,929838826</text:p>
          </table:table-cell>
          <table:table-cell/>
          <table:table-cell table:formula="of:=TRIMMEAN([.B6:.K6];0.2)" office:value-type="float" office:value="25.07375268025" calcext:value-type="float">
            <text:p>25,0737526803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324.008609013" calcext:value-type="float">
            <text:p>324,008609013</text:p>
          </table:table-cell>
          <table:table-cell office:value-type="float" office:value="337.282156337" calcext:value-type="float">
            <text:p>337,282156337</text:p>
          </table:table-cell>
          <table:table-cell office:value-type="float" office:value="337.749005902" calcext:value-type="float">
            <text:p>337,749005902</text:p>
          </table:table-cell>
          <table:table-cell office:value-type="float" office:value="333.806416588" calcext:value-type="float">
            <text:p>333,806416588</text:p>
          </table:table-cell>
          <table:table-cell office:value-type="float" office:value="336.087725523" calcext:value-type="float">
            <text:p>336,087725523</text:p>
          </table:table-cell>
          <table:table-cell office:value-type="float" office:value="334.411389585" calcext:value-type="float">
            <text:p>334,411389585</text:p>
          </table:table-cell>
          <table:table-cell office:value-type="float" office:value="335.040191715" calcext:value-type="float">
            <text:p>335,040191715</text:p>
          </table:table-cell>
          <table:table-cell office:value-type="float" office:value="339.160918756" calcext:value-type="float">
            <text:p>339,160918756</text:p>
          </table:table-cell>
          <table:table-cell office:value-type="float" office:value="337.639416353" calcext:value-type="float">
            <text:p>337,639416353</text:p>
          </table:table-cell>
          <table:table-cell office:value-type="float" office:value="336.749647279" calcext:value-type="float">
            <text:p>336,749647279</text:p>
          </table:table-cell>
          <table:table-cell/>
          <table:table-cell table:formula="of:=TRIMMEAN([.B7:.K7];0.2)" office:value-type="float" office:value="336.09574366025" calcext:value-type="float">
            <text:p>336,095743660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43816503" calcext:value-type="float">
            <text:p>0,043816503</text:p>
          </table:table-cell>
          <table:table-cell office:value-type="float" office:value="0.004371238" calcext:value-type="float">
            <text:p>0,004371238</text:p>
          </table:table-cell>
          <table:table-cell office:value-type="float" office:value="0.003951423" calcext:value-type="float">
            <text:p>0,003951423</text:p>
          </table:table-cell>
          <table:table-cell office:value-type="float" office:value="0.004036664" calcext:value-type="float">
            <text:p>0,004036664</text:p>
          </table:table-cell>
          <table:table-cell office:value-type="float" office:value="0.00428525" calcext:value-type="float">
            <text:p>0,00428525</text:p>
          </table:table-cell>
          <table:table-cell office:value-type="float" office:value="0.003728962" calcext:value-type="float">
            <text:p>0,003728962</text:p>
          </table:table-cell>
          <table:table-cell office:value-type="float" office:value="0.003497119" calcext:value-type="float">
            <text:p>0,003497119</text:p>
          </table:table-cell>
          <table:table-cell office:value-type="float" office:value="0.003557448" calcext:value-type="float">
            <text:p>0,003557448</text:p>
          </table:table-cell>
          <table:table-cell office:value-type="float" office:value="0.004494722" calcext:value-type="float">
            <text:p>0,004494722</text:p>
          </table:table-cell>
          <table:table-cell office:value-type="float" office:value="0.003871438" calcext:value-type="float">
            <text:p>0,003871438</text:p>
          </table:table-cell>
          <table:table-cell/>
          <table:table-cell table:formula="of:=TRIMMEAN([.B9:.K9];0.2)" office:value-type="float" office:value="0.004037143125" calcext:value-type="float">
            <text:p>0,0040371431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506986" calcext:value-type="float">
            <text:p>0,0506986</text:p>
          </table:table-cell>
          <table:table-cell office:value-type="float" office:value="0.004366941" calcext:value-type="float">
            <text:p>0,004366941</text:p>
          </table:table-cell>
          <table:table-cell office:value-type="float" office:value="0.003772915" calcext:value-type="float">
            <text:p>0,003772915</text:p>
          </table:table-cell>
          <table:table-cell office:value-type="float" office:value="0.004242822" calcext:value-type="float">
            <text:p>0,004242822</text:p>
          </table:table-cell>
          <table:table-cell office:value-type="float" office:value="0.004421629" calcext:value-type="float">
            <text:p>0,004421629</text:p>
          </table:table-cell>
          <table:table-cell office:value-type="float" office:value="0.003989813" calcext:value-type="float">
            <text:p>0,003989813</text:p>
          </table:table-cell>
          <table:table-cell office:value-type="float" office:value="0.003661082" calcext:value-type="float">
            <text:p>0,003661082</text:p>
          </table:table-cell>
          <table:table-cell office:value-type="float" office:value="0.003701392" calcext:value-type="float">
            <text:p>0,003701392</text:p>
          </table:table-cell>
          <table:table-cell office:value-type="float" office:value="0.004517011" calcext:value-type="float">
            <text:p>0,004517011</text:p>
          </table:table-cell>
          <table:table-cell office:value-type="float" office:value="0.004101951" calcext:value-type="float">
            <text:p>0,004101951</text:p>
          </table:table-cell>
          <table:table-cell/>
          <table:table-cell table:formula="of:=TRIMMEAN([.B10:.K10];0.2)" office:value-type="float" office:value="0.00413930925" calcext:value-type="float">
            <text:p>0,0041393093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13422137" calcext:value-type="float">
            <text:p>0,013422137</text:p>
          </table:table-cell>
          <table:table-cell office:value-type="float" office:value="0.003870387" calcext:value-type="float">
            <text:p>0,003870387</text:p>
          </table:table-cell>
          <table:table-cell office:value-type="float" office:value="0.00420566" calcext:value-type="float">
            <text:p>0,00420566</text:p>
          </table:table-cell>
          <table:table-cell office:value-type="float" office:value="0.004500471" calcext:value-type="float">
            <text:p>0,004500471</text:p>
          </table:table-cell>
          <table:table-cell office:value-type="float" office:value="0.005121008" calcext:value-type="float">
            <text:p>0,005121008</text:p>
          </table:table-cell>
          <table:table-cell office:value-type="float" office:value="0.002377753" calcext:value-type="float">
            <text:p>0,002377753</text:p>
          </table:table-cell>
          <table:table-cell office:value-type="float" office:value="0.004375536" calcext:value-type="float">
            <text:p>0,004375536</text:p>
          </table:table-cell>
          <table:table-cell office:value-type="float" office:value="0.003464633" calcext:value-type="float">
            <text:p>0,003464633</text:p>
          </table:table-cell>
          <table:table-cell office:value-type="float" office:value="0.003990651" calcext:value-type="float">
            <text:p>0,003990651</text:p>
          </table:table-cell>
          <table:table-cell office:value-type="float" office:value="0.004156576" calcext:value-type="float">
            <text:p>0,004156576</text:p>
          </table:table-cell>
          <table:table-cell/>
          <table:table-cell table:formula="of:=TRIMMEAN([.B11:.K11];0.2)" office:value-type="float" office:value="0.00421061525" calcext:value-type="float">
            <text:p>0,0042106153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40033325" calcext:value-type="float">
            <text:p>0,040033325</text:p>
          </table:table-cell>
          <table:table-cell office:value-type="float" office:value="0.004221988" calcext:value-type="float">
            <text:p>0,004221988</text:p>
          </table:table-cell>
          <table:table-cell office:value-type="float" office:value="0.003927301" calcext:value-type="float">
            <text:p>0,003927301</text:p>
          </table:table-cell>
          <table:table-cell office:value-type="float" office:value="0.004425363" calcext:value-type="float">
            <text:p>0,004425363</text:p>
          </table:table-cell>
          <table:table-cell office:value-type="float" office:value="0.004720616" calcext:value-type="float">
            <text:p>0,004720616</text:p>
          </table:table-cell>
          <table:table-cell office:value-type="float" office:value="0.00389293" calcext:value-type="float">
            <text:p>0,00389293</text:p>
          </table:table-cell>
          <table:table-cell office:value-type="float" office:value="0.004163623" calcext:value-type="float">
            <text:p>0,004163623</text:p>
          </table:table-cell>
          <table:table-cell office:value-type="float" office:value="0.003960506" calcext:value-type="float">
            <text:p>0,003960506</text:p>
          </table:table-cell>
          <table:table-cell table:style-name="ce1" office:value-type="float" office:value="0.004578283" calcext:value-type="float">
            <text:p>4,58E-003</text:p>
          </table:table-cell>
          <table:table-cell table:style-name="ce1" office:value-type="float" office:value="0.004297111" calcext:value-type="float">
            <text:p>4,30E-003</text:p>
          </table:table-cell>
          <table:table-cell/>
          <table:table-cell table:formula="of:=TRIMMEAN([.B12:.K12];0.2)" office:value-type="float" office:value="0.004286848875" calcext:value-type="float">
            <text:p>0,0042868489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3757127" calcext:value-type="float">
            <text:p>0,003757127</text:p>
          </table:table-cell>
          <table:table-cell office:value-type="float" office:value="0.00251373" calcext:value-type="float">
            <text:p>0,00251373</text:p>
          </table:table-cell>
          <table:table-cell office:value-type="float" office:value="0.002779235" calcext:value-type="float">
            <text:p>0,002779235</text:p>
          </table:table-cell>
          <table:table-cell office:value-type="float" office:value="0.003164975" calcext:value-type="float">
            <text:p>0,003164975</text:p>
          </table:table-cell>
          <table:table-cell office:value-type="float" office:value="0.003324576" calcext:value-type="float">
            <text:p>0,003324576</text:p>
          </table:table-cell>
          <table:table-cell office:value-type="float" office:value="0.001589084" calcext:value-type="float">
            <text:p>0,001589084</text:p>
          </table:table-cell>
          <table:table-cell office:value-type="float" office:value="0.002579168" calcext:value-type="float">
            <text:p>0,002579168</text:p>
          </table:table-cell>
          <table:table-cell office:value-type="float" office:value="0.00239238" calcext:value-type="float">
            <text:p>0,00239238</text:p>
          </table:table-cell>
          <table:table-cell office:value-type="float" office:value="0.002470776" calcext:value-type="float">
            <text:p>0,002470776</text:p>
          </table:table-cell>
          <table:table-cell office:value-type="float" office:value="0.003035535" calcext:value-type="float">
            <text:p>0,003035535</text:p>
          </table:table-cell>
          <table:table-cell/>
          <table:table-cell table:formula="of:=TRIMMEAN([.B13:.K13];0.2)" office:value-type="float" office:value="0.002782546875" calcext:value-type="float">
            <text:p>0,0027825469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4694597" calcext:value-type="float">
            <text:p>0,004694597</text:p>
          </table:table-cell>
          <table:table-cell office:value-type="float" office:value="0.002825417" calcext:value-type="float">
            <text:p>0,002825417</text:p>
          </table:table-cell>
          <table:table-cell office:value-type="float" office:value="0.003410972" calcext:value-type="float">
            <text:p>0,003410972</text:p>
          </table:table-cell>
          <table:table-cell office:value-type="float" office:value="0.003335543" calcext:value-type="float">
            <text:p>0,003335543</text:p>
          </table:table-cell>
          <table:table-cell office:value-type="float" office:value="0.00501596" calcext:value-type="float">
            <text:p>0,00501596</text:p>
          </table:table-cell>
          <table:table-cell office:value-type="float" office:value="0.001834488" calcext:value-type="float">
            <text:p>0,001834488</text:p>
          </table:table-cell>
          <table:table-cell office:value-type="float" office:value="0.002797808" calcext:value-type="float">
            <text:p>0,002797808</text:p>
          </table:table-cell>
          <table:table-cell office:value-type="float" office:value="0.002711746" calcext:value-type="float">
            <text:p>0,002711746</text:p>
          </table:table-cell>
          <table:table-cell office:value-type="float" office:value="0.002481248" calcext:value-type="float">
            <text:p>0,002481248</text:p>
          </table:table-cell>
          <table:table-cell office:value-type="float" office:value="0.003174708" calcext:value-type="float">
            <text:p>0,003174708</text:p>
          </table:table-cell>
          <table:table-cell/>
          <table:table-cell table:formula="of:=TRIMMEAN([.B14:.K14];0.2)" office:value-type="float" office:value="0.003179004875" calcext:value-type="float">
            <text:p>0,0031790049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3833455" calcext:value-type="float">
            <text:p>0,003833455</text:p>
          </table:table-cell>
          <table:table-cell office:value-type="float" office:value="0.004982802" calcext:value-type="float">
            <text:p>0,004982802</text:p>
          </table:table-cell>
          <table:table-cell office:value-type="float" office:value="0.002246501" calcext:value-type="float">
            <text:p>0,002246501</text:p>
          </table:table-cell>
          <table:table-cell office:value-type="float" office:value="0.002086715" calcext:value-type="float">
            <text:p>0,002086715</text:p>
          </table:table-cell>
          <table:table-cell office:value-type="float" office:value="0.004090845" calcext:value-type="float">
            <text:p>0,004090845</text:p>
          </table:table-cell>
          <table:table-cell office:value-type="float" office:value="0.001875218" calcext:value-type="float">
            <text:p>0,001875218</text:p>
          </table:table-cell>
          <table:table-cell office:value-type="float" office:value="0.001783624" calcext:value-type="float">
            <text:p>0,001783624</text:p>
          </table:table-cell>
          <table:table-cell office:value-type="float" office:value="0.002465106" calcext:value-type="float">
            <text:p>0,002465106</text:p>
          </table:table-cell>
          <table:table-cell office:value-type="float" office:value="0.003342979" calcext:value-type="float">
            <text:p>0,003342979</text:p>
          </table:table-cell>
          <table:table-cell office:value-type="float" office:value="0.002851041" calcext:value-type="float">
            <text:p>0,002851041</text:p>
          </table:table-cell>
          <table:table-cell/>
          <table:table-cell table:formula="of:=TRIMMEAN([.B15:.K15];0.2)" office:value-type="float" office:value="0.0028489825" calcext:value-type="float">
            <text:p>0,0028489825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7757132" calcext:value-type="float">
            <text:p>0,007757132</text:p>
          </table:table-cell>
          <table:table-cell office:value-type="float" office:value="0.002340035" calcext:value-type="float">
            <text:p>0,002340035</text:p>
          </table:table-cell>
          <table:table-cell office:value-type="float" office:value="0.002120501" calcext:value-type="float">
            <text:p>0,002120501</text:p>
          </table:table-cell>
          <table:table-cell office:value-type="float" office:value="0.002006546" calcext:value-type="float">
            <text:p>0,002006546</text:p>
          </table:table-cell>
          <table:table-cell office:value-type="float" office:value="0.002548878" calcext:value-type="float">
            <text:p>0,002548878</text:p>
          </table:table-cell>
          <table:table-cell table:style-name="ce1" office:value-type="float" office:value="0.001828004" calcext:value-type="float">
            <text:p>1,83E-003</text:p>
          </table:table-cell>
          <table:table-cell table:style-name="ce1" office:value-type="float" office:value="0.001871012" calcext:value-type="float">
            <text:p>1,87E-003</text:p>
          </table:table-cell>
          <table:table-cell office:value-type="float" office:value="0.004612035" calcext:value-type="float">
            <text:p>0,004612035</text:p>
          </table:table-cell>
          <table:table-cell table:style-name="ce1" office:value-type="float" office:value="0.003383121" calcext:value-type="float">
            <text:p>3,38E-003</text:p>
          </table:table-cell>
          <table:table-cell table:style-name="ce1" office:value-type="float" office:value="0.003154059" calcext:value-type="float">
            <text:p>3,15E-003</text:p>
          </table:table-cell>
          <table:table-cell/>
          <table:table-cell table:formula="of:=TRIMMEAN([.B16:.K16];0.2)" office:value-type="float" office:value="0.002754523375" calcext:value-type="float">
            <text:p>0,0027545234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2346362" calcext:value-type="float">
            <text:p>0,002346362</text:p>
          </table:table-cell>
          <table:table-cell office:value-type="float" office:value="0.001627525" calcext:value-type="float">
            <text:p>0,001627525</text:p>
          </table:table-cell>
          <table:table-cell office:value-type="float" office:value="0.001318053" calcext:value-type="float">
            <text:p>0,001318053</text:p>
          </table:table-cell>
          <table:table-cell office:value-type="float" office:value="0.001488571" calcext:value-type="float">
            <text:p>0,001488571</text:p>
          </table:table-cell>
          <table:table-cell office:value-type="float" office:value="0.001771542" calcext:value-type="float">
            <text:p>0,001771542</text:p>
          </table:table-cell>
          <table:table-cell office:value-type="float" office:value="0.001036145" calcext:value-type="float">
            <text:p>0,001036145</text:p>
          </table:table-cell>
          <table:table-cell office:value-type="float" office:value="0.001073984" calcext:value-type="float">
            <text:p>0,001073984</text:p>
          </table:table-cell>
          <table:table-cell office:value-type="float" office:value="0.001233528" calcext:value-type="float">
            <text:p>0,001233528</text:p>
          </table:table-cell>
          <table:table-cell office:value-type="float" office:value="0.002094271" calcext:value-type="float">
            <text:p>0,002094271</text:p>
          </table:table-cell>
          <table:table-cell office:value-type="float" office:value="0.002011688" calcext:value-type="float">
            <text:p>0,002011688</text:p>
          </table:table-cell>
          <table:table-cell/>
          <table:table-cell table:formula="of:=TRIMMEAN([.B17:.K17];0.2)" office:value-type="float" office:value="0.00157739525" calcext:value-type="float">
            <text:p>0,0015773953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1006668" calcext:value-type="float">
            <text:p>0,001006668</text:p>
          </table:table-cell>
          <table:table-cell table:style-name="ce1" office:value-type="float" office:value="0.000611852" calcext:value-type="float">
            <text:p>6,12E-004</text:p>
          </table:table-cell>
          <table:table-cell table:style-name="ce1" office:value-type="float" office:value="0.000604911" calcext:value-type="float">
            <text:p>6,05E-004</text:p>
          </table:table-cell>
          <table:table-cell table:style-name="ce1" office:value-type="float" office:value="0.000761623" calcext:value-type="float">
            <text:p>7,62E-004</text:p>
          </table:table-cell>
          <table:table-cell table:style-name="ce1" office:value-type="float" office:value="0.000811172" calcext:value-type="float">
            <text:p>8,11E-004</text:p>
          </table:table-cell>
          <table:table-cell table:style-name="ce1" office:value-type="float" office:value="0.000419556" calcext:value-type="float">
            <text:p>4,20E-004</text:p>
          </table:table-cell>
          <table:table-cell table:style-name="ce1" office:value-type="float" office:value="0.000441978" calcext:value-type="float">
            <text:p>4,42E-004</text:p>
          </table:table-cell>
          <table:table-cell table:style-name="ce1" office:value-type="float" office:value="0.000539716" calcext:value-type="float">
            <text:p>5,40E-004</text:p>
          </table:table-cell>
          <table:table-cell table:style-name="ce1" office:value-type="float" office:value="0.000751388" calcext:value-type="float">
            <text:p>7,51E-004</text:p>
          </table:table-cell>
          <table:table-cell table:style-name="ce1" office:value-type="float" office:value="0.000964458" calcext:value-type="float">
            <text:p>9,64E-004</text:p>
          </table:table-cell>
          <table:table-cell/>
          <table:table-cell table:formula="of:=TRIMMEAN([.B18:.K18];0.2)" office:value-type="float" office:value="0.00068588725" calcext:value-type="float">
            <text:p>0,0006858873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office:value-type="float" office:value="0.008997552" calcext:value-type="float">
            <text:p>0,008997552</text:p>
          </table:table-cell>
          <table:table-cell office:value-type="float" office:value="0.002364808" calcext:value-type="float">
            <text:p>0,002364808</text:p>
          </table:table-cell>
          <table:table-cell office:value-type="float" office:value="0.002865589" calcext:value-type="float">
            <text:p>0,002865589</text:p>
          </table:table-cell>
          <table:table-cell office:value-type="float" office:value="0.002834435" calcext:value-type="float">
            <text:p>0,002834435</text:p>
          </table:table-cell>
          <table:table-cell office:value-type="float" office:value="0.0029282" calcext:value-type="float">
            <text:p>0,0029282</text:p>
          </table:table-cell>
          <table:table-cell office:value-type="float" office:value="0.001704691" calcext:value-type="float">
            <text:p>0,001704691</text:p>
          </table:table-cell>
          <table:table-cell office:value-type="float" office:value="0.002547355" calcext:value-type="float">
            <text:p>0,002547355</text:p>
          </table:table-cell>
          <table:table-cell office:value-type="float" office:value="0.002179271" calcext:value-type="float">
            <text:p>0,002179271</text:p>
          </table:table-cell>
          <table:table-cell office:value-type="float" office:value="0.002035508" calcext:value-type="float">
            <text:p>0,002035508</text:p>
          </table:table-cell>
          <table:table-cell office:value-type="float" office:value="0.002783458" calcext:value-type="float">
            <text:p>0,002783458</text:p>
          </table:table-cell>
          <table:table-cell/>
          <table:table-cell table:formula="of:=TRIMMEAN([.B19:.K19];0.2)" office:value-type="float" office:value="0.002567328" calcext:value-type="float">
            <text:p>0,002567328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office:value-type="float" office:value="0.002994821" calcext:value-type="float">
            <text:p>0,002994821</text:p>
          </table:table-cell>
          <table:table-cell office:value-type="float" office:value="0.030068859" calcext:value-type="float">
            <text:p>0,030068859</text:p>
          </table:table-cell>
          <table:table-cell office:value-type="float" office:value="0.002954444" calcext:value-type="float">
            <text:p>0,002954444</text:p>
          </table:table-cell>
          <table:table-cell office:value-type="float" office:value="0.002763118" calcext:value-type="float">
            <text:p>0,002763118</text:p>
          </table:table-cell>
          <table:table-cell office:value-type="float" office:value="0.002622177" calcext:value-type="float">
            <text:p>0,002622177</text:p>
          </table:table-cell>
          <table:table-cell office:value-type="float" office:value="0.002821307" calcext:value-type="float">
            <text:p>0,002821307</text:p>
          </table:table-cell>
          <table:table-cell office:value-type="float" office:value="0.002702047" calcext:value-type="float">
            <text:p>0,002702047</text:p>
          </table:table-cell>
          <table:table-cell office:value-type="float" office:value="0.002677797" calcext:value-type="float">
            <text:p>0,002677797</text:p>
          </table:table-cell>
          <table:table-cell office:value-type="float" office:value="0.002894074" calcext:value-type="float">
            <text:p>0,002894074</text:p>
          </table:table-cell>
          <table:table-cell office:value-type="float" office:value="0.003146408" calcext:value-type="float">
            <text:p>0,003146408</text:p>
          </table:table-cell>
          <table:table-cell/>
          <table:table-cell table:formula="of:=TRIMMEAN([.B20:.K20];0.2)" office:value-type="float" office:value="0.002869252" calcext:value-type="float">
            <text:p>0,002869252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office:value-type="float" office:value="0.017908596" calcext:value-type="float">
            <text:p>0,017908596</text:p>
          </table:table-cell>
          <table:table-cell office:value-type="float" office:value="0.002528468" calcext:value-type="float">
            <text:p>0,002528468</text:p>
          </table:table-cell>
          <table:table-cell office:value-type="float" office:value="0.002674697" calcext:value-type="float">
            <text:p>0,002674697</text:p>
          </table:table-cell>
          <table:table-cell office:value-type="float" office:value="0.002823746" calcext:value-type="float">
            <text:p>0,002823746</text:p>
          </table:table-cell>
          <table:table-cell office:value-type="float" office:value="0.002522472" calcext:value-type="float">
            <text:p>0,002522472</text:p>
          </table:table-cell>
          <table:table-cell office:value-type="float" office:value="0.001662475" calcext:value-type="float">
            <text:p>0,001662475</text:p>
          </table:table-cell>
          <table:table-cell office:value-type="float" office:value="0.002456153" calcext:value-type="float">
            <text:p>0,002456153</text:p>
          </table:table-cell>
          <table:table-cell office:value-type="float" office:value="0.002204908" calcext:value-type="float">
            <text:p>0,002204908</text:p>
          </table:table-cell>
          <table:table-cell office:value-type="float" office:value="0.002101851" calcext:value-type="float">
            <text:p>0,002101851</text:p>
          </table:table-cell>
          <table:table-cell office:value-type="float" office:value="0.002819064" calcext:value-type="float">
            <text:p>0,002819064</text:p>
          </table:table-cell>
          <table:table-cell/>
          <table:table-cell table:formula="of:=TRIMMEAN([.B21:.K21];0.2)" office:value-type="float" office:value="0.002516419875" calcext:value-type="float">
            <text:p>0,0025164199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office:value-type="float" office:value="0.018064603" calcext:value-type="float">
            <text:p>0,018064603</text:p>
          </table:table-cell>
          <table:table-cell office:value-type="float" office:value="0.001828093" calcext:value-type="float">
            <text:p>0,001828093</text:p>
          </table:table-cell>
          <table:table-cell office:value-type="float" office:value="0.001982711" calcext:value-type="float">
            <text:p>0,001982711</text:p>
          </table:table-cell>
          <table:table-cell office:value-type="float" office:value="0.001939706" calcext:value-type="float">
            <text:p>0,001939706</text:p>
          </table:table-cell>
          <table:table-cell office:value-type="float" office:value="0.002036073" calcext:value-type="float">
            <text:p>0,002036073</text:p>
          </table:table-cell>
          <table:table-cell office:value-type="float" office:value="0.001592282" calcext:value-type="float">
            <text:p>0,001592282</text:p>
          </table:table-cell>
          <table:table-cell office:value-type="float" office:value="0.001527992" calcext:value-type="float">
            <text:p>0,001527992</text:p>
          </table:table-cell>
          <table:table-cell office:value-type="float" office:value="0.002133008" calcext:value-type="float">
            <text:p>0,002133008</text:p>
          </table:table-cell>
          <table:table-cell office:value-type="float" office:value="0.002464899" calcext:value-type="float">
            <text:p>0,002464899</text:p>
          </table:table-cell>
          <table:table-cell office:value-type="float" office:value="0.002305331" calcext:value-type="float">
            <text:p>0,002305331</text:p>
          </table:table-cell>
          <table:table-cell/>
          <table:table-cell table:formula="of:=TRIMMEAN([.B22:.K22];0.2)" office:value-type="float" office:value="0.002035262875" calcext:value-type="float">
            <text:p>0,0020352629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office:value-type="float" office:value="0.022951864" calcext:value-type="float">
            <text:p>0,022951864</text:p>
          </table:table-cell>
          <table:table-cell office:value-type="float" office:value="0.00253095" calcext:value-type="float">
            <text:p>0,00253095</text:p>
          </table:table-cell>
          <table:table-cell office:value-type="float" office:value="0.002735096" calcext:value-type="float">
            <text:p>0,002735096</text:p>
          </table:table-cell>
          <table:table-cell office:value-type="float" office:value="0.002980571" calcext:value-type="float">
            <text:p>0,002980571</text:p>
          </table:table-cell>
          <table:table-cell office:value-type="float" office:value="0.00295797" calcext:value-type="float">
            <text:p>0,00295797</text:p>
          </table:table-cell>
          <table:table-cell office:value-type="float" office:value="0.00279714" calcext:value-type="float">
            <text:p>0,00279714</text:p>
          </table:table-cell>
          <table:table-cell office:value-type="float" office:value="0.002524736" calcext:value-type="float">
            <text:p>0,002524736</text:p>
          </table:table-cell>
          <table:table-cell office:value-type="float" office:value="0.002724994" calcext:value-type="float">
            <text:p>0,002724994</text:p>
          </table:table-cell>
          <table:table-cell office:value-type="float" office:value="0.002858831" calcext:value-type="float">
            <text:p>0,002858831</text:p>
          </table:table-cell>
          <table:table-cell office:value-type="float" office:value="0.002801558" calcext:value-type="float">
            <text:p>0,002801558</text:p>
          </table:table-cell>
          <table:table-cell/>
          <table:table-cell table:formula="of:=TRIMMEAN([.B23:.K23];0.2)" office:value-type="float" office:value="0.00279838875" calcext:value-type="float">
            <text:p>0,0027983888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01361656" calcext:value-type="float">
            <text:p>0,001361656</text:p>
          </table:table-cell>
          <table:table-cell office:value-type="float" office:value="0.002786713" calcext:value-type="float">
            <text:p>0,002786713</text:p>
          </table:table-cell>
          <table:table-cell office:value-type="float" office:value="0.001417051" calcext:value-type="float">
            <text:p>0,001417051</text:p>
          </table:table-cell>
          <table:table-cell office:value-type="float" office:value="0.003104839" calcext:value-type="float">
            <text:p>0,003104839</text:p>
          </table:table-cell>
          <table:table-cell office:value-type="float" office:value="0.001253382" calcext:value-type="float">
            <text:p>0,001253382</text:p>
          </table:table-cell>
          <table:table-cell table:style-name="ce1" office:value-type="float" office:value="0.000806854" calcext:value-type="float">
            <text:p>8,07E-004</text:p>
          </table:table-cell>
          <table:table-cell table:style-name="ce1" office:value-type="float" office:value="0.000715035" calcext:value-type="float">
            <text:p>7,15E-004</text:p>
          </table:table-cell>
          <table:table-cell table:style-name="ce1" office:value-type="float" office:value="0.000859353" calcext:value-type="float">
            <text:p>8,59E-004</text:p>
          </table:table-cell>
          <table:table-cell office:value-type="float" office:value="0.001052311" calcext:value-type="float">
            <text:p>0,001052311</text:p>
          </table:table-cell>
          <table:table-cell table:style-name="ce1" office:value-type="float" office:value="0.000815975" calcext:value-type="float">
            <text:p>8,16E-004</text:p>
          </table:table-cell>
          <table:table-cell/>
          <table:table-cell table:formula="of:=TRIMMEAN([.B24:.K24];0.2)" office:value-type="float" office:value="0.001294161875" calcext:value-type="float">
            <text:p>0,0012941619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04778322" calcext:value-type="float">
            <text:p>0,004778322</text:p>
          </table:table-cell>
          <table:table-cell office:value-type="float" office:value="0.001882375" calcext:value-type="float">
            <text:p>0,001882375</text:p>
          </table:table-cell>
          <table:table-cell office:value-type="float" office:value="0.001856224" calcext:value-type="float">
            <text:p>0,001856224</text:p>
          </table:table-cell>
          <table:table-cell office:value-type="float" office:value="0.001871095" calcext:value-type="float">
            <text:p>0,001871095</text:p>
          </table:table-cell>
          <table:table-cell office:value-type="float" office:value="0.002218949" calcext:value-type="float">
            <text:p>0,002218949</text:p>
          </table:table-cell>
          <table:table-cell office:value-type="float" office:value="0.001560158" calcext:value-type="float">
            <text:p>0,001560158</text:p>
          </table:table-cell>
          <table:table-cell office:value-type="float" office:value="0.001596653" calcext:value-type="float">
            <text:p>0,001596653</text:p>
          </table:table-cell>
          <table:table-cell office:value-type="float" office:value="0.001966203" calcext:value-type="float">
            <text:p>0,001966203</text:p>
          </table:table-cell>
          <table:table-cell office:value-type="float" office:value="0.002623529" calcext:value-type="float">
            <text:p>0,002623529</text:p>
          </table:table-cell>
          <table:table-cell office:value-type="float" office:value="0.002308494" calcext:value-type="float">
            <text:p>0,002308494</text:p>
          </table:table-cell>
          <table:table-cell/>
          <table:table-cell table:formula="of:=TRIMMEAN([.B25:.K25];0.2)" office:value-type="float" office:value="0.00204044025" calcext:value-type="float">
            <text:p>0,0020404403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6168801" calcext:value-type="float">
            <text:p>0,006168801</text:p>
          </table:table-cell>
          <table:table-cell office:value-type="float" office:value="0.0020928" calcext:value-type="float">
            <text:p>0,0020928</text:p>
          </table:table-cell>
          <table:table-cell office:value-type="float" office:value="0.002046178" calcext:value-type="float">
            <text:p>0,002046178</text:p>
          </table:table-cell>
          <table:table-cell office:value-type="float" office:value="0.005920562" calcext:value-type="float">
            <text:p>0,005920562</text:p>
          </table:table-cell>
          <table:table-cell office:value-type="float" office:value="0.002639662" calcext:value-type="float">
            <text:p>0,002639662</text:p>
          </table:table-cell>
          <table:table-cell office:value-type="float" office:value="0.002249264" calcext:value-type="float">
            <text:p>0,002249264</text:p>
          </table:table-cell>
          <table:table-cell office:value-type="float" office:value="0.002099471" calcext:value-type="float">
            <text:p>0,002099471</text:p>
          </table:table-cell>
          <table:table-cell office:value-type="float" office:value="0.002063585" calcext:value-type="float">
            <text:p>0,002063585</text:p>
          </table:table-cell>
          <table:table-cell office:value-type="float" office:value="0.002400006" calcext:value-type="float">
            <text:p>0,002400006</text:p>
          </table:table-cell>
          <table:table-cell office:value-type="float" office:value="0.00231672" calcext:value-type="float">
            <text:p>0,00231672</text:p>
          </table:table-cell>
          <table:table-cell/>
          <table:table-cell table:formula="of:=TRIMMEAN([.B26:.K26];0.2)" office:value-type="float" office:value="0.00272275875" calcext:value-type="float">
            <text:p>0,0027227588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35052061" calcext:value-type="float">
            <text:p>0,035052061</text:p>
          </table:table-cell>
          <table:table-cell table:style-name="ce1" office:value-type="float" office:value="0.00088378" calcext:value-type="float">
            <text:p>8,84E-004</text:p>
          </table:table-cell>
          <table:table-cell table:style-name="ce1" office:value-type="float" office:value="0.000812604" calcext:value-type="float">
            <text:p>8,13E-004</text:p>
          </table:table-cell>
          <table:table-cell office:value-type="float" office:value="0.003769909" calcext:value-type="float">
            <text:p>0,003769909</text:p>
          </table:table-cell>
          <table:table-cell table:style-name="ce1" office:value-type="float" office:value="0.000806305" calcext:value-type="float">
            <text:p>8,06E-004</text:p>
          </table:table-cell>
          <table:table-cell table:style-name="ce1" office:value-type="float" office:value="0.000865566" calcext:value-type="float">
            <text:p>8,66E-004</text:p>
          </table:table-cell>
          <table:table-cell table:style-name="ce1" office:value-type="float" office:value="0.000573773" calcext:value-type="float">
            <text:p>5,74E-004</text:p>
          </table:table-cell>
          <table:table-cell table:style-name="ce1" office:value-type="float" office:value="0.00071447" calcext:value-type="float">
            <text:p>7,14E-004</text:p>
          </table:table-cell>
          <table:table-cell table:style-name="ce1" office:value-type="float" office:value="0.000913498" calcext:value-type="float">
            <text:p>9,13E-004</text:p>
          </table:table-cell>
          <table:table-cell table:style-name="ce1" office:value-type="float" office:value="0.000884024" calcext:value-type="float">
            <text:p>8,84E-004</text:p>
          </table:table-cell>
          <table:table-cell/>
          <table:table-cell table:formula="of:=TRIMMEAN([.B27:.K27];0.2)" office:value-type="float" office:value="0.0012062695" calcext:value-type="float">
            <text:p>0,0012062695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03270957" calcext:value-type="float">
            <text:p>0,003270957</text:p>
          </table:table-cell>
          <table:table-cell office:value-type="float" office:value="0.002319072" calcext:value-type="float">
            <text:p>0,002319072</text:p>
          </table:table-cell>
          <table:table-cell office:value-type="float" office:value="0.002327583" calcext:value-type="float">
            <text:p>0,002327583</text:p>
          </table:table-cell>
          <table:table-cell office:value-type="float" office:value="0.003239668" calcext:value-type="float">
            <text:p>0,003239668</text:p>
          </table:table-cell>
          <table:table-cell office:value-type="float" office:value="0.002173525" calcext:value-type="float">
            <text:p>0,002173525</text:p>
          </table:table-cell>
          <table:table-cell office:value-type="float" office:value="0.002176214" calcext:value-type="float">
            <text:p>0,002176214</text:p>
          </table:table-cell>
          <table:table-cell office:value-type="float" office:value="0.00223944" calcext:value-type="float">
            <text:p>0,00223944</text:p>
          </table:table-cell>
          <table:table-cell office:value-type="float" office:value="0.002374211" calcext:value-type="float">
            <text:p>0,002374211</text:p>
          </table:table-cell>
          <table:table-cell office:value-type="float" office:value="0.002435063" calcext:value-type="float">
            <text:p>0,002435063</text:p>
          </table:table-cell>
          <table:table-cell office:value-type="float" office:value="0.00240953" calcext:value-type="float">
            <text:p>0,00240953</text:p>
          </table:table-cell>
          <table:table-cell/>
          <table:table-cell table:formula="of:=TRIMMEAN([.B28:.K28];0.2)" office:value-type="float" office:value="0.002440097625" calcext:value-type="float">
            <text:p>0,0024400976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43675153" calcext:value-type="float">
            <text:p>0,043675153</text:p>
          </table:table-cell>
          <table:table-cell office:value-type="float" office:value="0.00218038" calcext:value-type="float">
            <text:p>0,00218038</text:p>
          </table:table-cell>
          <table:table-cell office:value-type="float" office:value="0.00184771" calcext:value-type="float">
            <text:p>0,00184771</text:p>
          </table:table-cell>
          <table:table-cell office:value-type="float" office:value="0.00358074" calcext:value-type="float">
            <text:p>0,00358074</text:p>
          </table:table-cell>
          <table:table-cell office:value-type="float" office:value="0.002024492" calcext:value-type="float">
            <text:p>0,002024492</text:p>
          </table:table-cell>
          <table:table-cell office:value-type="float" office:value="0.002042271" calcext:value-type="float">
            <text:p>0,002042271</text:p>
          </table:table-cell>
          <table:table-cell office:value-type="float" office:value="0.001758087" calcext:value-type="float">
            <text:p>0,001758087</text:p>
          </table:table-cell>
          <table:table-cell office:value-type="float" office:value="0.001964924" calcext:value-type="float">
            <text:p>0,001964924</text:p>
          </table:table-cell>
          <table:table-cell office:value-type="float" office:value="0.00218581" calcext:value-type="float">
            <text:p>0,00218581</text:p>
          </table:table-cell>
          <table:table-cell office:value-type="float" office:value="0.002207053" calcext:value-type="float">
            <text:p>0,002207053</text:p>
          </table:table-cell>
          <table:table-cell/>
          <table:table-cell table:formula="of:=TRIMMEAN([.B29:.K29];0.2)" office:value-type="float" office:value="0.0022541725" calcext:value-type="float">
            <text:p>0,0022541725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18540161" calcext:value-type="float">
            <text:p>0,018540161</text:p>
          </table:table-cell>
          <table:table-cell office:value-type="float" office:value="0.002514944" calcext:value-type="float">
            <text:p>0,002514944</text:p>
          </table:table-cell>
          <table:table-cell office:value-type="float" office:value="0.002225948" calcext:value-type="float">
            <text:p>0,002225948</text:p>
          </table:table-cell>
          <table:table-cell office:value-type="float" office:value="0.003641789" calcext:value-type="float">
            <text:p>0,003641789</text:p>
          </table:table-cell>
          <table:table-cell office:value-type="float" office:value="0.00260177" calcext:value-type="float">
            <text:p>0,00260177</text:p>
          </table:table-cell>
          <table:table-cell office:value-type="float" office:value="0.002394114" calcext:value-type="float">
            <text:p>0,002394114</text:p>
          </table:table-cell>
          <table:table-cell office:value-type="float" office:value="0.002226973" calcext:value-type="float">
            <text:p>0,002226973</text:p>
          </table:table-cell>
          <table:table-cell office:value-type="float" office:value="0.002444107" calcext:value-type="float">
            <text:p>0,002444107</text:p>
          </table:table-cell>
          <table:table-cell office:value-type="float" office:value="0.00263425" calcext:value-type="float">
            <text:p>0,00263425</text:p>
          </table:table-cell>
          <table:table-cell office:value-type="float" office:value="0.002644421" calcext:value-type="float">
            <text:p>0,002644421</text:p>
          </table:table-cell>
          <table:table-cell/>
          <table:table-cell table:formula="of:=TRIMMEAN([.B30:.K30];0.2)" office:value-type="float" office:value="0.002637796" calcext:value-type="float">
            <text:p>0,00263779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Tempo agregação</text:p>
          </table:table-cell>
          <table:table-cell table:formula="of:=SUM([.M2:.M7])" office:value-type="float" office:value="569.058118325125" calcext:value-type="float">
            <text:p>569,058118325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empo busca</text:p>
          </table:table-cell>
          <table:table-cell table:formula="of:=SUM([.M9:.M30])" office:value-type="float" office:value="0.057884604625" calcext:value-type="float">
            <text:p>0,0578846046</text:p>
          </table:table-cell>
        </table:table-row>
      </table:table>
      <table:table table:name="Gráficos" table:style-name="ta1">
        <table:shapes>
          <draw:frame draw:z-index="0" draw:style-name="gr1" draw:text-style-name="P1" svg:width="159.99mm" svg:height="89.99mm" svg:x="5.75mm" svg:y="35.79mm">
            <draw:object draw:notify-on-update-of-ranges="Gráficos.B1:Gráficos.B1 Gráficos.B2:Gráficos.B2 Gráficos.C1:Gráficos.C1 Gráficos.C2:Gráficos.C2 Gráficos.D1:Gráficos.D1 Gráficos.D2:Gráficos.D2 Gráficos.E1:Gráficos.E1 Gráficos.E2:Gráficos.E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1.34mm" svg:y="35.27mm">
            <draw:object draw:notify-on-update-of-ranges="Gráficos.B1:Gráficos.B1 Gráficos.B3:Gráficos.B3 Gráficos.C1:Gráficos.C1 Gráficos.C3:Gráficos.C3 Gráficos.D1:Gráficos.D1 Gráficos.D3:Gráficos.D3 Gráficos.E1:Gráficos.E1 Gráficos.E3:Gráficos.E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Agregação</text:p>
          </table:table-cell>
          <table:table-cell table:formula="of:=[1CM.M32]" office:value-type="float" office:value="120.739616349375" calcext:value-type="float">
            <text:p>120,7396163494</text:p>
          </table:table-cell>
          <table:table-cell table:formula="of:=[2CM.M32]" office:value-type="float" office:value="193.012110287" calcext:value-type="float">
            <text:p>193,012110287</text:p>
          </table:table-cell>
          <table:table-cell table:formula="of:=[4CM.M32]" office:value-type="float" office:value="300.35250171825" calcext:value-type="float">
            <text:p>300,3525017183</text:p>
          </table:table-cell>
          <table:table-cell table:formula="of:=[6CM.M32]" office:value-type="float" office:value="569.058118325125" calcext:value-type="float">
            <text:p>569,0581183251</text:p>
          </table:table-cell>
        </table:table-row>
        <table:table-row table:style-name="ro1">
          <table:table-cell office:value-type="string" calcext:value-type="string">
            <text:p>Busca</text:p>
          </table:table-cell>
          <table:table-cell table:formula="of:=[1CM.M33]" office:value-type="float" office:value="0.084373256" calcext:value-type="float">
            <text:p>0,084373256</text:p>
          </table:table-cell>
          <table:table-cell table:formula="of:=[2CM.M33]" office:value-type="float" office:value="0.0398881315" calcext:value-type="float">
            <text:p>0,0398881315</text:p>
          </table:table-cell>
          <table:table-cell table:formula="of:=[4CM.M33]" office:value-type="float" office:value="0.0463299655" calcext:value-type="float">
            <text:p>0,0463299655</text:p>
          </table:table-cell>
          <table:table-cell table:formula="of:=[6CM.M33]" office:value-type="float" office:value="0.057884604625" calcext:value-type="float">
            <text:p>0,05788460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16:23:38.0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4:38:53.457000000</meta:creation-date>
    <dc:date>2017-03-12T16:35:27.456000000</dc:date>
    <meta:editing-duration>PT24M31S</meta:editing-duration>
    <meta:editing-cycles>3</meta:editing-cycles>
    <meta:generator>LibreOffice/4.4.7.2$Windows_x86 LibreOffice_project/f3153a8b245191196a4b6b9abd1d0da16eead600</meta:generator>
    <meta:document-statistic meta:table-count="5" meta:cell-count="13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21cm" svg:y="0.316cm" chart:style-name="ch2">
          <text:p>Select</text:p>
        </chart:title>
        <chart:subtitle svg:x="7.004cm" svg:y="1.275cm" chart:style-name="ch3">
          <text:p>Agregação</text:p>
        </chart:subtitle>
        <chart:legend chart:legend-position="end" svg:x="14.531cm" svg:y="3.454cm" style:legend-expansion="high" chart:style-name="ch4"/>
        <chart:plot-area chart:style-name="ch5" table:cell-range-address="Gráficos.B1:Gráficos.E2" chart:data-source-has-labels="row" svg:x="0.32cm" svg:y="2.138cm" svg:width="13.891cm" svg:height="6.682cm">
          <chartooo:coordinate-region svg:x="1.127cm" svg:y="2.337cm" svg:width="13.084cm" svg:height="6.28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Gráficos.B2:Gráficos.B2" chart:label-cell-address="Gráficos.B1:Gráficos.B1" chart:class="chart:bar">
            <chart:data-point/>
          </chart:series>
          <chart:series chart:style-name="ch10" chart:values-cell-range-address="Gráficos.C2:Gráficos.C2" chart:label-cell-address="Gráficos.C1:Gráficos.C1" chart:class="chart:bar">
            <chart:data-point/>
          </chart:series>
          <chart:series chart:style-name="ch11" chart:values-cell-range-address="Gráficos.D2:Gráficos.D2" chart:label-cell-address="Gráficos.D1:Gráficos.D1" chart:class="chart:bar">
            <chart:data-point/>
          </chart:series>
          <chart:series chart:style-name="ch12" chart:values-cell-range-address="Gráficos.E2:Gráficos.E2" chart:label-cell-address="Gráficos.E1:Gráficos.E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Gráficos.B1:Gráficos.B1</svg:desc>
                </draw:g>
              </table:table-cell>
              <table:table-cell office:value-type="string">
                <text:p>2CM</text:p>
                <draw:g>
                  <svg:desc>Gráficos.C1:Gráficos.C1</svg:desc>
                </draw:g>
              </table:table-cell>
              <table:table-cell office:value-type="string">
                <text:p>4CM</text:p>
                <draw:g>
                  <svg:desc>Gráficos.D1:Gráficos.D1</svg:desc>
                </draw:g>
              </table:table-cell>
              <table:table-cell office:value-type="string">
                <text:p>6CM</text:p>
                <draw:g>
                  <svg:desc>Gráficos.E1:Gráficos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0.739616349375">
                <text:p>120.739616349375</text:p>
                <draw:g>
                  <svg:desc>Gráficos.B2:Gráficos.B2</svg:desc>
                </draw:g>
              </table:table-cell>
              <table:table-cell office:value-type="float" office:value="193.012110287">
                <text:p>193.012110287</text:p>
                <draw:g>
                  <svg:desc>Gráficos.C2:Gráficos.C2</svg:desc>
                </draw:g>
              </table:table-cell>
              <table:table-cell office:value-type="float" office:value="300.35250171825">
                <text:p>300.35250171825</text:p>
                <draw:g>
                  <svg:desc>Gráficos.D2:Gráficos.D2</svg:desc>
                </draw:g>
              </table:table-cell>
              <table:table-cell office:value-type="float" office:value="569.058118325125">
                <text:p>569.058118325125</text:p>
                <draw:g>
                  <svg:desc>Gráficos.E2:Gráficos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21cm" svg:y="0.316cm" chart:style-name="ch2">
          <text:p>Select</text:p>
        </chart:title>
        <chart:subtitle svg:x="7.374cm" svg:y="1.275cm" chart:style-name="ch3">
          <text:p>Busca</text:p>
        </chart:subtitle>
        <chart:legend chart:legend-position="end" svg:x="14.531cm" svg:y="3.454cm" style:legend-expansion="high" chart:style-name="ch4"/>
        <chart:plot-area chart:style-name="ch5" table:cell-range-address="Gráficos.B1:Gráficos.E1 Gráficos.B3:Gráficos.E3" chart:data-source-has-labels="row" svg:x="0.32cm" svg:y="2.138cm" svg:width="13.891cm" svg:height="6.682cm">
          <chartooo:coordinate-region svg:x="1.232cm" svg:y="2.337cm" svg:width="12.979cm" svg:height="6.28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Gráficos.B3:Gráficos.B3" chart:label-cell-address="Gráficos.B1:Gráficos.B1" chart:class="chart:bar">
            <chart:data-point/>
          </chart:series>
          <chart:series chart:style-name="ch10" chart:values-cell-range-address="Gráficos.C3:Gráficos.C3" chart:label-cell-address="Gráficos.C1:Gráficos.C1" chart:class="chart:bar">
            <chart:data-point/>
          </chart:series>
          <chart:series chart:style-name="ch11" chart:values-cell-range-address="Gráficos.D3:Gráficos.D3" chart:label-cell-address="Gráficos.D1:Gráficos.D1" chart:class="chart:bar">
            <chart:data-point/>
          </chart:series>
          <chart:series chart:style-name="ch12" chart:values-cell-range-address="Gráficos.E3:Gráficos.E3" chart:label-cell-address="Gráficos.E1:Gráficos.E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Gráficos.B1:Gráficos.B1</svg:desc>
                </draw:g>
              </table:table-cell>
              <table:table-cell office:value-type="string">
                <text:p>2CM</text:p>
                <draw:g>
                  <svg:desc>Gráficos.C1:Gráficos.C1</svg:desc>
                </draw:g>
              </table:table-cell>
              <table:table-cell office:value-type="string">
                <text:p>4CM</text:p>
                <draw:g>
                  <svg:desc>Gráficos.D1:Gráficos.D1</svg:desc>
                </draw:g>
              </table:table-cell>
              <table:table-cell office:value-type="string">
                <text:p>6CM</text:p>
                <draw:g>
                  <svg:desc>Gráficos.E1:Gráficos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84373256">
                <text:p>0.084373256</text:p>
                <draw:g>
                  <svg:desc>Gráficos.B3:Gráficos.B3</svg:desc>
                </draw:g>
              </table:table-cell>
              <table:table-cell office:value-type="float" office:value="0.0398881315">
                <text:p>0.0398881315</text:p>
                <draw:g>
                  <svg:desc>Gráficos.C3:Gráficos.C3</svg:desc>
                </draw:g>
              </table:table-cell>
              <table:table-cell office:value-type="float" office:value="0.0463299655">
                <text:p>0.0463299655</text:p>
                <draw:g>
                  <svg:desc>Gráficos.D3:Gráficos.D3</svg:desc>
                </draw:g>
              </table:table-cell>
              <table:table-cell office:value-type="float" office:value="0.057884604625">
                <text:p>0.057884604625</text:p>
                <draw:g>
                  <svg:desc>Gráficos.E3:Gráficos.E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